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ection" style:master-page-name="MP0" style:family="paragraph">
      <style:paragraph-properties fo:break-before="page"/>
      <style:text-properties fo:language="uk" fo:country="UA"/>
    </style:style>
    <style:style style:name="T2" style:parent-style-name="DefaultParagraphFont" style:family="text">
      <style:text-properties fo:language="uk" fo:country="UA"/>
    </style:style>
    <style:style style:name="T3" style:parent-style-name="DefaultParagraphFont" style:family="text">
      <style:text-properties fo:language="uk" fo:country="UA"/>
    </style:style>
    <style:style style:name="T4" style:parent-style-name="DefaultParagraphFont" style:family="text">
      <style:text-properties fo:language="uk" fo:country="UA"/>
    </style:style>
    <style:style style:name="T5" style:parent-style-name="DefaultParagraphFont" style:family="text">
      <style:text-properties fo:language="uk" fo:country="UA"/>
    </style:style>
    <style:style style:name="P6" style:parent-style-name="section_sub" style:family="paragraph">
      <style:text-properties fo:language="uk" fo:country="UA"/>
    </style:style>
    <style:style style:name="T7" style:parent-style-name="DefaultParagraphFont" style:family="text">
      <style:text-properties fo:language="uk" fo:country="UA"/>
    </style:style>
    <style:style style:name="T8" style:parent-style-name="DefaultParagraphFont" style:family="text">
      <style:text-properties fo:language="uk" fo:country="UA"/>
    </style:style>
    <style:style style:name="P9" style:parent-style-name="body" style:family="paragraph">
      <style:text-properties fo:language="uk" fo:country="UA"/>
    </style:style>
    <style:style style:name="P10" style:parent-style-name="body" style:family="paragraph">
      <style:text-properties fo:language="uk" fo:country="UA"/>
    </style:style>
    <style:style style:name="P11" style:parent-style-name="body" style:family="paragraph">
      <style:text-properties fo:language="uk" fo:country="UA"/>
    </style:style>
    <style:style style:name="P12" style:parent-style-name="body" style:family="paragraph">
      <style:text-properties fo:language="uk" fo:country="UA"/>
    </style:style>
    <style:style style:name="P13" style:parent-style-name="body" style:family="paragraph">
      <style:text-properties fo:language="uk" fo:country="UA"/>
    </style:style>
    <style:style style:name="P14" style:parent-style-name="body" style:family="paragraph">
      <style:text-properties fo:language="uk" fo:country="UA"/>
    </style:style>
    <style:style style:name="P15" style:parent-style-name="body" style:family="paragraph">
      <style:text-properties fo:language="uk" fo:country="UA"/>
    </style:style>
    <style:style style:name="P16" style:parent-style-name="body" style:family="paragraph"/>
    <style:style style:name="T17" style:parent-style-name="DefaultParagraphFont" style:family="text">
      <style:text-properties fo:language="uk" fo:country="UA"/>
    </style:style>
    <style:style style:name="T18" style:parent-style-name="DefaultParagraphFont" style:family="text">
      <style:text-properties fo:language="uk" fo:country="UA"/>
    </style:style>
    <style:style style:name="T19" style:parent-style-name="DefaultParagraphFont" style:family="text">
      <style:text-properties fo:language="uk" fo:country="UA"/>
    </style:style>
    <style:style style:name="P20" style:parent-style-name="body" style:family="paragraph">
      <style:text-properties fo:language="uk" fo:country="UA"/>
    </style:style>
    <style:style style:name="P21" style:parent-style-name="table" style:family="paragraph">
      <style:text-properties fo:language="ru" fo:country="RU"/>
    </style:style>
    <style:style style:name="TableColumn23" style:family="table-column">
      <style:table-column-properties style:column-width="5.1458in"/>
    </style:style>
    <style:style style:name="TableColumn24" style:family="table-column">
      <style:table-column-properties style:column-width="1.425in"/>
    </style:style>
    <style:style style:name="Table22" style:family="table">
      <style:table-properties style:width="6.5708in" fo:margin-left="0.075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" style:parent-style-name="body_table" style:family="paragraph">
      <style:text-properties fo:language="uk" fo:country="UA"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body_table" style:family="paragraph">
      <style:text-properties fo:language="uk" fo:country="UA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32" style:parent-style-name="DefaultParagraphFont" style:family="text">
      <style:text-properties fo:font-weight="normal" style:font-weight-asian="normal" fo:language="uk" fo:country="UA"/>
    </style:style>
    <style:style style:name="T33" style:parent-style-name="DefaultParagraphFont" style:family="text">
      <style:text-properties fo:font-weight="normal" style:font-weight-asian="normal"/>
    </style:style>
    <style:style style:name="T34" style:parent-style-name="DefaultParagraphFont" style:family="text">
      <style:text-properties fo:font-weight="normal" style:font-weight-asian="normal" fo:language="uk" fo:country="UA"/>
    </style:style>
    <style:style style:name="T35" style:parent-style-name="DefaultParagraphFont" style:family="text">
      <style:text-properties fo:font-weight="normal" style:font-weight-asian="normal"/>
    </style:style>
    <style:style style:name="TableCell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" style:parent-style-name="body_table" style:family="paragraph">
      <style:paragraph-properties fo:text-align="center"/>
      <style:text-properties fo:font-weight="normal" style:font-weight-asian="normal"/>
    </style:style>
    <style:style style:name="P38" style:parent-style-name="body_table" style:family="paragraph">
      <style:paragraph-properties fo:text-align="center"/>
    </style:style>
    <style:style style:name="T39" style:parent-style-name="DefaultParagraphFont" style:family="text">
      <style:text-properties fo:font-weight="normal" style:font-weight-asian="normal" fo:language="uk" fo:country="UA"/>
    </style:style>
    <style:style style:name="T40" style:parent-style-name="DefaultParagraphFont" style:family="text">
      <style:text-properties fo:font-weight="normal" style:font-weight-asian="normal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43" style:parent-style-name="DefaultParagraphFont" style:family="text">
      <style:text-properties fo:font-weight="normal" style:font-weight-asian="normal" fo:language="uk" fo:country="UA"/>
    </style:style>
    <style:style style:name="T44" style:parent-style-name="DefaultParagraphFont" style:family="text">
      <style:text-properties fo:font-weight="normal" style:font-weight-asian="normal"/>
    </style:style>
    <style:style style:name="T45" style:parent-style-name="DefaultParagraphFont" style:family="text">
      <style:text-properties fo:font-weight="normal" style:font-weight-asian="normal"/>
    </style:style>
    <style:style style:name="T46" style:parent-style-name="DefaultParagraphFont" style:family="text">
      <style:text-properties fo:font-weight="normal" style:font-weight-asian="normal" fo:language="uk" fo:country="UA"/>
    </style:style>
    <style:style style:name="T47" style:parent-style-name="DefaultParagraphFont" style:family="text">
      <style:text-properties fo:font-weight="normal" style:font-weight-asian="normal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body_table" style:family="paragraph">
      <style:paragraph-properties fo:text-align="center"/>
      <style:text-properties fo:font-weight="normal" style:font-weight-asian="normal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body_table" style:family="paragraph">
      <style:text-properties fo:font-weight="normal" style:font-weight-asian="normal" fo:language="uk" fo:country="UA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body_table" style:family="paragraph">
      <style:paragraph-properties fo:text-align="center"/>
      <style:text-properties fo:font-weight="normal" style:font-weight-asian="normal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body_table" style:family="paragraph">
      <style:text-properties fo:font-weight="normal" style:font-weight-asian="normal" fo:language="uk" fo:country="UA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body_table" style:family="paragraph">
      <style:paragraph-properties fo:text-align="center"/>
      <style:text-properties fo:font-weight="normal" style:font-weight-asian="normal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body_table" style:family="paragraph">
      <style:text-properties fo:font-weight="normal" style:font-weight-asian="normal" fo:language="uk" fo:country="UA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body_table" style:family="paragraph">
      <style:paragraph-properties fo:text-align="center"/>
      <style:text-properties fo:font-weight="normal" style:font-weight-asian="normal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67" style:parent-style-name="DefaultParagraphFont" style:family="text">
      <style:text-properties fo:font-weight="normal" style:font-weight-asian="normal" fo:language="uk" fo:country="UA"/>
    </style:style>
    <style:style style:name="T68" style:parent-style-name="DefaultParagraphFont" style:family="text">
      <style:text-properties fo:font-weight="normal" style:font-weight-asian="normal"/>
    </style:style>
    <style:style style:name="T69" style:parent-style-name="DefaultParagraphFont" style:family="text">
      <style:text-properties fo:font-weight="normal" style:font-weight-asian="normal" fo:language="en" fo:country="GB"/>
    </style:style>
    <style:style style:name="T70" style:parent-style-name="DefaultParagraphFont" style:family="text">
      <style:text-properties fo:font-weight="normal" style:font-weight-asian="normal"/>
    </style:style>
    <style:style style:name="T71" style:parent-style-name="DefaultParagraphFont" style:family="text">
      <style:text-properties fo:font-weight="normal" style:font-weight-asian="normal" fo:language="en" fo:country="GB"/>
    </style:style>
    <style:style style:name="T72" style:parent-style-name="DefaultParagraphFont" style:family="text">
      <style:text-properties fo:font-weight="normal" style:font-weight-asian="normal"/>
    </style:style>
    <style:style style:name="T73" style:parent-style-name="DefaultParagraphFont" style:family="text">
      <style:text-properties fo:font-weight="normal" style:font-weight-asian="normal" fo:language="en" fo:country="GB"/>
    </style:style>
    <style:style style:name="T74" style:parent-style-name="DefaultParagraphFont" style:family="text">
      <style:text-properties fo:font-weight="normal" style:font-weight-asian="normal"/>
    </style:style>
    <style:style style:name="T75" style:parent-style-name="DefaultParagraphFont" style:family="text">
      <style:text-properties fo:font-weight="normal" style:font-weight-asian="normal" fo:language="uk" fo:country="UA"/>
    </style:style>
    <style:style style:name="T76" style:parent-style-name="DefaultParagraphFont" style:family="text">
      <style:text-properties fo:font-weight="normal" style:font-weight-asian="normal"/>
    </style:style>
    <style:style style:name="T77" style:parent-style-name="DefaultParagraphFont" style:family="text">
      <style:text-properties fo:font-weight="normal" style:font-weight-asian="normal" fo:language="uk" fo:country="UA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body_table" style:family="paragraph">
      <style:paragraph-properties fo:text-align="center"/>
      <style:text-properties fo:font-weight="normal" style:font-weight-asian="normal"/>
    </style:style>
    <style:style style:name="T80" style:parent-style-name="DefaultParagraphFont" style:family="text">
      <style:text-properties fo:font-weight="bold" style:font-weight-asian="bold" fo:language="uk" fo:country="UA"/>
    </style:style>
    <style:style style:name="T81" style:parent-style-name="DefaultParagraphFont" style:family="text">
      <style:text-properties fo:language="uk" fo:country="UA"/>
    </style:style>
    <style:style style:name="T82" style:parent-style-name="DefaultParagraphFont" style:family="text">
      <style:text-properties fo:language="uk" fo:country="UA"/>
    </style:style>
    <style:style style:name="T83" style:parent-style-name="DefaultParagraphFont" style:family="text">
      <style:text-properties fo:language="uk" fo:country="UA"/>
    </style:style>
    <style:style style:name="T84" style:parent-style-name="DefaultParagraphFont" style:family="text">
      <style:text-properties fo:language="uk" fo:country="UA"/>
    </style:style>
    <style:style style:name="T85" style:parent-style-name="DefaultParagraphFont" style:family="text">
      <style:text-properties fo:language="uk" fo:country="UA"/>
    </style:style>
    <style:style style:name="T86" style:parent-style-name="DefaultParagraphFont" style:family="text">
      <style:text-properties fo:language="uk" fo:country="UA"/>
    </style:style>
    <style:style style:name="T87" style:parent-style-name="DefaultParagraphFont" style:family="text">
      <style:text-properties fo:language="uk" fo:country="UA"/>
    </style:style>
    <style:style style:name="T88" style:parent-style-name="DefaultParagraphFont" style:family="text">
      <style:text-properties fo:language="uk" fo:country="UA"/>
    </style:style>
    <style:style style:name="T89" style:parent-style-name="DefaultParagraphFont" style:family="text">
      <style:text-properties fo:language="uk" fo:country="UA"/>
    </style:style>
    <style:style style:name="T90" style:parent-style-name="DefaultParagraphFont" style:family="text">
      <style:text-properties fo:language="uk" fo:country="UA"/>
    </style:style>
    <style:style style:name="T91" style:parent-style-name="DefaultParagraphFont" style:family="text">
      <style:text-properties fo:language="uk" fo:country="UA"/>
    </style:style>
    <style:style style:name="T92" style:parent-style-name="DefaultParagraphFont" style:family="text">
      <style:text-properties fo:language="uk" fo:country="UA"/>
    </style:style>
    <style:style style:name="T93" style:parent-style-name="DefaultParagraphFont" style:family="text">
      <style:text-properties fo:font-weight="bold" style:font-weight-asian="bold" fo:language="uk" fo:country="UA"/>
    </style:style>
    <style:style style:name="T94" style:parent-style-name="DefaultParagraphFont" style:family="text">
      <style:text-properties fo:language="uk" fo:country="UA"/>
    </style:style>
    <style:style style:name="T95" style:parent-style-name="DefaultParagraphFont" style:family="text">
      <style:text-properties fo:language="uk" fo:country="UA"/>
    </style:style>
    <style:style style:name="T96" style:parent-style-name="DefaultParagraphFont" style:family="text">
      <style:text-properties fo:language="uk" fo:country="UA"/>
    </style:style>
    <style:style style:name="P97" style:parent-style-name="Bullets" style:family="paragraph">
      <style:paragraph-properties fo:margin-left="0.6986in">
        <style:tab-stops/>
      </style:paragraph-properties>
      <style:text-properties fo:background-color="#FF0000"/>
    </style:style>
    <style:style style:name="T98" style:parent-style-name="DefaultParagraphFont" style:family="text">
      <style:text-properties fo:language="uk" fo:country="UA"/>
    </style:style>
    <style:style style:name="P99" style:parent-style-name="body" style:family="paragraph">
      <style:text-properties fo:language="uk" fo:country="UA"/>
    </style:style>
    <style:style style:name="P100" style:parent-style-name="body" style:family="paragraph"/>
    <style:style style:name="T101" style:parent-style-name="DefaultParagraphFont" style:family="text">
      <style:text-properties fo:language="uk" fo:country="UA"/>
    </style:style>
    <style:style style:name="P102" style:parent-style-name="body" style:family="paragraph"/>
    <style:style style:name="T103" style:parent-style-name="DefaultParagraphFont" style:family="text">
      <style:text-properties fo:language="uk" fo:country="UA"/>
    </style:style>
    <style:style style:name="P104" style:parent-style-name="body" style:family="paragraph"/>
    <style:style style:name="T105" style:parent-style-name="DefaultParagraphFont" style:family="text">
      <style:text-properties fo:language="uk" fo:country="UA"/>
    </style:style>
    <style:style style:name="P106" style:parent-style-name="body" style:family="paragraph"/>
    <style:style style:name="T107" style:parent-style-name="DefaultParagraphFont" style:family="text">
      <style:text-properties fo:language="uk" fo:country="UA"/>
    </style:style>
    <style:style style:name="P108" style:parent-style-name="body" style:family="paragraph"/>
    <style:style style:name="T109" style:parent-style-name="DefaultParagraphFont" style:family="text">
      <style:text-properties fo:language="uk" fo:country="UA"/>
    </style:style>
    <style:style style:name="T110" style:parent-style-name="DefaultParagraphFont" style:family="text">
      <style:text-properties fo:language="uk" fo:country="UA"/>
    </style:style>
    <style:style style:name="P111" style:parent-style-name="body" style:family="paragraph">
      <style:text-properties fo:language="uk" fo:country="UA"/>
    </style:style>
    <style:style style:name="P112" style:parent-style-name="body" style:family="paragraph">
      <style:text-properties fo:language="uk" fo:country="UA"/>
    </style:style>
    <style:style style:name="P113" style:parent-style-name="body" style:family="paragraph">
      <style:text-properties fo:language="uk" fo:country="UA"/>
    </style:style>
    <style:style style:name="P114" style:parent-style-name="section_sub" style:family="paragraph">
      <style:text-properties fo:language="uk" fo:country="UA"/>
    </style:style>
    <style:style style:name="P115" style:parent-style-name="body" style:family="paragraph">
      <style:text-properties fo:language="uk" fo:country="UA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T133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T136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T142" style:parent-style-name="DefaultParagraphFont" style:family="text">
      <style:text-properties fo:font-size="12pt" style:font-size-asian="12pt" style:font-size-complex="12pt"/>
    </style:style>
    <style:style style:name="T143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T146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47" style:parent-style-name="DefaultParagraphFont" style:family="text">
      <style:text-properties fo:font-size="12pt" style:font-size-asian="12pt" style:font-size-complex="12pt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T149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152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T154" style:parent-style-name="DefaultParagraphFont" style:family="text">
      <style:text-properties fo:font-size="12pt" style:font-size-asian="12pt" style:font-size-complex="12pt"/>
    </style:style>
    <style:style style:name="T155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56" style:parent-style-name="DefaultParagraphFont" style:family="text">
      <style:text-properties fo:font-size="12pt" style:font-size-asian="12pt" style:font-size-complex="12pt"/>
    </style:style>
    <style:style style:name="T157" style:parent-style-name="DefaultParagraphFont" style:family="text">
      <style:text-properties fo:font-size="12pt" style:font-size-asian="12pt" style:font-size-complex="12pt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T167" style:parent-style-name="DefaultParagraphFont" style:family="text">
      <style:text-properties style:font-name="Symbol" style:font-name-asian="Symbol" style:font-name-complex="Symbol" fo:font-size="12pt" style:font-size-asian="12pt" style:font-size-complex="12pt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T171" style:parent-style-name="DefaultParagraphFont" style:family="text">
      <style:text-properties fo:language="uk" fo:country="UA"/>
    </style:style>
    <style:style style:name="T172" style:parent-style-name="DefaultParagraphFont" style:family="text">
      <style:text-properties fo:font-weight="bold" style:font-weight-asian="bold" fo:language="uk" fo:country="UA"/>
    </style:style>
    <style:style style:name="T173" style:parent-style-name="DefaultParagraphFont" style:family="text">
      <style:text-properties fo:language="uk" fo:country="UA"/>
    </style:style>
    <style:style style:name="T174" style:parent-style-name="DefaultParagraphFont" style:family="text">
      <style:text-properties fo:font-weight="bold" style:font-weight-asian="bold" fo:language="uk" fo:country="UA"/>
    </style:style>
    <style:style style:name="P175" style:parent-style-name="body" style:family="paragraph">
      <style:paragraph-properties fo:margin-left="0.4916in">
        <style:tab-stops/>
      </style:paragraph-properties>
    </style:style>
    <style:style style:name="T176" style:parent-style-name="DefaultParagraphFont" style:family="text">
      <style:text-properties fo:font-weight="bold" style:font-weight-asian="bold" fo:language="en" fo:country="GB"/>
    </style:style>
    <style:style style:name="T177" style:parent-style-name="DefaultParagraphFont" style:family="text">
      <style:text-properties fo:language="en" fo:country="GB"/>
    </style:style>
    <style:style style:name="T178" style:parent-style-name="DefaultParagraphFont" style:family="text">
      <style:text-properties style:font-name="Symbol" style:font-name-asian="Symbol" style:font-name-complex="Symbol"/>
    </style:style>
    <style:style style:name="T179" style:parent-style-name="DefaultParagraphFont" style:family="text">
      <style:text-properties fo:language="en" fo:country="GB"/>
    </style:style>
    <style:style style:name="T180" style:parent-style-name="DefaultParagraphFont" style:family="text">
      <style:text-properties style:font-name="Courier New" style:font-name-complex="Courier New" fo:language="en" fo:country="GB"/>
    </style:style>
    <style:style style:name="P181" style:parent-style-name="body" style:family="paragraph">
      <style:paragraph-properties fo:margin-left="0.4916in">
        <style:tab-stops/>
      </style:paragraph-properties>
    </style:style>
    <style:style style:name="T182" style:parent-style-name="DefaultParagraphFont" style:family="text">
      <style:text-properties fo:font-weight="bold" style:font-weight-asian="bold" fo:language="en" fo:country="GB"/>
    </style:style>
    <style:style style:name="T183" style:parent-style-name="DefaultParagraphFont" style:family="text">
      <style:text-properties fo:language="en" fo:country="GB"/>
    </style:style>
    <style:style style:name="T184" style:parent-style-name="DefaultParagraphFont" style:family="text">
      <style:text-properties style:font-name="Symbol" style:font-name-asian="Symbol" style:font-name-complex="Symbol"/>
    </style:style>
    <style:style style:name="T185" style:parent-style-name="DefaultParagraphFont" style:family="text">
      <style:text-properties fo:language="en" fo:country="GB"/>
    </style:style>
    <style:style style:name="T186" style:parent-style-name="DefaultParagraphFont" style:family="text">
      <style:text-properties style:font-name="Courier New" style:font-name-complex="Courier New" fo:language="en" fo:country="GB"/>
    </style:style>
    <style:style style:name="P187" style:parent-style-name="body" style:family="paragraph">
      <style:paragraph-properties fo:margin-left="0.4916in">
        <style:tab-stops/>
      </style:paragraph-properties>
    </style:style>
    <style:style style:name="T188" style:parent-style-name="DefaultParagraphFont" style:family="text">
      <style:text-properties fo:font-weight="bold" style:font-weight-asian="bold" fo:language="en" fo:country="GB"/>
    </style:style>
    <style:style style:name="T189" style:parent-style-name="DefaultParagraphFont" style:family="text">
      <style:text-properties fo:language="en" fo:country="GB"/>
    </style:style>
    <style:style style:name="T190" style:parent-style-name="DefaultParagraphFont" style:family="text">
      <style:text-properties style:font-name="Symbol" style:font-name-asian="Symbol" style:font-name-complex="Symbol"/>
    </style:style>
    <style:style style:name="T191" style:parent-style-name="DefaultParagraphFont" style:family="text">
      <style:text-properties fo:language="en" fo:country="GB"/>
    </style:style>
    <style:style style:name="T192" style:parent-style-name="DefaultParagraphFont" style:family="text">
      <style:text-properties style:font-name="Courier New" style:font-name-complex="Courier New" fo:language="en" fo:country="GB"/>
    </style:style>
    <style:style style:name="P193" style:parent-style-name="body" style:family="paragraph">
      <style:paragraph-properties fo:margin-left="0.4916in">
        <style:tab-stops/>
      </style:paragraph-properties>
    </style:style>
    <style:style style:name="T194" style:parent-style-name="DefaultParagraphFont" style:family="text">
      <style:text-properties fo:font-weight="bold" style:font-weight-asian="bold" fo:language="en" fo:country="GB"/>
    </style:style>
    <style:style style:name="T195" style:parent-style-name="DefaultParagraphFont" style:family="text">
      <style:text-properties fo:font-weight="bold" style:font-weight-asian="bold" fo:language="en" fo:country="GB"/>
    </style:style>
    <style:style style:name="T196" style:parent-style-name="DefaultParagraphFont" style:family="text">
      <style:text-properties fo:language="en" fo:country="GB"/>
    </style:style>
    <style:style style:name="T197" style:parent-style-name="DefaultParagraphFont" style:family="text">
      <style:text-properties style:font-name="Symbol" style:font-name-asian="Symbol" style:font-name-complex="Symbol"/>
    </style:style>
    <style:style style:name="T198" style:parent-style-name="DefaultParagraphFont" style:family="text">
      <style:text-properties fo:language="en" fo:country="GB"/>
    </style:style>
    <style:style style:name="T199" style:parent-style-name="DefaultParagraphFont" style:family="text">
      <style:text-properties style:font-name="Courier New" style:font-name-complex="Courier New" fo:language="en" fo:country="GB"/>
    </style:style>
    <style:style style:name="P200" style:parent-style-name="body" style:family="paragraph">
      <style:paragraph-properties fo:margin-left="0.4916in">
        <style:tab-stops/>
      </style:paragraph-properties>
    </style:style>
    <style:style style:name="T201" style:parent-style-name="DefaultParagraphFont" style:family="text">
      <style:text-properties fo:font-weight="bold" style:font-weight-asian="bold" fo:language="en" fo:country="GB"/>
    </style:style>
    <style:style style:name="T202" style:parent-style-name="DefaultParagraphFont" style:family="text">
      <style:text-properties fo:language="en" fo:country="GB"/>
    </style:style>
    <style:style style:name="T203" style:parent-style-name="DefaultParagraphFont" style:family="text">
      <style:text-properties style:font-name="Symbol" style:font-name-asian="Symbol" style:font-name-complex="Symbol"/>
    </style:style>
    <style:style style:name="T204" style:parent-style-name="DefaultParagraphFont" style:family="text">
      <style:text-properties fo:language="en" fo:country="GB"/>
    </style:style>
    <style:style style:name="T205" style:parent-style-name="DefaultParagraphFont" style:family="text">
      <style:text-properties style:font-name="Courier New" style:font-name-complex="Courier New" fo:language="en" fo:country="GB"/>
    </style:style>
    <style:style style:name="P206" style:parent-style-name="body" style:family="paragraph">
      <style:paragraph-properties fo:margin-left="0.4916in">
        <style:tab-stops/>
      </style:paragraph-properties>
    </style:style>
    <style:style style:name="T207" style:parent-style-name="DefaultParagraphFont" style:family="text">
      <style:text-properties fo:font-weight="bold" style:font-weight-asian="bold" fo:language="en" fo:country="GB"/>
    </style:style>
    <style:style style:name="T208" style:parent-style-name="DefaultParagraphFont" style:family="text">
      <style:text-properties fo:language="en" fo:country="GB"/>
    </style:style>
    <style:style style:name="T209" style:parent-style-name="DefaultParagraphFont" style:family="text">
      <style:text-properties style:font-name="Symbol" style:font-name-asian="Symbol" style:font-name-complex="Symbol"/>
    </style:style>
    <style:style style:name="T210" style:parent-style-name="DefaultParagraphFont" style:family="text">
      <style:text-properties fo:language="en" fo:country="GB"/>
    </style:style>
    <style:style style:name="T211" style:parent-style-name="DefaultParagraphFont" style:family="text">
      <style:text-properties style:font-name="Courier New" style:font-name-complex="Courier New" fo:language="en" fo:country="GB"/>
    </style:style>
    <style:style style:name="P212" style:parent-style-name="body" style:family="paragraph">
      <style:paragraph-properties fo:margin-left="0.4916in">
        <style:tab-stops/>
      </style:paragraph-properties>
    </style:style>
    <style:style style:name="T213" style:parent-style-name="DefaultParagraphFont" style:family="text">
      <style:text-properties fo:font-weight="bold" style:font-weight-asian="bold" fo:language="en" fo:country="GB"/>
    </style:style>
    <style:style style:name="T214" style:parent-style-name="DefaultParagraphFont" style:family="text">
      <style:text-properties style:font-name="Symbol" style:font-name-asian="Symbol" style:font-name-complex="Symbol"/>
    </style:style>
    <style:style style:name="T215" style:parent-style-name="DefaultParagraphFont" style:family="text">
      <style:text-properties fo:language="en" fo:country="GB"/>
    </style:style>
    <style:style style:name="T216" style:parent-style-name="DefaultParagraphFont" style:family="text">
      <style:text-properties style:font-name="Courier New" style:font-name-complex="Courier New" fo:language="en" fo:country="GB"/>
    </style:style>
    <style:style style:name="T217" style:parent-style-name="DefaultParagraphFont" style:family="text">
      <style:text-properties fo:language="uk" fo:country="UA"/>
    </style:style>
    <style:style style:name="T218" style:parent-style-name="DefaultParagraphFont" style:family="text">
      <style:text-properties fo:font-weight="bold" style:font-weight-asian="bold" fo:language="uk" fo:country="UA"/>
    </style:style>
    <style:style style:name="T219" style:parent-style-name="DefaultParagraphFont" style:family="text">
      <style:text-properties fo:language="uk" fo:country="UA"/>
    </style:style>
    <style:style style:name="T220" style:parent-style-name="DefaultParagraphFont" style:family="text">
      <style:text-properties fo:language="en" fo:country="US" style:language-asian="en" style:country-asian="US"/>
    </style:style>
    <style:style style:name="P221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222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23" style:parent-style-name="Normal" style:family="paragraph">
      <style:paragraph-properties fo:text-align="center"/>
    </style:style>
    <style:style style:name="T224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225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26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27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228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229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230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31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32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233" style:parent-style-name="Normal" style:family="paragraph">
      <style:paragraph-properties fo:text-align="center"/>
      <style:text-properties fo:font-weight="bold" style:font-weight-asian="bold" fo:font-size="8pt" style:font-size-asian="8pt" style:font-size-complex="8pt" fo:language="en" fo:country="US"/>
    </style:style>
    <style:style style:name="P234" style:parent-style-name="Normal" style:family="paragraph">
      <style:paragraph-properties fo:text-align="center"/>
      <style:text-properties fo:font-weight="bold" style:font-weight-asian="bold" fo:font-size="8pt" style:font-size-asian="8pt" style:font-size-complex="8pt" fo:language="en" fo:country="US"/>
    </style:style>
    <style:style style:name="P235" style:parent-style-name="Normal" style:family="paragraph">
      <style:paragraph-properties fo:text-align="center"/>
      <style:text-properties fo:font-weight="bold" style:font-weight-asian="bold" fo:font-size="8pt" style:font-size-asian="8pt" style:font-size-complex="8pt" fo:language="en" fo:country="US"/>
    </style:style>
    <style:style style:name="P236" style:parent-style-name="Normal" style:family="paragraph">
      <style:paragraph-properties fo:text-align="center"/>
      <style:text-properties fo:font-weight="bold" style:font-weight-asian="bold" fo:font-size="8pt" style:font-size-asian="8pt" style:font-size-complex="8pt" fo:language="en" fo:country="US"/>
    </style:style>
    <style:style style:name="P237" style:parent-style-name="Normal" style:family="paragraph">
      <style:text-properties fo:font-weight="bold" style:font-weight-asian="bold" fo:font-size="8pt" style:font-size-asian="8pt" style:font-size-complex="8pt" fo:language="en" fo:country="US"/>
    </style:style>
    <style:style style:name="P238" style:parent-style-name="figure" style:family="paragraph">
      <style:text-properties fo:language="ru" fo:country="RU"/>
    </style:style>
    <style:style style:name="T239" style:parent-style-name="DefaultParagraphFont" style:family="text">
      <style:text-properties fo:language="uk" fo:country="UA"/>
    </style:style>
    <style:style style:name="T240" style:parent-style-name="DefaultParagraphFont" style:family="text">
      <style:text-properties fo:language="uk" fo:country="UA"/>
    </style:style>
    <style:style style:name="T241" style:parent-style-name="DefaultParagraphFont" style:family="text">
      <style:text-properties fo:language="en" fo:country="US"/>
    </style:style>
    <style:style style:name="T242" style:parent-style-name="DefaultParagraphFont" style:family="text">
      <style:text-properties fo:language="uk" fo:country="UA"/>
    </style:style>
    <style:style style:name="P243" style:parent-style-name="body" style:family="paragraph">
      <style:text-properties fo:font-weight="bold" style:font-weight-asian="bold" fo:language="uk" fo:country="UA"/>
    </style:style>
    <style:style style:name="P244" style:parent-style-name="body" style:family="paragraph"/>
    <style:style style:name="T245" style:parent-style-name="DefaultParagraphFont" style:family="text">
      <style:text-properties fo:language="uk" fo:country="UA"/>
    </style:style>
    <style:style style:name="T246" style:parent-style-name="DefaultParagraphFont" style:family="text">
      <style:text-properties fo:language="uk" fo:country="UA"/>
    </style:style>
    <style:style style:name="P247" style:parent-style-name="body" style:family="paragraph"/>
    <style:style style:name="T248" style:parent-style-name="DefaultParagraphFont" style:family="text">
      <style:text-properties fo:language="uk" fo:country="UA"/>
    </style:style>
    <style:style style:name="P249" style:parent-style-name="body" style:family="paragraph"/>
    <style:style style:name="T250" style:parent-style-name="DefaultParagraphFont" style:family="text">
      <style:text-properties fo:language="uk" fo:country="UA"/>
    </style:style>
    <style:style style:name="P251" style:parent-style-name="body" style:family="paragraph"/>
    <style:style style:name="T252" style:parent-style-name="DefaultParagraphFont" style:family="text">
      <style:text-properties fo:language="uk" fo:country="UA"/>
    </style:style>
    <style:style style:name="P253" style:parent-style-name="body" style:family="paragraph"/>
    <style:style style:name="T254" style:parent-style-name="DefaultParagraphFont" style:family="text">
      <style:text-properties fo:language="uk" fo:country="UA"/>
    </style:style>
    <style:style style:name="P255" style:parent-style-name="body" style:family="paragraph"/>
    <style:style style:name="T256" style:parent-style-name="DefaultParagraphFont" style:family="text">
      <style:text-properties fo:language="uk" fo:country="UA"/>
    </style:style>
    <style:style style:name="P257" style:parent-style-name="body" style:family="paragraph"/>
    <style:style style:name="T258" style:parent-style-name="DefaultParagraphFont" style:family="text">
      <style:text-properties fo:language="uk" fo:country="UA"/>
    </style:style>
    <style:style style:name="P259" style:parent-style-name="body" style:family="paragraph"/>
    <style:style style:name="T260" style:parent-style-name="DefaultParagraphFont" style:family="text">
      <style:text-properties fo:language="uk" fo:country="UA"/>
    </style:style>
    <style:style style:name="P261" style:parent-style-name="body" style:family="paragraph"/>
    <style:style style:name="T262" style:parent-style-name="DefaultParagraphFont" style:family="text">
      <style:text-properties fo:language="uk" fo:country="UA"/>
    </style:style>
    <style:style style:name="T263" style:parent-style-name="DefaultParagraphFont" style:family="text">
      <style:text-properties fo:language="uk" fo:country="UA"/>
    </style:style>
    <style:style style:name="P264" style:parent-style-name="body" style:family="paragraph">
      <style:text-properties fo:font-weight="bold" style:font-weight-asian="bold" fo:language="uk" fo:country="UA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uk" fo:country="UA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language="uk" fo:country="UA"/>
    </style:style>
    <style:style style:name="T269" style:parent-style-name="DefaultParagraphFont" style:family="text">
      <style:text-properties fo:language="uk" fo:country="UA"/>
    </style:style>
    <style:style style:name="T270" style:parent-style-name="DefaultParagraphFont" style:family="text">
      <style:text-properties fo:language="uk" fo:country="UA"/>
    </style:style>
    <style:style style:name="T271" style:parent-style-name="DefaultParagraphFont" style:family="text">
      <style:text-properties fo:language="en" fo:country="US"/>
    </style:style>
    <style:style style:name="T272" style:parent-style-name="DefaultParagraphFont" style:family="text">
      <style:text-properties fo:language="uk" fo:country="UA"/>
    </style:style>
    <style:style style:name="T273" style:parent-style-name="DefaultParagraphFont" style:family="text">
      <style:text-properties fo:language="en" fo:country="US"/>
    </style:style>
    <style:style style:name="T274" style:parent-style-name="DefaultParagraphFont" style:family="text">
      <style:text-properties fo:language="uk" fo:country="UA"/>
    </style:style>
    <style:style style:name="T275" style:parent-style-name="DefaultParagraphFont" style:family="text">
      <style:text-properties fo:language="uk" fo:country="UA"/>
    </style:style>
    <style:style style:name="T276" style:parent-style-name="DefaultParagraphFont" style:family="text">
      <style:text-properties fo:font-weight="bold" style:font-weight-asian="bold"/>
    </style:style>
    <style:style style:name="T277" style:parent-style-name="DefaultParagraphFont" style:family="text">
      <style:text-properties fo:language="uk" fo:country="UA"/>
    </style:style>
    <style:style style:name="T278" style:parent-style-name="DefaultParagraphFont" style:family="text">
      <style:text-properties fo:font-weight="bold" style:font-weight-asian="bold"/>
    </style:style>
    <style:style style:name="T279" style:parent-style-name="DefaultParagraphFont" style:family="text">
      <style:text-properties fo:language="uk" fo:country="UA"/>
    </style:style>
    <style:style style:name="T280" style:parent-style-name="DefaultParagraphFont" style:family="text">
      <style:text-properties fo:font-weight="bold" style:font-weight-asian="bold"/>
    </style:style>
    <style:style style:name="T281" style:parent-style-name="DefaultParagraphFont" style:family="text">
      <style:text-properties fo:language="uk" fo:country="UA"/>
    </style:style>
    <style:style style:name="T282" style:parent-style-name="DefaultParagraphFont" style:family="text">
      <style:text-properties fo:font-weight="bold" style:font-weight-asian="bold"/>
    </style:style>
    <style:style style:name="T283" style:parent-style-name="DefaultParagraphFont" style:family="text">
      <style:text-properties fo:language="uk" fo:country="UA"/>
    </style:style>
    <style:style style:name="T284" style:parent-style-name="DefaultParagraphFont" style:family="text">
      <style:text-properties fo:language="uk" fo:country="UA"/>
    </style:style>
    <style:style style:name="T285" style:parent-style-name="DefaultParagraphFont" style:family="text">
      <style:text-properties fo:language="uk" fo:country="UA"/>
    </style:style>
    <style:style style:name="T286" style:parent-style-name="DefaultParagraphFont" style:family="text">
      <style:text-properties fo:language="uk" fo:country="UA"/>
    </style:style>
    <style:style style:name="T287" style:parent-style-name="DefaultParagraphFont" style:family="text">
      <style:text-properties fo:language="uk" fo:country="UA"/>
    </style:style>
    <style:style style:name="T288" style:parent-style-name="DefaultParagraphFont" style:family="text">
      <style:text-properties fo:background-color="#FF0000" fo:language="uk" fo:country="UA"/>
    </style:style>
    <style:style style:name="P289" style:parent-style-name="body" style:family="paragraph">
      <style:text-properties fo:font-weight="bold" style:font-weight-asian="bold" fo:language="uk" fo:country="UA"/>
    </style:style>
    <style:style style:name="P290" style:parent-style-name="Bullets" style:family="paragraph">
      <style:text-properties fo:language="uk" fo:country="UA"/>
    </style:style>
    <style:style style:name="P291" style:parent-style-name="Bullets" style:family="paragraph">
      <style:text-properties fo:language="uk" fo:country="UA"/>
    </style:style>
    <style:style style:name="P292" style:parent-style-name="Bullets" style:family="paragraph">
      <style:text-properties fo:language="uk" fo:country="UA"/>
    </style:style>
    <style:style style:name="P293" style:parent-style-name="Bullets" style:family="paragraph">
      <style:text-properties fo:language="uk" fo:country="UA"/>
    </style:style>
    <style:style style:name="P294" style:parent-style-name="Bullets" style:family="paragraph">
      <style:text-properties fo:language="uk" fo:country="UA"/>
    </style:style>
    <style:style style:name="P295" style:parent-style-name="Bullets" style:family="paragraph">
      <style:text-properties fo:language="uk" fo:country="UA"/>
    </style:style>
    <style:style style:name="P296" style:parent-style-name="Bullets" style:family="paragraph">
      <style:text-properties fo:language="uk" fo:country="UA"/>
    </style:style>
    <style:style style:name="P297" style:parent-style-name="Bullets" style:family="paragraph">
      <style:text-properties fo:language="uk" fo:country="UA"/>
    </style:style>
    <style:style style:name="P298" style:parent-style-name="Bullets" style:family="paragraph">
      <style:text-properties fo:language="uk" fo:country="UA"/>
    </style:style>
    <style:style style:name="P299" style:parent-style-name="Bullets" style:family="paragraph">
      <style:text-properties fo:language="uk" fo:country="UA"/>
    </style:style>
    <style:style style:name="P300" style:parent-style-name="Bullets" style:family="paragraph">
      <style:text-properties fo:language="uk" fo:country="UA"/>
    </style:style>
    <style:style style:name="P301" style:parent-style-name="Bullets" style:family="paragraph">
      <style:text-properties fo:language="uk" fo:country="UA"/>
    </style:style>
    <style:style style:name="T302" style:parent-style-name="DefaultParagraphFont" style:family="text">
      <style:text-properties fo:language="uk" fo:country="UA"/>
    </style:style>
    <style:style style:name="T303" style:parent-style-name="DefaultParagraphFont" style:family="text">
      <style:text-properties fo:language="uk" fo:country="UA"/>
    </style:style>
    <style:style style:name="T304" style:parent-style-name="DefaultParagraphFont" style:family="text">
      <style:text-properties fo:language="uk" fo:country="UA"/>
    </style:style>
    <style:style style:name="T305" style:parent-style-name="DefaultParagraphFont" style:family="text">
      <style:text-properties fo:language="uk" fo:country="UA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language="uk" fo:country="UA"/>
    </style:style>
    <style:style style:name="T308" style:parent-style-name="DefaultParagraphFont" style:family="text">
      <style:text-properties fo:language="uk" fo:country="UA"/>
    </style:style>
    <style:style style:name="T309" style:parent-style-name="DefaultParagraphFont" style:family="text">
      <style:text-properties fo:language="uk" fo:country="UA"/>
    </style:style>
    <style:style style:name="T310" style:parent-style-name="DefaultParagraphFont" style:family="text">
      <style:text-properties fo:language="uk" fo:country="UA"/>
    </style:style>
    <style:style style:name="T311" style:parent-style-name="DefaultParagraphFont" style:family="text">
      <style:text-properties fo:language="uk" fo:country="UA"/>
    </style:style>
    <style:style style:name="T312" style:parent-style-name="DefaultParagraphFont" style:family="text">
      <style:text-properties fo:font-weight="bold" style:font-weight-asian="bold"/>
    </style:style>
    <style:style style:name="T313" style:parent-style-name="DefaultParagraphFont" style:family="text">
      <style:text-properties fo:font-weight="bold" style:font-weight-asian="bold" fo:language="uk" fo:country="UA"/>
    </style:style>
    <style:style style:name="P314" style:parent-style-name="body" style:family="paragraph">
      <style:paragraph-properties fo:text-align="center"/>
    </style:style>
    <style:style style:name="T315" style:parent-style-name="DefaultParagraphFont" style:family="text">
      <style:text-properties fo:language="en" fo:country="US" style:language-asian="en" style:country-asian="US"/>
    </style:style>
    <style:style style:name="P316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17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18" style:parent-style-name="Normal" style:family="paragraph">
      <style:paragraph-properties fo:text-align="center"/>
    </style:style>
    <style:style style:name="T319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320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21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T322" style:parent-style-name="DefaultParagraphFont" style:family="text">
      <style:text-properties fo:font-weight="bold" style:font-weight-asian="bold"/>
    </style:style>
    <style:style style:name="T323" style:parent-style-name="DefaultParagraphFont" style:family="text">
      <style:text-properties fo:language="uk" fo:country="UA"/>
    </style:style>
    <style:style style:name="T324" style:parent-style-name="DefaultParagraphFont" style:family="text">
      <style:text-properties style:font-name="Courier New" style:font-name-complex="Courier New"/>
    </style:style>
    <style:style style:name="T325" style:parent-style-name="DefaultParagraphFont" style:family="text">
      <style:text-properties style:font-name="Courier New" style:font-name-complex="Courier New"/>
    </style:style>
    <style:style style:name="T326" style:parent-style-name="DefaultParagraphFont" style:family="text">
      <style:text-properties style:font-name="Courier New" style:font-name-complex="Courier New"/>
    </style:style>
    <style:style style:name="T327" style:parent-style-name="DefaultParagraphFont" style:family="text">
      <style:text-properties fo:language="uk" fo:country="UA"/>
    </style:style>
    <style:style style:name="T328" style:parent-style-name="DefaultParagraphFont" style:family="text">
      <style:text-properties fo:font-weight="bold" style:font-weight-asian="bold"/>
    </style:style>
    <style:style style:name="T329" style:parent-style-name="DefaultParagraphFont" style:family="text">
      <style:text-properties fo:language="uk" fo:country="UA"/>
    </style:style>
    <style:style style:name="T330" style:parent-style-name="DefaultParagraphFont" style:family="text">
      <style:text-properties fo:font-weight="bold" style:font-weight-asian="bold"/>
    </style:style>
    <style:style style:name="T331" style:parent-style-name="DefaultParagraphFont" style:family="text">
      <style:text-properties fo:language="uk" fo:country="UA"/>
    </style:style>
    <style:style style:name="T332" style:parent-style-name="DefaultParagraphFont" style:family="text">
      <style:text-properties fo:font-weight="bold" style:font-weight-asian="bold"/>
    </style:style>
    <style:style style:name="P333" style:parent-style-name="body" style:family="paragraph">
      <style:paragraph-properties fo:text-align="center"/>
    </style:style>
    <style:style style:name="T334" style:parent-style-name="DefaultParagraphFont" style:family="text">
      <style:text-properties fo:language="en" fo:country="US" style:language-asian="en" style:country-asian="US"/>
    </style:style>
    <style:style style:name="P335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36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37" style:parent-style-name="Normal" style:family="paragraph">
      <style:paragraph-properties fo:text-align="center"/>
    </style:style>
    <style:style style:name="T338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339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40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T341" style:parent-style-name="DefaultParagraphFont" style:family="text">
      <style:text-properties fo:font-weight="bold" style:font-weight-asian="bold"/>
    </style:style>
    <style:style style:name="T342" style:parent-style-name="DefaultParagraphFont" style:family="text">
      <style:text-properties fo:language="uk" fo:country="UA"/>
    </style:style>
    <style:style style:name="T343" style:parent-style-name="DefaultParagraphFont" style:family="text">
      <style:text-properties fo:language="uk" fo:country="UA"/>
    </style:style>
    <style:style style:name="T344" style:parent-style-name="DefaultParagraphFont" style:family="text">
      <style:text-properties fo:font-weight="bold" style:font-weight-asian="bold"/>
    </style:style>
    <style:style style:name="P345" style:parent-style-name="body" style:family="paragraph">
      <style:paragraph-properties fo:text-align="center"/>
    </style:style>
    <style:style style:name="T346" style:parent-style-name="DefaultParagraphFont" style:family="text">
      <style:text-properties fo:language="en" fo:country="US" style:language-asian="en" style:country-asian="US"/>
    </style:style>
    <style:style style:name="P347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48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49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T350" style:parent-style-name="DefaultParagraphFont" style:family="text">
      <style:text-properties fo:language="ru" fo:country="RU"/>
    </style:style>
    <style:style style:name="T351" style:parent-style-name="DefaultParagraphFont" style:family="text">
      <style:text-properties fo:font-weight="bold" style:font-weight-asian="bold" fo:language="ru" fo:country="RU"/>
    </style:style>
    <style:style style:name="T352" style:parent-style-name="DefaultParagraphFont" style:family="text">
      <style:text-properties fo:font-weight="bold" style:font-weight-asian="bold" fo:language="uk" fo:country="UA"/>
    </style:style>
    <style:style style:name="T353" style:parent-style-name="DefaultParagraphFont" style:family="text">
      <style:text-properties fo:language="uk" fo:country="UA"/>
    </style:style>
    <style:style style:name="T354" style:parent-style-name="DefaultParagraphFont" style:family="text">
      <style:text-properties fo:font-weight="bold" style:font-weight-asian="bold" fo:language="uk" fo:country="UA"/>
    </style:style>
    <style:style style:name="T355" style:parent-style-name="DefaultParagraphFont" style:family="text">
      <style:text-properties fo:language="uk" fo:country="UA"/>
    </style:style>
    <style:style style:name="T356" style:parent-style-name="DefaultParagraphFont" style:family="text">
      <style:text-properties fo:font-weight="bold" style:font-weight-asian="bold"/>
    </style:style>
    <style:style style:name="T357" style:parent-style-name="DefaultParagraphFont" style:family="text">
      <style:text-properties style:font-name="Symbol" style:font-name-asian="Symbol" style:font-name-complex="Symbol"/>
    </style:style>
    <style:style style:name="T358" style:parent-style-name="DefaultParagraphFont" style:family="text">
      <style:text-properties style:font-name="Courier New" style:font-name-complex="Courier New"/>
    </style:style>
    <style:style style:name="T359" style:parent-style-name="DefaultParagraphFont" style:family="text">
      <style:text-properties fo:language="uk" fo:country="UA"/>
    </style:style>
    <style:style style:name="T360" style:parent-style-name="DefaultParagraphFont" style:family="text">
      <style:text-properties style:font-name="Courier New" style:font-name-complex="Courier New"/>
    </style:style>
    <style:style style:name="T361" style:parent-style-name="DefaultParagraphFont" style:family="text">
      <style:text-properties fo:language="uk" fo:country="UA"/>
    </style:style>
    <style:style style:name="T362" style:parent-style-name="DefaultParagraphFont" style:family="text">
      <style:text-properties style:font-name="Courier New" style:font-name-complex="Courier New"/>
    </style:style>
    <style:style style:name="T363" style:parent-style-name="DefaultParagraphFont" style:family="text">
      <style:text-properties fo:language="uk" fo:country="UA"/>
    </style:style>
    <style:style style:name="T364" style:parent-style-name="DefaultParagraphFont" style:family="text">
      <style:text-properties style:font-name="Courier New" style:font-name-complex="Courier New"/>
    </style:style>
    <style:style style:name="T365" style:parent-style-name="DefaultParagraphFont" style:family="text">
      <style:text-properties fo:language="uk" fo:country="UA"/>
    </style:style>
    <style:style style:name="T366" style:parent-style-name="DefaultParagraphFont" style:family="text">
      <style:text-properties style:font-name="Courier New" style:font-name-complex="Courier New"/>
    </style:style>
    <style:style style:name="T367" style:parent-style-name="DefaultParagraphFont" style:family="text">
      <style:text-properties fo:language="uk" fo:country="UA"/>
    </style:style>
    <style:style style:name="T368" style:parent-style-name="DefaultParagraphFont" style:family="text">
      <style:text-properties style:font-name="Courier New" style:font-name-complex="Courier New"/>
    </style:style>
    <style:style style:name="T369" style:parent-style-name="DefaultParagraphFont" style:family="text">
      <style:text-properties style:font-name="Courier New" style:font-name-complex="Courier New" fo:language="uk" fo:country="UA"/>
    </style:style>
    <style:style style:name="T370" style:parent-style-name="DefaultParagraphFont" style:family="text">
      <style:text-properties fo:language="uk" fo:country="UA"/>
    </style:style>
    <style:style style:name="T371" style:parent-style-name="DefaultParagraphFont" style:family="text">
      <style:text-properties fo:font-weight="bold" style:font-weight-asian="bold"/>
    </style:style>
    <style:style style:name="P372" style:parent-style-name="body" style:family="paragraph">
      <style:paragraph-properties fo:text-align="center"/>
    </style:style>
    <style:style style:name="T373" style:parent-style-name="DefaultParagraphFont" style:family="text">
      <style:text-properties fo:language="en" fo:country="US" style:language-asian="en" style:country-asian="US"/>
    </style:style>
    <style:style style:name="P374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75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76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77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T378" style:parent-style-name="DefaultParagraphFont" style:family="text">
      <style:text-properties fo:font-weight="bold" style:font-weight-asian="bold"/>
    </style:style>
    <style:style style:name="P379" style:parent-style-name="body" style:family="paragraph">
      <style:paragraph-properties fo:keep-with-next="always"/>
    </style:style>
    <style:style style:name="T380" style:parent-style-name="DefaultParagraphFont" style:family="text">
      <style:text-properties fo:language="uk" fo:country="UA"/>
    </style:style>
    <style:style style:name="T381" style:parent-style-name="DefaultParagraphFont" style:family="text">
      <style:text-properties fo:language="uk" fo:country="UA"/>
    </style:style>
    <style:style style:name="T382" style:parent-style-name="DefaultParagraphFont" style:family="text">
      <style:text-properties fo:language="uk" fo:country="UA"/>
    </style:style>
    <style:style style:name="P383" style:parent-style-name="body" style:family="paragraph">
      <style:paragraph-properties fo:text-align="center"/>
    </style:style>
    <style:style style:name="T384" style:parent-style-name="DefaultParagraphFont" style:family="text">
      <style:text-properties fo:language="en" fo:country="US" style:language-asian="en" style:country-asian="US"/>
    </style:style>
    <style:style style:name="P385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86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87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88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89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90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391" style:parent-style-name="Normal" style:family="paragraph">
      <style:paragraph-properties fo:text-align="center"/>
    </style:style>
    <style:style style:name="T392" style:parent-style-name="DefaultParagraphFont" style:family="text">
      <style:text-properties fo:font-weight="bold" style:font-weight-asian="bold" fo:font-size="10pt" style:font-size-asian="10pt" style:font-size-complex="10pt" fo:language="en" fo:country="US"/>
    </style:style>
    <style:style style:name="T39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394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95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96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97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98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399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00" style:parent-style-name="Normal" style:family="paragraph">
      <style:paragraph-properties fo:text-align="center"/>
    </style:style>
    <style:style style:name="T40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402" style:parent-style-name="figure" style:family="paragraph">
      <style:text-properties fo:language="ru" fo:country="RU"/>
    </style:style>
    <style:style style:name="T403" style:parent-style-name="DefaultParagraphFont" style:family="text">
      <style:text-properties fo:font-weight="bold" style:font-weight-asian="bold" fo:language="uk" fo:country="UA"/>
    </style:style>
    <style:style style:name="T404" style:parent-style-name="DefaultParagraphFont" style:family="text">
      <style:text-properties fo:language="uk" fo:country="UA"/>
    </style:style>
    <style:style style:name="T405" style:parent-style-name="DefaultParagraphFont" style:family="text">
      <style:text-properties fo:font-weight="bold" style:font-weight-asian="bold" fo:language="en" fo:country="US"/>
    </style:style>
    <style:style style:name="T406" style:parent-style-name="DefaultParagraphFont" style:family="text">
      <style:text-properties fo:language="uk" fo:country="UA"/>
    </style:style>
    <style:style style:name="T407" style:parent-style-name="DefaultParagraphFont" style:family="text">
      <style:text-properties fo:language="uk" fo:country="UA"/>
    </style:style>
    <style:style style:name="T408" style:parent-style-name="DefaultParagraphFont" style:family="text">
      <style:text-properties fo:font-weight="bold" style:font-weight-asian="bold"/>
    </style:style>
    <style:style style:name="T409" style:parent-style-name="DefaultParagraphFont" style:family="text">
      <style:text-properties fo:language="uk" fo:country="UA"/>
    </style:style>
    <style:style style:name="T410" style:parent-style-name="DefaultParagraphFont" style:family="text">
      <style:text-properties fo:font-weight="bold" style:font-weight-asian="bold" fo:language="uk" fo:country="UA"/>
    </style:style>
    <style:style style:name="T411" style:parent-style-name="DefaultParagraphFont" style:family="text">
      <style:text-properties fo:language="uk" fo:country="UA"/>
    </style:style>
    <style:style style:name="P412" style:parent-style-name="body" style:family="paragraph">
      <style:text-properties fo:language="uk" fo:country="UA"/>
    </style:style>
    <style:style style:name="P413" style:parent-style-name="body" style:family="paragraph">
      <style:text-properties fo:language="uk" fo:country="UA"/>
    </style:style>
    <style:style style:name="P414" style:parent-style-name="body" style:family="paragraph">
      <style:paragraph-properties fo:text-align="center"/>
    </style:style>
    <style:style style:name="T415" style:parent-style-name="DefaultParagraphFont" style:family="text">
      <style:text-properties fo:language="en" fo:country="US" style:language-asian="en" style:country-asian="US"/>
    </style:style>
    <style:style style:name="P416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17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18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19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20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21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22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23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24" style:parent-style-name="Normal" style:family="paragraph">
      <style:paragraph-properties fo:text-align="center"/>
    </style:style>
    <style:style style:name="T425" style:parent-style-name="DefaultParagraphFon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426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27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28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29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30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31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32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33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34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35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36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37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38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39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40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41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42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43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44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45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46" style:parent-style-name="Normal" style:family="paragraph">
      <style:paragraph-properties fo:text-align="center"/>
      <style:text-properties fo:font-weight="bold" style:font-weight-asian="bold" fo:font-size="10pt" style:font-size-asian="10pt" style:font-size-complex="10pt" fo:language="en" fo:country="US"/>
    </style:style>
    <style:style style:name="P447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48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49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50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51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52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name="P453" style:parent-style-name="Normal" style:family="paragraph">
      <style:paragraph-properties fo:text-align="center"/>
    </style:style>
    <style:style style:name="T45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455" style:parent-style-name="figure" style:family="paragraph">
      <style:text-properties fo:language="ru" fo:country="RU"/>
    </style:style>
    <style:style style:name="P456" style:parent-style-name="body" style:family="paragraph">
      <style:text-properties fo:background-color="#FF0000"/>
    </style:style>
    <style:style style:name="P457" style:parent-style-name="section_sub" style:family="paragraph">
      <style:paragraph-properties fo:break-before="page"/>
    </style:style>
    <style:style style:name="T458" style:parent-style-name="DefaultParagraphFont" style:family="text">
      <style:text-properties fo:language="uk" fo:country="UA"/>
    </style:style>
    <style:style style:name="T459" style:parent-style-name="DefaultParagraphFont" style:family="text">
      <style:text-properties fo:language="uk" fo:country="UA"/>
    </style:style>
    <style:style style:name="T460" style:parent-style-name="DefaultParagraphFont" style:family="text">
      <style:text-properties fo:language="uk" fo:country="UA"/>
    </style:style>
    <style:style style:name="T461" style:parent-style-name="DefaultParagraphFont" style:family="text">
      <style:text-properties fo:language="uk" fo:country="UA"/>
    </style:style>
    <style:style style:name="P462" style:parent-style-name="body" style:family="paragraph">
      <style:text-properties fo:font-weight="bold" style:font-weight-asian="bold" fo:language="uk" fo:country="UA"/>
    </style:style>
    <style:style style:name="T463" style:parent-style-name="DefaultParagraphFont" style:family="text">
      <style:text-properties fo:language="en" fo:country="GB"/>
    </style:style>
    <style:style style:name="T464" style:parent-style-name="DefaultParagraphFont" style:family="text">
      <style:text-properties fo:language="en" fo:country="GB"/>
    </style:style>
    <style:style style:name="T465" style:parent-style-name="DefaultParagraphFont" style:family="text">
      <style:text-properties fo:language="en" fo:country="GB"/>
    </style:style>
    <style:style style:name="T466" style:parent-style-name="DefaultParagraphFont" style:family="text">
      <style:text-properties fo:language="en" fo:country="GB"/>
    </style:style>
    <style:style style:name="T467" style:parent-style-name="DefaultParagraphFont" style:family="text">
      <style:text-properties fo:language="en" fo:country="GB"/>
    </style:style>
    <style:style style:name="T468" style:parent-style-name="DefaultParagraphFont" style:family="text">
      <style:text-properties fo:language="en" fo:country="GB"/>
    </style:style>
    <style:style style:name="T469" style:parent-style-name="DefaultParagraphFont" style:family="text">
      <style:text-properties fo:language="en" fo:country="GB"/>
    </style:style>
    <style:style style:name="T470" style:parent-style-name="DefaultParagraphFont" style:family="text">
      <style:text-properties fo:language="en" fo:country="GB"/>
    </style:style>
    <style:style style:name="T471" style:parent-style-name="DefaultParagraphFont" style:family="text">
      <style:text-properties fo:language="en" fo:country="GB"/>
    </style:style>
    <style:style style:name="T472" style:parent-style-name="DefaultParagraphFont" style:family="text">
      <style:text-properties fo:language="en" fo:country="GB"/>
    </style:style>
    <style:style style:name="T473" style:parent-style-name="DefaultParagraphFont" style:family="text">
      <style:text-properties fo:language="en" fo:country="GB"/>
    </style:style>
    <style:style style:name="T474" style:parent-style-name="DefaultParagraphFont" style:family="text">
      <style:text-properties fo:language="en" fo:country="GB"/>
    </style:style>
    <style:style style:name="T475" style:parent-style-name="DefaultParagraphFont" style:family="text">
      <style:text-properties fo:language="en" fo:country="GB"/>
    </style:style>
    <style:style style:name="T476" style:parent-style-name="DefaultParagraphFont" style:family="text">
      <style:text-properties fo:language="en" fo:country="GB"/>
    </style:style>
    <style:style style:name="T477" style:parent-style-name="DefaultParagraphFont" style:family="text">
      <style:text-properties fo:language="en" fo:country="GB"/>
    </style:style>
    <style:style style:name="T478" style:parent-style-name="DefaultParagraphFont" style:family="text">
      <style:text-properties fo:language="en" fo:country="GB"/>
    </style:style>
    <style:style style:name="T479" style:parent-style-name="DefaultParagraphFont" style:family="text">
      <style:text-properties fo:language="en" fo:country="GB"/>
    </style:style>
    <style:style style:name="T480" style:parent-style-name="DefaultParagraphFont" style:family="text">
      <style:text-properties fo:language="en" fo:country="GB"/>
    </style:style>
    <style:style style:name="T481" style:parent-style-name="DefaultParagraphFont" style:family="text">
      <style:text-properties fo:language="en" fo:country="GB"/>
    </style:style>
    <style:style style:name="T482" style:parent-style-name="DefaultParagraphFont" style:family="text">
      <style:text-properties fo:language="en" fo:country="GB"/>
    </style:style>
    <style:style style:name="T483" style:parent-style-name="DefaultParagraphFont" style:family="text">
      <style:text-properties fo:language="en" fo:country="GB"/>
    </style:style>
    <style:style style:name="T484" style:parent-style-name="DefaultParagraphFont" style:family="text">
      <style:text-properties fo:language="uk" fo:country="UA"/>
    </style:style>
    <style:style style:name="T485" style:parent-style-name="DefaultParagraphFont" style:family="text">
      <style:text-properties fo:language="uk" fo:country="UA"/>
    </style:style>
    <style:style style:name="T486" style:parent-style-name="DefaultParagraphFont" style:family="text">
      <style:text-properties fo:language="uk" fo:country="UA"/>
    </style:style>
    <style:style style:name="T487" style:parent-style-name="DefaultParagraphFont" style:family="text">
      <style:text-properties fo:language="uk" fo:country="UA"/>
    </style:style>
    <style:style style:name="T488" style:parent-style-name="DefaultParagraphFont" style:family="text">
      <style:text-properties fo:language="uk" fo:country="UA"/>
    </style:style>
    <style:style style:name="T489" style:parent-style-name="DefaultParagraphFont" style:family="text">
      <style:text-properties fo:language="uk" fo:country="UA"/>
    </style:style>
    <style:style style:name="T490" style:parent-style-name="DefaultParagraphFont" style:family="text">
      <style:text-properties fo:language="en" fo:country="GB"/>
    </style:style>
    <style:style style:name="T491" style:parent-style-name="DefaultParagraphFont" style:family="text">
      <style:text-properties fo:language="uk" fo:country="UA"/>
    </style:style>
    <style:style style:name="T492" style:parent-style-name="DefaultParagraphFont" style:family="text">
      <style:text-properties fo:language="uk" fo:country="UA"/>
    </style:style>
    <style:style style:name="T493" style:parent-style-name="DefaultParagraphFont" style:family="text">
      <style:text-properties fo:language="uk" fo:country="UA"/>
    </style:style>
    <style:style style:name="T494" style:parent-style-name="DefaultParagraphFont" style:family="text">
      <style:text-properties fo:language="uk" fo:country="UA"/>
    </style:style>
    <style:style style:name="T495" style:parent-style-name="DefaultParagraphFont" style:family="text">
      <style:text-properties fo:language="uk" fo:country="UA"/>
    </style:style>
    <style:style style:name="T496" style:parent-style-name="DefaultParagraphFont" style:family="text">
      <style:text-properties fo:language="uk" fo:country="UA"/>
    </style:style>
    <style:style style:name="T497" style:parent-style-name="DefaultParagraphFont" style:family="text">
      <style:text-properties fo:language="uk" fo:country="UA"/>
    </style:style>
    <style:style style:name="T498" style:parent-style-name="DefaultParagraphFont" style:family="text">
      <style:text-properties fo:language="uk" fo:country="UA"/>
    </style:style>
    <style:style style:name="T499" style:parent-style-name="DefaultParagraphFont" style:family="text">
      <style:text-properties fo:language="uk" fo:country="UA"/>
    </style:style>
    <style:style style:name="T500" style:parent-style-name="DefaultParagraphFont" style:family="text">
      <style:text-properties fo:language="en" fo:country="GB"/>
    </style:style>
    <style:style style:name="T501" style:parent-style-name="DefaultParagraphFont" style:family="text">
      <style:text-properties fo:language="en" fo:country="GB"/>
    </style:style>
    <style:style style:name="T502" style:parent-style-name="DefaultParagraphFont" style:family="text">
      <style:text-properties fo:language="en" fo:country="GB"/>
    </style:style>
    <style:style style:name="T503" style:parent-style-name="DefaultParagraphFont" style:family="text">
      <style:text-properties fo:language="en" fo:country="GB"/>
    </style:style>
    <style:style style:name="T504" style:parent-style-name="DefaultParagraphFont" style:family="text">
      <style:text-properties fo:language="en" fo:country="GB"/>
    </style:style>
    <style:style style:name="T505" style:parent-style-name="DefaultParagraphFont" style:family="text">
      <style:text-properties fo:language="en" fo:country="GB"/>
    </style:style>
    <style:style style:name="T506" style:parent-style-name="DefaultParagraphFont" style:family="text">
      <style:text-properties fo:language="en" fo:country="GB"/>
    </style:style>
    <style:style style:name="T507" style:parent-style-name="DefaultParagraphFont" style:family="text">
      <style:text-properties fo:language="uk" fo:country="UA"/>
    </style:style>
    <style:style style:name="T508" style:parent-style-name="DefaultParagraphFont" style:family="text">
      <style:text-properties fo:language="en" fo:country="GB"/>
    </style:style>
    <style:style style:name="T509" style:parent-style-name="DefaultParagraphFont" style:family="text">
      <style:text-properties fo:language="uk" fo:country="UA"/>
    </style:style>
    <style:style style:name="T510" style:parent-style-name="DefaultParagraphFont" style:family="text">
      <style:text-properties fo:language="uk" fo:country="UA"/>
    </style:style>
    <style:style style:name="T511" style:parent-style-name="DefaultParagraphFont" style:family="text">
      <style:text-properties fo:language="uk" fo:country="UA"/>
    </style:style>
    <style:style style:name="T512" style:parent-style-name="DefaultParagraphFont" style:family="text">
      <style:text-properties fo:language="uk" fo:country="UA"/>
    </style:style>
    <style:style style:name="T513" style:parent-style-name="DefaultParagraphFont" style:family="text">
      <style:text-properties fo:language="uk" fo:country="UA"/>
    </style:style>
    <style:style style:name="T514" style:parent-style-name="DefaultParagraphFont" style:family="text">
      <style:text-properties fo:language="uk" fo:country="UA"/>
    </style:style>
    <style:style style:name="T515" style:parent-style-name="DefaultParagraphFont" style:family="text">
      <style:text-properties fo:language="uk" fo:country="UA"/>
    </style:style>
    <style:style style:name="T516" style:parent-style-name="DefaultParagraphFont" style:family="text">
      <style:text-properties fo:language="uk" fo:country="UA"/>
    </style:style>
    <style:style style:name="T517" style:parent-style-name="DefaultParagraphFont" style:family="text">
      <style:text-properties fo:language="uk" fo:country="UA"/>
    </style:style>
    <style:style style:name="T518" style:parent-style-name="DefaultParagraphFont" style:family="text">
      <style:text-properties fo:language="uk" fo:country="UA"/>
    </style:style>
    <style:style style:name="T519" style:parent-style-name="DefaultParagraphFont" style:family="text">
      <style:text-properties fo:language="uk" fo:country="UA"/>
    </style:style>
    <style:style style:name="T520" style:parent-style-name="DefaultParagraphFont" style:family="text">
      <style:text-properties fo:language="uk" fo:country="UA"/>
    </style:style>
    <style:style style:name="T521" style:parent-style-name="DefaultParagraphFont" style:family="text">
      <style:text-properties fo:language="en" fo:country="GB"/>
    </style:style>
    <style:style style:name="T522" style:parent-style-name="DefaultParagraphFont" style:family="text">
      <style:text-properties fo:language="uk" fo:country="UA"/>
    </style:style>
    <style:style style:name="T523" style:parent-style-name="DefaultParagraphFont" style:family="text">
      <style:text-properties fo:language="uk" fo:country="UA"/>
    </style:style>
    <style:style style:name="T524" style:parent-style-name="DefaultParagraphFont" style:family="text">
      <style:text-properties fo:language="uk" fo:country="UA"/>
    </style:style>
    <style:style style:name="T525" style:parent-style-name="DefaultParagraphFont" style:family="text">
      <style:text-properties fo:language="uk" fo:country="UA"/>
    </style:style>
    <style:style style:name="T526" style:parent-style-name="DefaultParagraphFont" style:family="text">
      <style:text-properties fo:language="uk" fo:country="UA"/>
    </style:style>
    <style:style style:name="T527" style:parent-style-name="DefaultParagraphFont" style:family="text">
      <style:text-properties fo:language="uk" fo:country="UA"/>
    </style:style>
    <style:style style:name="T528" style:parent-style-name="DefaultParagraphFont" style:family="text">
      <style:text-properties fo:language="uk" fo:country="UA"/>
    </style:style>
    <style:style style:name="T529" style:parent-style-name="DefaultParagraphFont" style:family="text">
      <style:text-properties fo:language="uk" fo:country="UA"/>
    </style:style>
    <style:style style:name="T530" style:parent-style-name="DefaultParagraphFont" style:family="text">
      <style:text-properties fo:language="uk" fo:country="UA"/>
    </style:style>
    <style:style style:name="T531" style:parent-style-name="DefaultParagraphFont" style:family="text">
      <style:text-properties fo:language="uk" fo:country="UA"/>
    </style:style>
    <style:style style:name="T532" style:parent-style-name="DefaultParagraphFont" style:family="text">
      <style:text-properties fo:language="en" fo:country="GB"/>
    </style:style>
    <style:style style:name="T533" style:parent-style-name="DefaultParagraphFont" style:family="text">
      <style:text-properties fo:language="en" fo:country="GB"/>
    </style:style>
    <style:style style:name="T534" style:parent-style-name="DefaultParagraphFont" style:family="text">
      <style:text-properties fo:language="uk" fo:country="UA"/>
    </style:style>
    <style:style style:name="T535" style:parent-style-name="DefaultParagraphFont" style:family="text">
      <style:text-properties fo:language="uk" fo:country="UA"/>
    </style:style>
    <style:style style:name="T536" style:parent-style-name="DefaultParagraphFont" style:family="text">
      <style:text-properties fo:language="uk" fo:country="UA"/>
    </style:style>
    <style:style style:name="T537" style:parent-style-name="DefaultParagraphFont" style:family="text">
      <style:text-properties fo:language="en" fo:country="GB"/>
    </style:style>
    <style:style style:name="T538" style:parent-style-name="DefaultParagraphFont" style:family="text">
      <style:text-properties fo:language="uk" fo:country="UA"/>
    </style:style>
    <style:style style:name="T539" style:parent-style-name="DefaultParagraphFont" style:family="text">
      <style:text-properties fo:language="uk" fo:country="UA"/>
    </style:style>
    <style:style style:name="T540" style:parent-style-name="DefaultParagraphFont" style:family="text">
      <style:text-properties fo:language="uk" fo:country="UA"/>
    </style:style>
    <style:style style:name="T541" style:parent-style-name="DefaultParagraphFont" style:family="text">
      <style:text-properties fo:language="uk" fo:country="UA"/>
    </style:style>
    <style:style style:name="T542" style:parent-style-name="DefaultParagraphFont" style:family="text">
      <style:text-properties fo:language="uk" fo:country="UA"/>
    </style:style>
    <style:style style:name="T543" style:parent-style-name="DefaultParagraphFont" style:family="text">
      <style:text-properties fo:language="uk" fo:country="UA"/>
    </style:style>
    <style:style style:name="T544" style:parent-style-name="DefaultParagraphFont" style:family="text">
      <style:text-properties fo:language="uk" fo:country="UA"/>
    </style:style>
    <style:style style:name="T545" style:parent-style-name="DefaultParagraphFont" style:family="text">
      <style:text-properties fo:language="uk" fo:country="UA"/>
    </style:style>
    <style:style style:name="T546" style:parent-style-name="DefaultParagraphFont" style:family="text">
      <style:text-properties fo:language="uk" fo:country="UA"/>
    </style:style>
    <style:style style:name="T547" style:parent-style-name="DefaultParagraphFont" style:family="text">
      <style:text-properties fo:language="uk" fo:country="UA"/>
    </style:style>
    <style:style style:name="T548" style:parent-style-name="DefaultParagraphFont" style:family="text">
      <style:text-properties fo:language="uk" fo:country="UA"/>
    </style:style>
    <style:style style:name="T549" style:parent-style-name="DefaultParagraphFont" style:family="text">
      <style:text-properties fo:language="uk" fo:country="UA"/>
    </style:style>
    <style:style style:name="T550" style:parent-style-name="DefaultParagraphFont" style:family="text">
      <style:text-properties fo:language="en" fo:country="GB"/>
    </style:style>
    <style:style style:name="T551" style:parent-style-name="DefaultParagraphFont" style:family="text">
      <style:text-properties fo:language="uk" fo:country="UA"/>
    </style:style>
    <style:style style:name="T552" style:parent-style-name="DefaultParagraphFont" style:family="text">
      <style:text-properties fo:language="uk" fo:country="UA"/>
    </style:style>
    <style:style style:name="T553" style:parent-style-name="DefaultParagraphFont" style:family="text">
      <style:text-properties fo:language="uk" fo:country="UA"/>
    </style:style>
    <style:style style:name="T554" style:parent-style-name="DefaultParagraphFont" style:family="text">
      <style:text-properties fo:language="uk" fo:country="UA"/>
    </style:style>
    <style:style style:name="T555" style:parent-style-name="DefaultParagraphFont" style:family="text">
      <style:text-properties fo:language="uk" fo:country="UA"/>
    </style:style>
    <style:style style:name="T556" style:parent-style-name="DefaultParagraphFont" style:family="text">
      <style:text-properties fo:language="uk" fo:country="UA"/>
    </style:style>
    <style:style style:name="T557" style:parent-style-name="DefaultParagraphFont" style:family="text">
      <style:text-properties fo:language="uk" fo:country="UA"/>
    </style:style>
    <style:style style:name="T558" style:parent-style-name="DefaultParagraphFont" style:family="text">
      <style:text-properties fo:language="uk" fo:country="UA"/>
    </style:style>
    <style:style style:name="T559" style:parent-style-name="DefaultParagraphFont" style:family="text">
      <style:text-properties fo:language="uk" fo:country="UA"/>
    </style:style>
    <style:style style:name="T560" style:parent-style-name="DefaultParagraphFont" style:family="text">
      <style:text-properties fo:language="en" fo:country="GB"/>
    </style:style>
    <style:style style:name="T561" style:parent-style-name="DefaultParagraphFont" style:family="text">
      <style:text-properties fo:language="uk" fo:country="UA"/>
    </style:style>
    <style:style style:name="T562" style:parent-style-name="DefaultParagraphFont" style:family="text">
      <style:text-properties fo:language="uk" fo:country="UA"/>
    </style:style>
    <style:style style:name="T563" style:parent-style-name="DefaultParagraphFont" style:family="text">
      <style:text-properties fo:language="uk" fo:country="UA"/>
    </style:style>
    <style:style style:name="T564" style:parent-style-name="DefaultParagraphFont" style:family="text">
      <style:text-properties fo:language="uk" fo:country="UA"/>
    </style:style>
    <style:style style:name="T565" style:parent-style-name="DefaultParagraphFont" style:family="text">
      <style:text-properties fo:language="uk" fo:country="UA"/>
    </style:style>
    <style:style style:name="T566" style:parent-style-name="DefaultParagraphFont" style:family="text">
      <style:text-properties fo:language="uk" fo:country="UA"/>
    </style:style>
    <style:style style:name="T567" style:parent-style-name="DefaultParagraphFont" style:family="text">
      <style:text-properties fo:language="uk" fo:country="UA"/>
    </style:style>
    <style:style style:name="T568" style:parent-style-name="DefaultParagraphFont" style:family="text">
      <style:text-properties fo:language="uk" fo:country="UA"/>
    </style:style>
    <style:style style:name="T569" style:parent-style-name="DefaultParagraphFont" style:family="text">
      <style:text-properties fo:language="uk" fo:country="UA"/>
    </style:style>
    <style:style style:name="T570" style:parent-style-name="DefaultParagraphFont" style:family="text">
      <style:text-properties fo:language="uk" fo:country="UA"/>
    </style:style>
    <style:style style:name="T571" style:parent-style-name="DefaultParagraphFont" style:family="text">
      <style:text-properties fo:language="en" fo:country="GB"/>
    </style:style>
    <style:style style:name="T572" style:parent-style-name="DefaultParagraphFont" style:family="text">
      <style:text-properties fo:language="uk" fo:country="UA"/>
    </style:style>
    <style:style style:name="T573" style:parent-style-name="DefaultParagraphFont" style:family="text">
      <style:text-properties fo:language="uk" fo:country="UA"/>
    </style:style>
    <style:style style:name="T574" style:parent-style-name="DefaultParagraphFont" style:family="text">
      <style:text-properties fo:language="uk" fo:country="UA"/>
    </style:style>
    <style:style style:name="T575" style:parent-style-name="DefaultParagraphFont" style:family="text">
      <style:text-properties fo:language="uk" fo:country="UA"/>
    </style:style>
    <style:style style:name="T576" style:parent-style-name="DefaultParagraphFont" style:family="text">
      <style:text-properties fo:language="uk" fo:country="UA"/>
    </style:style>
    <style:style style:name="T577" style:parent-style-name="DefaultParagraphFont" style:family="text">
      <style:text-properties fo:language="uk" fo:country="UA"/>
    </style:style>
    <style:style style:name="T578" style:parent-style-name="DefaultParagraphFont" style:family="text">
      <style:text-properties fo:language="uk" fo:country="UA"/>
    </style:style>
    <style:style style:name="T579" style:parent-style-name="DefaultParagraphFont" style:family="text">
      <style:text-properties fo:language="uk" fo:country="UA"/>
    </style:style>
    <style:style style:name="T580" style:parent-style-name="DefaultParagraphFont" style:family="text">
      <style:text-properties fo:language="uk" fo:country="UA"/>
    </style:style>
    <style:style style:name="T581" style:parent-style-name="DefaultParagraphFont" style:family="text">
      <style:text-properties fo:language="en" fo:country="GB"/>
    </style:style>
    <style:style style:name="T582" style:parent-style-name="DefaultParagraphFont" style:family="text">
      <style:text-properties fo:language="uk" fo:country="UA"/>
    </style:style>
    <style:style style:name="T583" style:parent-style-name="DefaultParagraphFont" style:family="text">
      <style:text-properties fo:language="uk" fo:country="UA"/>
    </style:style>
    <style:style style:name="T584" style:parent-style-name="DefaultParagraphFont" style:family="text">
      <style:text-properties fo:language="uk" fo:country="UA"/>
    </style:style>
    <style:style style:name="T585" style:parent-style-name="DefaultParagraphFont" style:family="text">
      <style:text-properties fo:language="uk" fo:country="UA"/>
    </style:style>
    <style:style style:name="T586" style:parent-style-name="DefaultParagraphFont" style:family="text">
      <style:text-properties fo:language="uk" fo:country="UA"/>
    </style:style>
    <style:style style:name="T587" style:parent-style-name="DefaultParagraphFont" style:family="text">
      <style:text-properties fo:language="uk" fo:country="UA"/>
    </style:style>
    <style:style style:name="T588" style:parent-style-name="DefaultParagraphFont" style:family="text">
      <style:text-properties fo:language="uk" fo:country="UA"/>
    </style:style>
    <style:style style:name="T589" style:parent-style-name="DefaultParagraphFont" style:family="text">
      <style:text-properties fo:language="uk" fo:country="UA"/>
    </style:style>
    <style:style style:name="T590" style:parent-style-name="DefaultParagraphFont" style:family="text">
      <style:text-properties fo:language="uk" fo:country="UA"/>
    </style:style>
    <style:style style:name="T591" style:parent-style-name="DefaultParagraphFont" style:family="text">
      <style:text-properties fo:language="uk" fo:country="UA"/>
    </style:style>
    <style:style style:name="T592" style:parent-style-name="DefaultParagraphFont" style:family="text">
      <style:text-properties fo:language="uk" fo:country="UA"/>
    </style:style>
    <style:style style:name="T593" style:parent-style-name="DefaultParagraphFont" style:family="text">
      <style:text-properties fo:language="uk" fo:country="UA"/>
    </style:style>
    <style:style style:name="T594" style:parent-style-name="DefaultParagraphFont" style:family="text">
      <style:text-properties fo:language="uk" fo:country="UA"/>
    </style:style>
    <style:style style:name="T595" style:parent-style-name="DefaultParagraphFont" style:family="text">
      <style:text-properties fo:language="en" fo:country="GB"/>
    </style:style>
    <style:style style:name="T596" style:parent-style-name="DefaultParagraphFont" style:family="text">
      <style:text-properties fo:language="uk" fo:country="UA"/>
    </style:style>
    <style:style style:name="T597" style:parent-style-name="DefaultParagraphFont" style:family="text">
      <style:text-properties fo:language="uk" fo:country="UA"/>
    </style:style>
    <style:style style:name="T598" style:parent-style-name="DefaultParagraphFont" style:family="text">
      <style:text-properties fo:language="uk" fo:country="UA"/>
    </style:style>
    <style:style style:name="T599" style:parent-style-name="DefaultParagraphFont" style:family="text">
      <style:text-properties fo:language="uk" fo:country="UA"/>
    </style:style>
    <style:style style:name="T600" style:parent-style-name="DefaultParagraphFont" style:family="text">
      <style:text-properties fo:language="uk" fo:country="UA"/>
    </style:style>
    <style:style style:name="T601" style:parent-style-name="DefaultParagraphFont" style:family="text">
      <style:text-properties fo:language="uk" fo:country="UA"/>
    </style:style>
    <style:style style:name="T602" style:parent-style-name="DefaultParagraphFont" style:family="text">
      <style:text-properties fo:language="uk" fo:country="UA"/>
    </style:style>
    <style:style style:name="T603" style:parent-style-name="DefaultParagraphFont" style:family="text">
      <style:text-properties fo:language="uk" fo:country="UA"/>
    </style:style>
    <style:style style:name="T604" style:parent-style-name="DefaultParagraphFont" style:family="text">
      <style:text-properties fo:language="uk" fo:country="UA"/>
    </style:style>
    <style:style style:name="T605" style:parent-style-name="DefaultParagraphFont" style:family="text">
      <style:text-properties fo:language="uk" fo:country="UA"/>
    </style:style>
    <style:style style:name="T606" style:parent-style-name="DefaultParagraphFont" style:family="text">
      <style:text-properties fo:language="uk" fo:country="UA"/>
    </style:style>
    <style:style style:name="T607" style:parent-style-name="DefaultParagraphFont" style:family="text">
      <style:text-properties fo:language="uk" fo:country="UA"/>
    </style:style>
    <style:style style:name="T608" style:parent-style-name="DefaultParagraphFont" style:family="text">
      <style:text-properties fo:language="en" fo:country="GB"/>
    </style:style>
    <style:style style:name="T609" style:parent-style-name="DefaultParagraphFont" style:family="text">
      <style:text-properties fo:language="uk" fo:country="UA"/>
    </style:style>
    <style:style style:name="T610" style:parent-style-name="DefaultParagraphFont" style:family="text">
      <style:text-properties fo:language="uk" fo:country="UA"/>
    </style:style>
    <style:style style:name="T611" style:parent-style-name="DefaultParagraphFont" style:family="text">
      <style:text-properties fo:language="uk" fo:country="UA"/>
    </style:style>
    <style:style style:name="T612" style:parent-style-name="DefaultParagraphFont" style:family="text">
      <style:text-properties fo:language="uk" fo:country="UA"/>
    </style:style>
    <style:style style:name="T613" style:parent-style-name="DefaultParagraphFont" style:family="text">
      <style:text-properties fo:language="uk" fo:country="UA"/>
    </style:style>
    <style:style style:name="T614" style:parent-style-name="DefaultParagraphFont" style:family="text">
      <style:text-properties fo:language="uk" fo:country="UA"/>
    </style:style>
    <style:style style:name="T615" style:parent-style-name="DefaultParagraphFont" style:family="text">
      <style:text-properties fo:language="uk" fo:country="UA"/>
    </style:style>
    <style:style style:name="T616" style:parent-style-name="DefaultParagraphFont" style:family="text">
      <style:text-properties fo:language="uk" fo:country="UA"/>
    </style:style>
    <style:style style:name="T617" style:parent-style-name="DefaultParagraphFont" style:family="text">
      <style:text-properties fo:language="uk" fo:country="UA"/>
    </style:style>
    <style:style style:name="T618" style:parent-style-name="DefaultParagraphFont" style:family="text">
      <style:text-properties fo:language="uk" fo:country="UA"/>
    </style:style>
    <style:style style:name="T619" style:parent-style-name="DefaultParagraphFont" style:family="text">
      <style:text-properties fo:language="uk" fo:country="UA"/>
    </style:style>
    <style:style style:name="T620" style:parent-style-name="DefaultParagraphFont" style:family="text">
      <style:text-properties fo:language="uk" fo:country="UA"/>
    </style:style>
    <style:style style:name="T621" style:parent-style-name="DefaultParagraphFont" style:family="text">
      <style:text-properties fo:language="uk" fo:country="UA"/>
    </style:style>
    <style:style style:name="T622" style:parent-style-name="DefaultParagraphFont" style:family="text">
      <style:text-properties fo:language="uk" fo:country="UA"/>
    </style:style>
    <style:style style:name="T623" style:parent-style-name="DefaultParagraphFont" style:family="text">
      <style:text-properties fo:language="uk" fo:country="UA"/>
    </style:style>
    <style:style style:name="T624" style:parent-style-name="DefaultParagraphFont" style:family="text">
      <style:text-properties fo:language="uk" fo:country="UA"/>
    </style:style>
    <style:style style:name="T625" style:parent-style-name="DefaultParagraphFont" style:family="text">
      <style:text-properties fo:language="en" fo:country="GB"/>
    </style:style>
    <style:style style:name="T626" style:parent-style-name="DefaultParagraphFont" style:family="text">
      <style:text-properties fo:language="en" fo:country="GB"/>
    </style:style>
    <style:style style:name="T627" style:parent-style-name="DefaultParagraphFont" style:family="text">
      <style:text-properties fo:language="uk" fo:country="UA"/>
    </style:style>
    <style:style style:name="T628" style:parent-style-name="DefaultParagraphFont" style:family="text">
      <style:text-properties fo:language="uk" fo:country="UA"/>
    </style:style>
    <style:style style:name="T629" style:parent-style-name="DefaultParagraphFont" style:family="text">
      <style:text-properties fo:language="uk" fo:country="UA"/>
    </style:style>
    <style:style style:name="T630" style:parent-style-name="DefaultParagraphFont" style:family="text">
      <style:text-properties fo:language="uk" fo:country="UA"/>
    </style:style>
    <style:style style:name="T631" style:parent-style-name="DefaultParagraphFont" style:family="text">
      <style:text-properties fo:language="uk" fo:country="UA"/>
    </style:style>
    <style:style style:name="T632" style:parent-style-name="DefaultParagraphFont" style:family="text">
      <style:text-properties fo:language="uk" fo:country="UA"/>
    </style:style>
    <style:style style:name="T633" style:parent-style-name="DefaultParagraphFont" style:family="text">
      <style:text-properties fo:language="uk" fo:country="UA"/>
    </style:style>
    <style:style style:name="T634" style:parent-style-name="DefaultParagraphFont" style:family="text">
      <style:text-properties fo:language="uk" fo:country="UA"/>
    </style:style>
    <style:style style:name="T635" style:parent-style-name="DefaultParagraphFont" style:family="text">
      <style:text-properties fo:language="uk" fo:country="UA"/>
    </style:style>
    <style:style style:name="T636" style:parent-style-name="DefaultParagraphFont" style:family="text">
      <style:text-properties fo:language="uk" fo:country="UA"/>
    </style:style>
    <style:style style:name="T637" style:parent-style-name="DefaultParagraphFont" style:family="text">
      <style:text-properties fo:language="uk" fo:country="UA"/>
    </style:style>
    <style:style style:name="T638" style:parent-style-name="DefaultParagraphFont" style:family="text">
      <style:text-properties fo:language="uk" fo:country="UA"/>
    </style:style>
    <style:style style:name="T639" style:parent-style-name="DefaultParagraphFont" style:family="text">
      <style:text-properties fo:language="uk" fo:country="UA"/>
    </style:style>
    <style:style style:name="T640" style:parent-style-name="DefaultParagraphFont" style:family="text">
      <style:text-properties fo:language="uk" fo:country="UA"/>
    </style:style>
    <style:style style:name="T641" style:parent-style-name="DefaultParagraphFont" style:family="text">
      <style:text-properties fo:language="en" fo:country="GB"/>
    </style:style>
    <style:style style:name="T642" style:parent-style-name="DefaultParagraphFont" style:family="text">
      <style:text-properties fo:language="uk" fo:country="UA"/>
    </style:style>
    <style:style style:name="T643" style:parent-style-name="DefaultParagraphFont" style:family="text">
      <style:text-properties fo:language="uk" fo:country="UA"/>
    </style:style>
    <style:style style:name="T644" style:parent-style-name="DefaultParagraphFont" style:family="text">
      <style:text-properties fo:language="en" fo:country="GB"/>
    </style:style>
    <style:style style:name="T645" style:parent-style-name="DefaultParagraphFont" style:family="text">
      <style:text-properties fo:language="en" fo:country="GB"/>
    </style:style>
    <style:style style:name="T646" style:parent-style-name="DefaultParagraphFont" style:family="text">
      <style:text-properties fo:language="uk" fo:country="UA"/>
    </style:style>
    <style:style style:name="T647" style:parent-style-name="DefaultParagraphFont" style:family="text">
      <style:text-properties fo:language="uk" fo:country="UA"/>
    </style:style>
    <style:style style:name="T648" style:parent-style-name="DefaultParagraphFont" style:family="text">
      <style:text-properties fo:language="uk" fo:country="UA"/>
    </style:style>
    <style:style style:name="T649" style:parent-style-name="DefaultParagraphFont" style:family="text">
      <style:text-properties fo:language="uk" fo:country="UA"/>
    </style:style>
    <style:style style:name="T650" style:parent-style-name="DefaultParagraphFont" style:family="text">
      <style:text-properties fo:language="en" fo:country="GB"/>
    </style:style>
    <style:style style:name="T651" style:parent-style-name="DefaultParagraphFont" style:family="text">
      <style:text-properties fo:language="en" fo:country="GB"/>
    </style:style>
    <style:style style:name="T652" style:parent-style-name="DefaultParagraphFont" style:family="text">
      <style:text-properties fo:language="en" fo:country="GB"/>
    </style:style>
    <style:style style:name="T653" style:parent-style-name="DefaultParagraphFont" style:family="text">
      <style:text-properties fo:language="uk" fo:country="UA"/>
    </style:style>
    <style:style style:name="T654" style:parent-style-name="DefaultParagraphFont" style:family="text">
      <style:text-properties fo:language="uk" fo:country="UA"/>
    </style:style>
    <style:style style:name="T655" style:parent-style-name="DefaultParagraphFont" style:family="text">
      <style:text-properties fo:language="uk" fo:country="UA"/>
    </style:style>
    <style:style style:name="T656" style:parent-style-name="DefaultParagraphFont" style:family="text">
      <style:text-properties fo:language="uk" fo:country="UA"/>
    </style:style>
    <style:style style:name="T657" style:parent-style-name="DefaultParagraphFont" style:family="text">
      <style:text-properties fo:language="uk" fo:country="UA"/>
    </style:style>
    <style:style style:name="T658" style:parent-style-name="DefaultParagraphFont" style:family="text">
      <style:text-properties fo:language="uk" fo:country="UA"/>
    </style:style>
    <style:style style:name="T659" style:parent-style-name="DefaultParagraphFont" style:family="text">
      <style:text-properties fo:language="uk" fo:country="UA"/>
    </style:style>
    <style:style style:name="T660" style:parent-style-name="DefaultParagraphFont" style:family="text">
      <style:text-properties fo:language="uk" fo:country="UA"/>
    </style:style>
    <style:style style:name="T661" style:parent-style-name="DefaultParagraphFont" style:family="text">
      <style:text-properties fo:language="uk" fo:country="UA"/>
    </style:style>
    <style:style style:name="T662" style:parent-style-name="DefaultParagraphFont" style:family="text">
      <style:text-properties fo:language="uk" fo:country="UA"/>
    </style:style>
    <style:style style:name="T663" style:parent-style-name="DefaultParagraphFont" style:family="text">
      <style:text-properties fo:language="uk" fo:country="UA"/>
    </style:style>
    <style:style style:name="T664" style:parent-style-name="DefaultParagraphFont" style:family="text">
      <style:text-properties fo:language="uk" fo:country="UA"/>
    </style:style>
    <style:style style:name="T665" style:parent-style-name="DefaultParagraphFont" style:family="text">
      <style:text-properties fo:language="uk" fo:country="UA"/>
    </style:style>
    <style:style style:name="T666" style:parent-style-name="DefaultParagraphFont" style:family="text">
      <style:text-properties fo:language="uk" fo:country="UA"/>
    </style:style>
    <style:style style:name="T667" style:parent-style-name="DefaultParagraphFont" style:family="text">
      <style:text-properties fo:language="uk" fo:country="UA"/>
    </style:style>
    <style:style style:name="T668" style:parent-style-name="DefaultParagraphFont" style:family="text">
      <style:text-properties fo:language="uk" fo:country="UA"/>
    </style:style>
    <style:style style:name="T669" style:parent-style-name="DefaultParagraphFont" style:family="text">
      <style:text-properties fo:language="uk" fo:country="UA"/>
    </style:style>
    <style:style style:name="T670" style:parent-style-name="DefaultParagraphFont" style:family="text">
      <style:text-properties fo:language="uk" fo:country="UA"/>
    </style:style>
    <style:style style:name="T671" style:parent-style-name="DefaultParagraphFont" style:family="text">
      <style:text-properties fo:language="uk" fo:country="UA"/>
    </style:style>
    <style:style style:name="T672" style:parent-style-name="DefaultParagraphFont" style:family="text">
      <style:text-properties fo:language="uk" fo:country="UA"/>
    </style:style>
    <style:style style:name="T673" style:parent-style-name="DefaultParagraphFont" style:family="text">
      <style:text-properties fo:language="uk" fo:country="UA"/>
    </style:style>
    <style:style style:name="T674" style:parent-style-name="DefaultParagraphFont" style:family="text">
      <style:text-properties fo:language="uk" fo:country="UA"/>
    </style:style>
    <style:style style:name="T675" style:parent-style-name="DefaultParagraphFont" style:family="text">
      <style:text-properties fo:language="uk" fo:country="UA"/>
    </style:style>
    <style:style style:name="T676" style:parent-style-name="DefaultParagraphFont" style:family="text">
      <style:text-properties fo:language="uk" fo:country="UA"/>
    </style:style>
    <style:style style:name="T677" style:parent-style-name="DefaultParagraphFont" style:family="text">
      <style:text-properties fo:language="uk" fo:country="UA"/>
    </style:style>
    <style:style style:name="T678" style:parent-style-name="DefaultParagraphFont" style:family="text">
      <style:text-properties fo:language="uk" fo:country="UA"/>
    </style:style>
    <style:style style:name="T679" style:parent-style-name="DefaultParagraphFont" style:family="text">
      <style:text-properties fo:language="uk" fo:country="UA"/>
    </style:style>
    <style:style style:name="T680" style:parent-style-name="DefaultParagraphFont" style:family="text">
      <style:text-properties fo:language="uk" fo:country="UA"/>
    </style:style>
    <style:style style:name="T681" style:parent-style-name="DefaultParagraphFont" style:family="text">
      <style:text-properties fo:language="uk" fo:country="UA"/>
    </style:style>
    <style:style style:name="T682" style:parent-style-name="DefaultParagraphFont" style:family="text">
      <style:text-properties fo:language="uk" fo:country="UA"/>
    </style:style>
    <style:style style:name="T683" style:parent-style-name="DefaultParagraphFont" style:family="text">
      <style:text-properties fo:language="uk" fo:country="UA"/>
    </style:style>
    <style:style style:name="T684" style:parent-style-name="DefaultParagraphFont" style:family="text">
      <style:text-properties fo:language="uk" fo:country="UA"/>
    </style:style>
    <style:style style:name="T685" style:parent-style-name="DefaultParagraphFont" style:family="text">
      <style:text-properties fo:language="uk" fo:country="UA"/>
    </style:style>
    <style:style style:name="T686" style:parent-style-name="DefaultParagraphFont" style:family="text">
      <style:text-properties fo:language="uk" fo:country="UA"/>
    </style:style>
    <style:style style:name="T687" style:parent-style-name="DefaultParagraphFont" style:family="text">
      <style:text-properties fo:language="uk" fo:country="UA"/>
    </style:style>
    <style:style style:name="T688" style:parent-style-name="DefaultParagraphFont" style:family="text">
      <style:text-properties fo:language="uk" fo:country="UA"/>
    </style:style>
    <style:style style:name="T689" style:parent-style-name="DefaultParagraphFont" style:family="text">
      <style:text-properties fo:language="uk" fo:country="UA"/>
    </style:style>
    <style:style style:name="T690" style:parent-style-name="DefaultParagraphFont" style:family="text">
      <style:text-properties fo:language="uk" fo:country="UA"/>
    </style:style>
    <style:style style:name="T691" style:parent-style-name="DefaultParagraphFont" style:family="text">
      <style:text-properties fo:language="uk" fo:country="UA"/>
    </style:style>
    <style:style style:name="T692" style:parent-style-name="DefaultParagraphFont" style:family="text">
      <style:text-properties fo:language="en" fo:country="GB"/>
    </style:style>
    <style:style style:name="T693" style:parent-style-name="DefaultParagraphFont" style:family="text">
      <style:text-properties fo:language="uk" fo:country="UA"/>
    </style:style>
    <style:style style:name="T694" style:parent-style-name="DefaultParagraphFont" style:family="text">
      <style:text-properties fo:language="uk" fo:country="UA"/>
    </style:style>
    <style:style style:name="T695" style:parent-style-name="DefaultParagraphFont" style:family="text">
      <style:text-properties fo:language="uk" fo:country="UA"/>
    </style:style>
    <style:style style:name="T696" style:parent-style-name="DefaultParagraphFont" style:family="text">
      <style:text-properties fo:language="uk" fo:country="UA"/>
    </style:style>
    <style:style style:name="T697" style:parent-style-name="DefaultParagraphFont" style:family="text">
      <style:text-properties fo:language="uk" fo:country="UA"/>
    </style:style>
    <style:style style:name="T698" style:parent-style-name="DefaultParagraphFont" style:family="text">
      <style:text-properties fo:language="uk" fo:country="UA"/>
    </style:style>
    <style:style style:name="T699" style:parent-style-name="DefaultParagraphFont" style:family="text">
      <style:text-properties fo:language="uk" fo:country="UA"/>
    </style:style>
    <style:style style:name="T700" style:parent-style-name="DefaultParagraphFont" style:family="text">
      <style:text-properties fo:language="uk" fo:country="UA"/>
    </style:style>
    <style:style style:name="T701" style:parent-style-name="DefaultParagraphFont" style:family="text">
      <style:text-properties fo:language="uk" fo:country="UA"/>
    </style:style>
    <style:style style:name="T702" style:parent-style-name="DefaultParagraphFont" style:family="text">
      <style:text-properties fo:language="uk" fo:country="UA"/>
    </style:style>
    <style:style style:name="T703" style:parent-style-name="DefaultParagraphFont" style:family="text">
      <style:text-properties fo:language="uk" fo:country="UA"/>
    </style:style>
    <style:style style:name="T704" style:parent-style-name="DefaultParagraphFont" style:family="text">
      <style:text-properties fo:language="uk" fo:country="UA"/>
    </style:style>
    <style:style style:name="T705" style:parent-style-name="DefaultParagraphFont" style:family="text">
      <style:text-properties fo:language="uk" fo:country="UA"/>
    </style:style>
    <style:style style:name="T706" style:parent-style-name="DefaultParagraphFont" style:family="text">
      <style:text-properties fo:language="uk" fo:country="UA"/>
    </style:style>
    <style:style style:name="T707" style:parent-style-name="DefaultParagraphFont" style:family="text">
      <style:text-properties fo:language="uk" fo:country="UA"/>
    </style:style>
    <style:style style:name="T708" style:parent-style-name="DefaultParagraphFont" style:family="text">
      <style:text-properties fo:language="uk" fo:country="UA"/>
    </style:style>
    <style:style style:name="T709" style:parent-style-name="DefaultParagraphFont" style:family="text">
      <style:text-properties fo:language="uk" fo:country="UA"/>
    </style:style>
    <style:style style:name="T710" style:parent-style-name="DefaultParagraphFont" style:family="text">
      <style:text-properties fo:language="uk" fo:country="UA"/>
    </style:style>
    <style:style style:name="T711" style:parent-style-name="DefaultParagraphFont" style:family="text">
      <style:text-properties fo:language="uk" fo:country="UA"/>
    </style:style>
    <style:style style:name="T712" style:parent-style-name="DefaultParagraphFont" style:family="text">
      <style:text-properties fo:language="uk" fo:country="UA"/>
    </style:style>
    <style:style style:name="T713" style:parent-style-name="DefaultParagraphFont" style:family="text">
      <style:text-properties fo:language="uk" fo:country="UA"/>
    </style:style>
    <style:style style:name="T714" style:parent-style-name="DefaultParagraphFont" style:family="text">
      <style:text-properties fo:language="uk" fo:country="UA"/>
    </style:style>
    <style:style style:name="T715" style:parent-style-name="DefaultParagraphFont" style:family="text">
      <style:text-properties fo:language="uk" fo:country="UA"/>
    </style:style>
    <style:style style:name="T716" style:parent-style-name="DefaultParagraphFont" style:family="text">
      <style:text-properties fo:language="uk" fo:country="UA"/>
    </style:style>
    <style:style style:name="T717" style:parent-style-name="DefaultParagraphFont" style:family="text">
      <style:text-properties fo:language="uk" fo:country="UA"/>
    </style:style>
    <style:style style:name="T718" style:parent-style-name="DefaultParagraphFont" style:family="text">
      <style:text-properties fo:language="uk" fo:country="UA"/>
    </style:style>
    <style:style style:name="T719" style:parent-style-name="DefaultParagraphFont" style:family="text">
      <style:text-properties fo:language="uk" fo:country="UA"/>
    </style:style>
    <style:style style:name="T720" style:parent-style-name="DefaultParagraphFont" style:family="text">
      <style:text-properties fo:language="uk" fo:country="UA"/>
    </style:style>
    <style:style style:name="T721" style:parent-style-name="DefaultParagraphFont" style:family="text">
      <style:text-properties fo:language="uk" fo:country="UA"/>
    </style:style>
    <style:style style:name="T722" style:parent-style-name="DefaultParagraphFont" style:family="text">
      <style:text-properties fo:language="uk" fo:country="UA"/>
    </style:style>
    <style:style style:name="T723" style:parent-style-name="DefaultParagraphFont" style:family="text">
      <style:text-properties fo:language="en" fo:country="GB"/>
    </style:style>
    <style:style style:name="T724" style:parent-style-name="DefaultParagraphFont" style:family="text">
      <style:text-properties fo:language="uk" fo:country="UA"/>
    </style:style>
    <style:style style:name="T725" style:parent-style-name="DefaultParagraphFont" style:family="text">
      <style:text-properties fo:language="uk" fo:country="UA"/>
    </style:style>
    <style:style style:name="T726" style:parent-style-name="DefaultParagraphFont" style:family="text">
      <style:text-properties fo:language="uk" fo:country="UA"/>
    </style:style>
    <style:style style:name="T727" style:parent-style-name="DefaultParagraphFont" style:family="text">
      <style:text-properties fo:language="uk" fo:country="UA"/>
    </style:style>
    <style:style style:name="T728" style:parent-style-name="DefaultParagraphFont" style:family="text">
      <style:text-properties fo:language="uk" fo:country="UA"/>
    </style:style>
    <style:style style:name="T729" style:parent-style-name="DefaultParagraphFont" style:family="text">
      <style:text-properties fo:language="uk" fo:country="UA"/>
    </style:style>
    <style:style style:name="T730" style:parent-style-name="DefaultParagraphFont" style:family="text">
      <style:text-properties fo:language="uk" fo:country="UA"/>
    </style:style>
    <style:style style:name="T731" style:parent-style-name="DefaultParagraphFont" style:family="text">
      <style:text-properties fo:language="uk" fo:country="UA"/>
    </style:style>
    <style:style style:name="T732" style:parent-style-name="DefaultParagraphFont" style:family="text">
      <style:text-properties fo:language="uk" fo:country="UA"/>
    </style:style>
    <style:style style:name="T733" style:parent-style-name="DefaultParagraphFont" style:family="text">
      <style:text-properties fo:language="uk" fo:country="UA"/>
    </style:style>
    <style:style style:name="T734" style:parent-style-name="DefaultParagraphFont" style:family="text">
      <style:text-properties fo:language="uk" fo:country="UA"/>
    </style:style>
    <style:style style:name="T735" style:parent-style-name="DefaultParagraphFont" style:family="text">
      <style:text-properties fo:language="uk" fo:country="UA"/>
    </style:style>
    <style:style style:name="T736" style:parent-style-name="DefaultParagraphFont" style:family="text">
      <style:text-properties fo:language="uk" fo:country="UA"/>
    </style:style>
    <style:style style:name="T737" style:parent-style-name="DefaultParagraphFont" style:family="text">
      <style:text-properties fo:language="uk" fo:country="UA"/>
    </style:style>
    <style:style style:name="T738" style:parent-style-name="DefaultParagraphFont" style:family="text">
      <style:text-properties fo:language="uk" fo:country="UA"/>
    </style:style>
    <style:style style:name="T739" style:parent-style-name="DefaultParagraphFont" style:family="text">
      <style:text-properties fo:language="uk" fo:country="UA"/>
    </style:style>
    <style:style style:name="T740" style:parent-style-name="DefaultParagraphFont" style:family="text">
      <style:text-properties fo:language="uk" fo:country="UA"/>
    </style:style>
    <style:style style:name="T741" style:parent-style-name="DefaultParagraphFont" style:family="text">
      <style:text-properties fo:language="uk" fo:country="UA"/>
    </style:style>
    <style:style style:name="T742" style:parent-style-name="DefaultParagraphFont" style:family="text">
      <style:text-properties fo:language="uk" fo:country="UA"/>
    </style:style>
    <style:style style:name="T743" style:parent-style-name="DefaultParagraphFont" style:family="text">
      <style:text-properties fo:language="uk" fo:country="UA"/>
    </style:style>
    <style:style style:name="T744" style:parent-style-name="DefaultParagraphFont" style:family="text">
      <style:text-properties fo:language="uk" fo:country="UA"/>
    </style:style>
    <style:style style:name="T745" style:parent-style-name="DefaultParagraphFont" style:family="text">
      <style:text-properties fo:language="uk" fo:country="UA"/>
    </style:style>
    <style:style style:name="T746" style:parent-style-name="DefaultParagraphFont" style:family="text">
      <style:text-properties fo:language="uk" fo:country="UA"/>
    </style:style>
    <style:style style:name="T747" style:parent-style-name="DefaultParagraphFont" style:family="text">
      <style:text-properties fo:language="uk" fo:country="UA"/>
    </style:style>
    <style:style style:name="T748" style:parent-style-name="DefaultParagraphFont" style:family="text">
      <style:text-properties fo:language="uk" fo:country="UA"/>
    </style:style>
    <style:style style:name="T749" style:parent-style-name="DefaultParagraphFont" style:family="text">
      <style:text-properties fo:language="uk" fo:country="UA"/>
    </style:style>
    <style:style style:name="T750" style:parent-style-name="DefaultParagraphFont" style:family="text">
      <style:text-properties fo:language="uk" fo:country="UA"/>
    </style:style>
    <style:style style:name="T751" style:parent-style-name="DefaultParagraphFont" style:family="text">
      <style:text-properties fo:language="uk" fo:country="UA"/>
    </style:style>
    <style:style style:name="T752" style:parent-style-name="DefaultParagraphFont" style:family="text">
      <style:text-properties fo:language="en" fo:country="GB"/>
    </style:style>
    <style:style style:name="T753" style:parent-style-name="DefaultParagraphFont" style:family="text">
      <style:text-properties fo:language="uk" fo:country="UA"/>
    </style:style>
    <style:style style:name="T754" style:parent-style-name="DefaultParagraphFont" style:family="text">
      <style:text-properties fo:language="uk" fo:country="UA"/>
    </style:style>
    <style:style style:name="T755" style:parent-style-name="DefaultParagraphFont" style:family="text">
      <style:text-properties fo:language="uk" fo:country="UA"/>
    </style:style>
    <style:style style:name="T756" style:parent-style-name="DefaultParagraphFont" style:family="text">
      <style:text-properties fo:language="uk" fo:country="UA"/>
    </style:style>
    <style:style style:name="T757" style:parent-style-name="DefaultParagraphFont" style:family="text">
      <style:text-properties fo:language="uk" fo:country="UA"/>
    </style:style>
    <style:style style:name="T758" style:parent-style-name="DefaultParagraphFont" style:family="text">
      <style:text-properties fo:language="uk" fo:country="UA"/>
    </style:style>
    <style:style style:name="T759" style:parent-style-name="DefaultParagraphFont" style:family="text">
      <style:text-properties fo:language="uk" fo:country="UA"/>
    </style:style>
    <style:style style:name="T760" style:parent-style-name="DefaultParagraphFont" style:family="text">
      <style:text-properties fo:language="uk" fo:country="UA"/>
    </style:style>
    <style:style style:name="T761" style:parent-style-name="DefaultParagraphFont" style:family="text">
      <style:text-properties fo:language="uk" fo:country="UA"/>
    </style:style>
    <style:style style:name="T762" style:parent-style-name="DefaultParagraphFont" style:family="text">
      <style:text-properties fo:language="uk" fo:country="UA"/>
    </style:style>
    <style:style style:name="T763" style:parent-style-name="DefaultParagraphFont" style:family="text">
      <style:text-properties fo:language="uk" fo:country="UA"/>
    </style:style>
    <style:style style:name="T764" style:parent-style-name="DefaultParagraphFont" style:family="text">
      <style:text-properties fo:language="uk" fo:country="UA"/>
    </style:style>
    <style:style style:name="T765" style:parent-style-name="DefaultParagraphFont" style:family="text">
      <style:text-properties fo:language="uk" fo:country="UA"/>
    </style:style>
    <style:style style:name="T766" style:parent-style-name="DefaultParagraphFont" style:family="text">
      <style:text-properties fo:language="uk" fo:country="UA"/>
    </style:style>
    <style:style style:name="T767" style:parent-style-name="DefaultParagraphFont" style:family="text">
      <style:text-properties fo:language="uk" fo:country="UA"/>
    </style:style>
    <style:style style:name="T768" style:parent-style-name="DefaultParagraphFont" style:family="text">
      <style:text-properties fo:language="uk" fo:country="UA"/>
    </style:style>
    <style:style style:name="T769" style:parent-style-name="DefaultParagraphFont" style:family="text">
      <style:text-properties fo:language="uk" fo:country="UA"/>
    </style:style>
    <style:style style:name="T770" style:parent-style-name="DefaultParagraphFont" style:family="text">
      <style:text-properties fo:language="uk" fo:country="UA"/>
    </style:style>
    <style:style style:name="T771" style:parent-style-name="DefaultParagraphFont" style:family="text">
      <style:text-properties fo:language="en" fo:country="GB"/>
    </style:style>
    <style:style style:name="T772" style:parent-style-name="DefaultParagraphFont" style:family="text">
      <style:text-properties fo:language="uk" fo:country="UA"/>
    </style:style>
    <style:style style:name="T773" style:parent-style-name="DefaultParagraphFont" style:family="text">
      <style:text-properties fo:language="uk" fo:country="UA"/>
    </style:style>
    <style:style style:name="T774" style:parent-style-name="DefaultParagraphFont" style:family="text">
      <style:text-properties fo:language="uk" fo:country="UA"/>
    </style:style>
    <style:style style:name="T775" style:parent-style-name="DefaultParagraphFont" style:family="text">
      <style:text-properties fo:language="uk" fo:country="UA"/>
    </style:style>
    <style:style style:name="T776" style:parent-style-name="DefaultParagraphFont" style:family="text">
      <style:text-properties fo:language="uk" fo:country="UA"/>
    </style:style>
    <style:style style:name="T777" style:parent-style-name="DefaultParagraphFont" style:family="text">
      <style:text-properties fo:language="uk" fo:country="UA"/>
    </style:style>
    <style:style style:name="T778" style:parent-style-name="DefaultParagraphFont" style:family="text">
      <style:text-properties fo:language="uk" fo:country="UA"/>
    </style:style>
    <style:style style:name="T779" style:parent-style-name="DefaultParagraphFont" style:family="text">
      <style:text-properties fo:language="en" fo:country="GB"/>
    </style:style>
    <style:style style:name="T780" style:parent-style-name="DefaultParagraphFont" style:family="text">
      <style:text-properties fo:language="uk" fo:country="UA"/>
    </style:style>
    <style:style style:name="T781" style:parent-style-name="DefaultParagraphFont" style:family="text">
      <style:text-properties fo:language="uk" fo:country="UA"/>
    </style:style>
    <style:style style:name="T782" style:parent-style-name="DefaultParagraphFont" style:family="text">
      <style:text-properties fo:language="uk" fo:country="UA"/>
    </style:style>
    <style:style style:name="T783" style:parent-style-name="DefaultParagraphFont" style:family="text">
      <style:text-properties fo:language="uk" fo:country="UA"/>
    </style:style>
    <style:style style:name="T784" style:parent-style-name="DefaultParagraphFont" style:family="text">
      <style:text-properties fo:language="uk" fo:country="UA"/>
    </style:style>
    <style:style style:name="T785" style:parent-style-name="DefaultParagraphFont" style:family="text">
      <style:text-properties fo:language="uk" fo:country="UA"/>
    </style:style>
    <style:style style:name="T786" style:parent-style-name="DefaultParagraphFont" style:family="text">
      <style:text-properties fo:language="uk" fo:country="UA"/>
    </style:style>
    <style:style style:name="T787" style:parent-style-name="DefaultParagraphFont" style:family="text">
      <style:text-properties fo:language="uk" fo:country="UA"/>
    </style:style>
    <style:style style:name="T788" style:parent-style-name="DefaultParagraphFont" style:family="text">
      <style:text-properties fo:language="uk" fo:country="UA"/>
    </style:style>
    <style:style style:name="T789" style:parent-style-name="DefaultParagraphFont" style:family="text">
      <style:text-properties fo:language="uk" fo:country="UA"/>
    </style:style>
    <style:style style:name="T790" style:parent-style-name="DefaultParagraphFont" style:family="text">
      <style:text-properties fo:language="uk" fo:country="UA"/>
    </style:style>
    <style:style style:name="T791" style:parent-style-name="DefaultParagraphFont" style:family="text">
      <style:text-properties fo:language="uk" fo:country="UA"/>
    </style:style>
    <style:style style:name="P792" style:parent-style-name="Normal" style:family="paragraph">
      <style:text-properties fo:language="en" fo:country="GB"/>
    </style:style>
    <style:style style:name="T793" style:parent-style-name="DefaultParagraphFont" style:family="text">
      <style:text-properties fo:language="en" fo:country="US" style:language-asian="en" style:country-asian="US"/>
    </style:style>
    <style:style style:name="P794" style:parent-style-name="Normal" style:family="paragraph">
      <style:paragraph-properties fo:text-align="center"/>
      <style:text-properties style:font-name="Courier New" style:font-name-complex="Courier New" fo:font-weight="bold" style:font-weight-asian="bold" fo:font-size="10pt" style:font-size-asian="10pt" style:font-size-complex="10pt" fo:language="en" fo:country="US"/>
    </style:style>
    <style:style style:family="graphic" style:name="a261">
      <style:graphic-properties draw:fill="none" draw:stroke="solid" svg:stroke-width="0.01736in" svg:stroke-color="#000000" draw:marker-end="a260" svg:stroke-opacity="100%" draw:stroke-linejoin="round"/>
    </style:style>
    <style:style style:family="graphic" style:name="a26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4">
      <style:graphic-properties draw:fill="none" draw:stroke="solid" svg:stroke-width="0.01736in" svg:stroke-color="#000000" draw:marker-end="a263" svg:stroke-opacity="100%" draw:stroke-linejoin="round"/>
    </style:style>
    <style:style style:family="graphic" style:name="a26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7">
      <style:graphic-properties draw:fill="none" draw:stroke="solid" svg:stroke-width="0.01736in" svg:stroke-color="#000000" draw:marker-end="a266" svg:stroke-opacity="100%" draw:stroke-linejoin="round"/>
    </style:style>
    <style:style style:family="graphic" style:name="a12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6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9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60">
      <style:graphic-properties draw:fill="none" draw:stroke="solid" svg:stroke-width="0.01736in" svg:stroke-color="#000000" svg:stroke-opacity="100%" draw:stroke-linejoin="round"/>
    </style:style>
    <style:style style:family="graphic" style:name="a124">
      <style:graphic-properties draw:fill="none" draw:stroke="solid" svg:stroke-width="0.01736in" svg:stroke-color="#000000" draw:marker-end="a123" svg:stroke-opacity="100%" draw:stroke-linejoin="round"/>
    </style:style>
    <style:style style:family="graphic" style:name="a61">
      <style:graphic-properties draw:fill="none" draw:stroke="solid" svg:stroke-width="0.01736in" svg:stroke-color="#000000" svg:stroke-opacity="100%" draw:stroke-linejoin="round"/>
    </style:style>
    <style:style style:family="graphic" style:name="a12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/>
    </style:style>
    <style:style style:family="graphic" style:name="a63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27">
      <style:graphic-properties draw:fill="none" draw:stroke="solid" svg:stroke-width="0.01736in" svg:stroke-color="#000000" draw:marker-end="a126" svg:stroke-opacity="100%" draw:stroke-linejoin="round"/>
    </style:style>
    <style:style style:family="graphic" style:name="a6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2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">
      <style:graphic-properties draw:fill="none" draw:stroke="solid" svg:stroke-width="0.01736in" svg:stroke-color="#000000" draw:marker-end="a67" svg:stroke-opacity="100%" draw:stroke-linejoin="round"/>
    </style:style>
    <style:style style:family="graphic" style:name="a6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2">
      <style:graphic-properties draw:fill="none" draw:stroke="solid" svg:stroke-width="0.01736in" svg:stroke-color="#000000" draw:marker-end="a271" svg:stroke-opacity="100%" draw:stroke-linejoin="round"/>
    </style:style>
    <style:style style:family="graphic" style:name="a274">
      <style:graphic-properties draw:fill="none" draw:stroke="solid" svg:stroke-width="0.01736in" svg:stroke-color="#000000" draw:marker-end="a273" svg:stroke-opacity="100%" draw:stroke-linejoin="round"/>
    </style:style>
    <style:style style:family="graphic" style:name="a276">
      <style:graphic-properties draw:fill="none" draw:stroke="solid" svg:stroke-width="0.01736in" svg:stroke-color="#000000" draw:marker-end="a275" svg:stroke-opacity="100%" draw:stroke-linejoin="round"/>
    </style:style>
    <style:style style:family="graphic" style:name="a277">
      <style:graphic-properties/>
    </style:style>
    <style:style style:family="graphic" style:name="a131">
      <style:graphic-properties draw:fill="none" draw:stroke="solid" svg:stroke-width="0.01736in" svg:stroke-color="#000000" draw:marker-end="a130" svg:stroke-opacity="100%" draw:stroke-linejoin="round"/>
    </style:style>
    <style:style style:family="graphic" style:name="a27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draw:fill="none" draw:stroke="solid" svg:stroke-width="0.01736in" svg:stroke-color="#000000" draw:marker-end="a132" svg:stroke-opacity="100%" draw:stroke-linejoin="round"/>
    </style:style>
    <style:style style:family="graphic" style:name="a71">
      <style:graphic-properties draw:fill="none" draw:stroke="solid" svg:stroke-width="0.01736in" svg:stroke-color="#000000" draw:marker-end="a70" svg:stroke-opacity="100%" draw:stroke-linejoin="round"/>
    </style:style>
    <style:style style:family="graphic" style:name="a134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7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3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draw:fill="none" draw:stroke="solid" svg:stroke-width="0.01736in" svg:stroke-color="#000000" draw:marker-end="a74" svg:stroke-opacity="100%" draw:stroke-linejoin="round"/>
    </style:style>
    <style:style style:family="graphic" style:name="a139">
      <style:graphic-properties draw:fill="none" draw:stroke="solid" svg:stroke-width="0.01736in" svg:stroke-color="#000000" draw:marker-end="a138" svg:stroke-opacity="100%" draw:stroke-linejoin="round"/>
    </style:style>
    <style:style style:family="graphic" style:name="a77">
      <style:graphic-properties draw:fill="none" draw:stroke="solid" svg:stroke-width="0.01736in" svg:stroke-color="#000000" draw:marker-end="a76" svg:stroke-opacity="100%" draw:stroke-linejoin="round"/>
    </style:style>
    <style:style style:family="graphic" style:name="a78">
      <style:graphic-properties/>
    </style:style>
    <style:style style:family="graphic" style:name="a79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4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draw:fill="none" draw:stroke="solid" svg:stroke-width="0.01736in" svg:stroke-color="#000000" draw:marker-end="a143" svg:stroke-opacity="100%" draw:stroke-linejoin="round"/>
    </style:style>
    <style:style style:family="graphic" style:name="a81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4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draw:fill="none" draw:stroke="solid" svg:stroke-width="0.01736in" svg:stroke-color="#000000" draw:marker-end="a146" svg:stroke-opacity="100%" draw:stroke-linejoin="round"/>
    </style:style>
    <style:style style:family="graphic" style:name="a84">
      <style:graphic-properties draw:fill="none" draw:stroke="solid" svg:stroke-width="0.01736in" svg:stroke-color="#000000" draw:marker-end="a83" svg:stroke-opacity="100%" draw:stroke-linejoin="round"/>
    </style:style>
    <style:style style:family="graphic" style:name="a14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draw:fill="none" draw:stroke="solid" svg:stroke-width="0.01736in" svg:stroke-color="#000000" draw:marker-end="a86" svg:stroke-opacity="100%" draw:stroke-linejoin="round"/>
    </style:style>
    <style:style style:family="graphic" style:name="a8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draw:fill="none" draw:stroke="solid" svg:stroke-width="0.01736in" svg:stroke-color="#000000" draw:marker-end="a149" svg:stroke-opacity="100%" draw:stroke-linejoin="round"/>
    </style:style>
    <style:style style:family="graphic" style:name="a15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5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1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91">
      <style:graphic-properties draw:fill="none" draw:stroke="solid" svg:stroke-width="0.01736in" svg:stroke-color="#000000" draw:marker-end="a90" svg:stroke-opacity="100%" draw:stroke-linejoin="round"/>
    </style:style>
    <style:style style:family="graphic" style:name="a155">
      <style:graphic-properties draw:fill="none" draw:stroke="solid" svg:stroke-width="0.01736in" svg:stroke-color="#000000" draw:marker-end="a154" svg:stroke-opacity="100%" draw:stroke-linejoin="round"/>
    </style:style>
    <style:style style:family="graphic" style:name="a20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3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93">
      <style:graphic-properties draw:fill="none" draw:stroke="solid" svg:stroke-width="0.01736in" svg:stroke-color="#000000" draw:marker-end="a92" svg:stroke-opacity="100%" draw:stroke-linejoin="round"/>
    </style:style>
    <style:style style:family="graphic" style:name="a157">
      <style:graphic-properties draw:fill="none" draw:stroke="solid" svg:stroke-width="0.01736in" svg:stroke-color="#000000" draw:marker-end="a156" svg:stroke-opacity="100%" draw:stroke-linejoin="round"/>
    </style:style>
    <style:style style:family="graphic" style:name="a94">
      <style:graphic-properties/>
    </style:style>
    <style:style style:family="graphic" style:name="a20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59">
      <style:graphic-properties draw:fill="none" draw:stroke="solid" svg:stroke-width="0.01736in" svg:stroke-color="#000000" draw:marker-end="a158" svg:stroke-opacity="100%" draw:stroke-linejoin="round"/>
    </style:style>
    <style:style style:family="graphic" style:name="a9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6">
      <style:graphic-properties draw:fill="none" draw:stroke="solid" svg:stroke-width="0.01736in" svg:stroke-color="#000000" draw:marker-end="a205" svg:stroke-opacity="100%" draw:stroke-linejoin="round"/>
    </style:style>
    <style:style style:family="graphic" style:name="a20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none" draw:stroke="solid" svg:stroke-width="0.01736in" svg:stroke-color="#000000" draw:marker-end="a97" svg:stroke-opacity="100%" draw:stroke-linejoin="round"/>
    </style:style>
    <style:style style:family="graphic" style:name="a209">
      <style:graphic-properties draw:fill="none" draw:stroke="solid" svg:stroke-width="0.01736in" svg:stroke-color="#000000" draw:marker-end="a208" svg:stroke-opacity="100%" draw:stroke-linejoin="round"/>
    </style:style>
    <style:style style:family="graphic" style:name="a9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/>
    </style:style>
    <style:style style:family="graphic" style:name="a161">
      <style:graphic-properties draw:fill="solid" draw:fill-color="#ffffff" draw:opacity="100%" draw:stroke="solid" svg:stroke-width="0.03472in" svg:stroke-color="#000000" svg:stroke-opacity="100%" draw:stroke-linejoin="round"/>
    </style:style>
    <style:style style:family="graphic" style:name="a16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10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6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6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 draw:fill="none" draw:stroke="solid" svg:stroke-width="0.01736in" svg:stroke-color="#000000" draw:marker-end="a212" svg:stroke-opacity="100%" draw:stroke-linejoin="round"/>
    </style:style>
    <style:style style:family="graphic" style:name="a21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draw:fill="none" draw:stroke="solid" svg:stroke-width="0.01736in" svg:stroke-color="#000000" draw:marker-end="a167" svg:stroke-opacity="100%" draw:stroke-linejoin="round"/>
    </style:style>
    <style:style style:family="graphic" style:name="a215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6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 draw:fill="none" draw:stroke="solid" svg:stroke-width="0.01736in" svg:stroke-color="#000000" draw:marker-end="a217" svg:stroke-opacity="100%" draw:stroke-linejoin="round"/>
    </style:style>
    <style:style style:family="graphic" style:name="a21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none" draw:stroke="solid" svg:stroke-width="0.01736in" svg:stroke-color="#000000" draw:marker-end="a17" svg:stroke-opacity="100%" draw:stroke-linejoin="round"/>
    </style:style>
    <style:style style:family="graphic" style:name="a171">
      <style:graphic-properties draw:fill="none" draw:stroke="solid" svg:stroke-width="0.01736in" svg:stroke-color="#000000" draw:marker-end="a170" svg:stroke-opacity="100%" draw:stroke-linejoin="round"/>
    </style:style>
    <style:style style:family="graphic" style:name="a17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ffffff" draw:opacity="100%" draw:stroke="solid" svg:stroke-width="0.03125in" svg:stroke-color="#000000" svg:stroke-opacity="100%" draw:stroke-linejoin="round"/>
    </style:style>
    <style:style style:family="graphic" style:name="a221">
      <style:graphic-properties draw:fill="none" draw:stroke="solid" svg:stroke-width="0.01736in" svg:stroke-color="#000000" draw:marker-end="a220" svg:stroke-opacity="100%" draw:stroke-linejoin="round"/>
    </style:style>
    <style:style style:family="graphic" style:name="a175">
      <style:graphic-properties draw:fill="none" draw:stroke="solid" svg:stroke-width="0.01736in" svg:stroke-color="#000000" draw:marker-end="a174" svg:stroke-opacity="100%" draw:stroke-linejoin="round"/>
    </style:style>
    <style:style style:family="graphic" style:name="a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23">
      <style:graphic-properties draw:fill="none" draw:stroke="solid" svg:stroke-width="0.01736in" svg:stroke-color="#000000" draw:marker-start="a222" svg:stroke-opacity="100%" draw:stroke-linejoin="round"/>
    </style:style>
    <style:style style:family="graphic" style:name="a17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736in" svg:stroke-color="#000000" draw:marker-end="a2" svg:stroke-opacity="100%" draw:stroke-linejoin="round"/>
    </style:style>
    <style:style style:family="graphic" style:name="a178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25">
      <style:graphic-properties draw:fill="none" draw:stroke="solid" svg:stroke-width="0.01736in" svg:stroke-color="#000000" draw:marker-end="a224" svg:stroke-opacity="100%" draw:stroke-linejoin="round"/>
    </style:style>
    <style:style style:family="graphic" style:name="a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1736in" svg:stroke-color="#000000" draw:marker-end="a5" svg:stroke-opacity="100%" draw:stroke-linejoin="round"/>
    </style:style>
    <style:style style:family="graphic" style:name="a227">
      <style:graphic-properties draw:fill="none" draw:stroke="solid" svg:stroke-width="0.01736in" svg:stroke-color="#000000" draw:marker-end="a226" svg:stroke-opacity="100%" draw:stroke-linejoin="round"/>
    </style:style>
    <style:style style:family="graphic" style:name="a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1736in" svg:stroke-color="#000000" svg:stroke-opacity="100%" draw:stroke-linejoin="round"/>
    </style:style>
    <style:style style:family="graphic" style:name="a229">
      <style:graphic-properties draw:fill="none" draw:stroke="solid" svg:stroke-width="0.01736in" svg:stroke-color="#000000" draw:marker-end="a228" svg:stroke-opacity="100%" draw:stroke-linejoin="round"/>
    </style:style>
    <style:style style:family="graphic" style:name="a20">
      <style:graphic-properties draw:fill="none" draw:stroke="solid" svg:stroke-width="0.01736in" svg:stroke-color="#000000" draw:marker-end="a19" svg:stroke-opacity="100%" draw:stroke-linejoin="round"/>
    </style:style>
    <style:style style:family="graphic" style:name="a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none" draw:stroke="solid" svg:stroke-width="0.01736in" svg:stroke-color="#000000" draw:marker-end="a21" svg:stroke-opacity="100%" draw:stroke-linejoin="round"/>
    </style:style>
    <style:style style:family="graphic" style:name="a2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none" draw:stroke="solid" svg:stroke-width="0.01736in" svg:stroke-color="#000000" draw:marker-end="a24" svg:stroke-opacity="100%" draw:stroke-linejoin="round"/>
    </style:style>
    <style:style style:family="graphic" style:name="a2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none" draw:stroke="solid" svg:stroke-width="0.01736in" svg:stroke-color="#000000" draw:marker-end="a27" svg:stroke-opacity="100%" draw:stroke-linejoin="round"/>
    </style:style>
    <style:style style:family="graphic" style:name="a2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1">
      <style:graphic-properties draw:fill="none" draw:stroke="solid" svg:stroke-width="0.01736in" svg:stroke-color="#000000" draw:marker-end="a180" svg:stroke-opacity="100%" draw:stroke-linejoin="round"/>
    </style:style>
    <style:style style:family="graphic" style:name="a18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 draw:fill="none" draw:stroke="solid" svg:stroke-width="0.01736in" svg:stroke-color="#000000" draw:marker-end="a183" svg:stroke-opacity="100%" draw:stroke-linejoin="round"/>
    </style:style>
    <style:style style:family="graphic" style:name="a231">
      <style:graphic-properties draw:fill="none" draw:stroke="solid" svg:stroke-width="0.01736in" svg:stroke-color="#000000" draw:marker-end="a230" svg:stroke-opacity="100%" draw:stroke-linejoin="round"/>
    </style:style>
    <style:style style:family="graphic" style:name="a18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>
      <style:graphic-properties draw:fill="none" draw:stroke="solid" svg:stroke-width="0.01736in" svg:stroke-color="#000000" draw:marker-end="a232" svg:stroke-opacity="100%" draw:stroke-linejoin="round"/>
    </style:style>
    <style:style style:family="graphic" style:name="a188">
      <style:graphic-properties draw:fill="none" draw:stroke="solid" svg:stroke-width="0.01736in" svg:stroke-color="#000000" draw:marker-end="a187" svg:stroke-opacity="100%" draw:stroke-linejoin="round"/>
    </style:style>
    <style:style style:family="graphic" style:name="a235">
      <style:graphic-properties draw:fill="none" draw:stroke="solid" svg:stroke-width="0.01736in" svg:stroke-color="#000000" draw:marker-start="a234" svg:stroke-opacity="100%" draw:stroke-linejoin="round"/>
    </style:style>
    <style:style style:family="graphic" style:name="a189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36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3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8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3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draw:fill="none" draw:stroke="solid" svg:stroke-width="0.01736in" svg:stroke-color="#000000" draw:marker-end="a30" svg:stroke-opacity="100%" draw:stroke-linejoin="round"/>
    </style:style>
    <style:style style:family="graphic" style:name="a32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3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3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3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3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draw:fill="none" draw:stroke="solid" svg:stroke-width="0.01736in" svg:stroke-color="#000000" svg:stroke-opacity="100%" draw:stroke-linejoin="round"/>
    </style:style>
    <style:style style:family="graphic" style:name="a192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9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1">
      <style:graphic-properties draw:fill="none" draw:stroke="solid" svg:stroke-width="0.01736in" svg:stroke-color="#000000" draw:marker-end="a240" svg:stroke-opacity="100%" draw:stroke-linejoin="round"/>
    </style:style>
    <style:style style:family="graphic" style:name="a195">
      <style:graphic-properties draw:fill="none" draw:stroke="solid" svg:stroke-width="0.01736in" svg:stroke-color="#000000" draw:marker-end="a194" svg:stroke-opacity="100%" draw:stroke-linejoin="round"/>
    </style:style>
    <style:style style:family="graphic" style:name="a24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4">
      <style:graphic-properties draw:fill="none" draw:stroke="solid" svg:stroke-width="0.01736in" svg:stroke-color="#000000" draw:marker-end="a243" svg:stroke-opacity="100%" draw:stroke-linejoin="round"/>
    </style:style>
    <style:style style:family="graphic" style:name="a24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draw:fill="none" draw:stroke="solid" svg:stroke-width="0.01736in" svg:stroke-color="#000000" draw:marker-end="a198" svg:stroke-opacity="100%" draw:stroke-linejoin="round"/>
    </style:style>
    <style:style style:family="graphic" style:name="a24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draw:fill="none" draw:stroke="solid" svg:stroke-width="0.01736in" svg:stroke-color="#000000" draw:marker-end="a100" svg:stroke-opacity="100%" draw:stroke-linejoin="round"/>
    </style:style>
    <style:style style:family="graphic" style:name="a248">
      <style:graphic-properties draw:fill="none" draw:stroke="solid" svg:stroke-width="0.01736in" svg:stroke-color="#000000" draw:marker-end="a247" svg:stroke-opacity="100%" draw:stroke-linejoin="round"/>
    </style:style>
    <style:style style:family="graphic" style:name="a102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0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none" draw:stroke="solid" svg:stroke-width="0.01736in" svg:stroke-color="#000000" draw:marker-end="a40" svg:stroke-opacity="100%" draw:stroke-linejoin="round"/>
    </style:style>
    <style:style style:family="graphic" style:name="a105">
      <style:graphic-properties draw:fill="none" draw:stroke="solid" svg:stroke-width="0.01736in" svg:stroke-color="#000000" draw:marker-end="a104" svg:stroke-opacity="100%" draw:stroke-linejoin="round"/>
    </style:style>
    <style:style style:family="graphic" style:name="a106">
      <style:graphic-properties/>
    </style:style>
    <style:style style:family="graphic" style:name="a43">
      <style:graphic-properties draw:fill="none" draw:stroke="solid" svg:stroke-width="0.01736in" svg:stroke-color="#000000" draw:marker-end="a42" svg:stroke-opacity="100%" draw:stroke-linejoin="round"/>
    </style:style>
    <style:style style:family="graphic" style:name="a107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44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10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draw:fill="none" draw:stroke="solid" svg:stroke-width="0.01736in" svg:stroke-color="#000000" draw:marker-end="a46" svg:stroke-opacity="100%" draw:stroke-linejoin="round"/>
    </style:style>
    <style:style style:family="graphic" style:name="a49">
      <style:graphic-properties draw:fill="none" draw:stroke="solid" svg:stroke-width="0.01736in" svg:stroke-color="#000000" draw:marker-end="a48" svg:stroke-opacity="100%" draw:stroke-linejoin="round"/>
    </style:style>
    <style:style style:family="graphic" style:name="a250">
      <style:graphic-properties draw:fill="none" draw:stroke="solid" svg:stroke-width="0.01736in" svg:stroke-color="#000000" draw:marker-end="a249" svg:stroke-opacity="100%" draw:stroke-linejoin="round"/>
    </style:style>
    <style:style style:family="graphic" style:name="a251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5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3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25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6">
      <style:graphic-properties draw:fill="none" draw:stroke="solid" svg:stroke-width="0.01736in" svg:stroke-color="#000000" draw:marker-end="a255" svg:stroke-opacity="100%" draw:stroke-linejoin="round"/>
    </style:style>
    <style:style style:family="graphic" style:name="a25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draw:fill="none" draw:stroke="solid" svg:stroke-width="0.01736in" svg:stroke-color="#000000" draw:marker-end="a109" svg:stroke-opacity="100%" draw:stroke-linejoin="round"/>
    </style:style>
    <style:style style:family="graphic" style:name="a25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draw:fill="none" draw:stroke="solid" svg:stroke-width="0.01736in" svg:stroke-color="#000000" draw:marker-end="a113" svg:stroke-opacity="100%" draw:stroke-linejoin="round"/>
    </style:style>
    <style:style style:family="graphic" style:name="a51">
      <style:graphic-properties draw:fill="none" draw:stroke="solid" svg:stroke-width="0.01736in" svg:stroke-color="#000000" draw:marker-end="a50" svg:stroke-opacity="100%" draw:stroke-linejoin="round"/>
    </style:style>
    <style:style style:family="graphic" style:name="a116">
      <style:graphic-properties draw:fill="none" draw:stroke="solid" svg:stroke-width="0.01736in" svg:stroke-color="#000000" draw:marker-end="a115" svg:stroke-opacity="100%" draw:stroke-linejoin="round"/>
    </style:style>
    <style:style style:family="graphic" style:name="a53">
      <style:graphic-properties draw:fill="none" draw:stroke="solid" svg:stroke-width="0.01736in" svg:stroke-color="#000000" draw:marker-end="a52" svg:stroke-opacity="100%" draw:stroke-linejoin="round"/>
    </style:style>
    <style:style style:family="graphic" style:name="a11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/>
    </style:style>
    <style:style style:family="graphic" style:name="a55">
      <style:graphic-properties draw:fill="none" draw:stroke="solid" svg:stroke-width="0.01736in" svg:stroke-color="#000000" draw:marker-end="a54" svg:stroke-opacity="100%" draw:stroke-linejoin="round"/>
    </style:style>
    <style:style style:family="graphic" style:name="a119">
      <style:graphic-properties draw:fill="solid" draw:fill-color="#ffffff" draw:opacity="100%" draw:stroke="solid" svg:stroke-width="0.01736in" svg:stroke-color="#000000" svg:stroke-opacity="100%" draw:stroke-linejoin="round"/>
    </style:style>
    <style:style style:family="graphic" style:name="a57">
      <style:graphic-properties draw:fill="none" draw:stroke="solid" svg:stroke-width="0.01736in" svg:stroke-color="#000000" draw:marker-end="a56" svg:stroke-opacity="100%" draw:stroke-linejoin="round"/>
    </style:style>
    <style:style style:family="graphic" style:name="a59">
      <style:graphic-properties draw:fill="none" draw:stroke="solid" svg:stroke-width="0.01736in" svg:stroke-color="#000000" draw:marker-start="a58" svg:stroke-opacity="100%" draw:stroke-linejoin="round"/>
    </style:style>
  </office:automatic-styles>
  <office:body>
    <office:text text:use-soft-page-breaks="true">
      <text:p text:style-name="P1">Лабораторна робота №1</text:p>
      <text:p text:style-name="sec_name"><text:span text:style-name="T2">Розробка лексичного аналізатор</text:span><text:span text:style-name="T3">а</text:span><text:span text:style-name="T4"><text:s/>(сканеру,</text:span><text:s/>scanner<text:span text:style-name="T5"><text:s/>)</text:span></text:p>
      <text:p text:style-name="P6">Постановка задачі</text:p>
      <text:p text:style-name="body"><text:span text:style-name="T7">Розробити програму лексичного аналізатора (ЛА) для підмножини мови програмування<text:s/></text:span>SIGNAL<text:span text:style-name="T8">.</text:span></text:p>
      <text:p text:style-name="P9">Програма має забезпечувати наступне (якщо це передбачається граматикою варіанту):</text:p>
      <text:list text:style-name="LFO7" text:continue-numbering="true">
        <text:list-item>
          <text:p text:style-name="P10">згортання ідентифікаторів;</text:p>
        </text:list-item>
        <text:list-item>
          <text:p text:style-name="P11">згортання ключових слів;</text:p>
        </text:list-item>
        <text:list-item>
          <text:p text:style-name="P12">згортання цілих десяткових констант;</text:p>
        </text:list-item>
        <text:list-item>
          <text:p text:style-name="P13">згортання дійсних десяткових констант;</text:p>
        </text:list-item>
        <text:list-item>
          <text:p text:style-name="P14">згортання строкових констант, якщо вони визначені в заданій мові;</text:p>
        </text:list-item>
      </text:list>
      <text:p text:style-name="P15">Також у всіх варіантах необхідно забезпечити:</text:p>
      <text:list text:style-name="LFO8" text:continue-numbering="true">
        <text:list-item>
          <text:p text:style-name="P16"><text:span text:style-name="T17">видалення коментарів, заданих у вигляді (*</text:span>&lt;<text:span text:style-name="T18">текст коментарю</text:span>&gt;<text:span text:style-name="T19">*)</text:span></text:p>
        </text:list-item>
      </text:list>
      <text:p text:style-name="P20">Для кодування лексем необхідно використовувати числові діапазони, вказані в Таблиці 1.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1">Діапазони кодування лексем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Вид лексеми</text:p>
          </table:table-cell>
          <table:table-cell table:style-name="TableCell28">
            <text:p text:style-name="P29">Числовий діапазон</text:p>
          </table:table-cell>
        </table:table-row>
        <table:table-row table:style-name="TableRow30">
          <table:table-cell table:style-name="TableCell31">
            <text:p text:style-name="body_table"><text:span text:style-name="T32">односимвольні роздільники та знаки операцій</text:span><text:span text:style-name="T33"><text:s/>(: / ; + <text:s/></text:span><text:span text:style-name="T34">і</text:span><text:span text:style-name="T35"><text:s/>т.д.)</text:span></text:p>
          </table:table-cell>
          <table:table-cell table:style-name="TableCell36">
            <text:p text:style-name="P37">0<text:s/>–<text:s/>255,</text:p>
            <text:p text:style-name="P38"><text:span text:style-name="T39">Тобто коди<text:s/></text:span><text:span text:style-name="T40">ASCII</text:span></text:p>
          </table:table-cell>
        </table:table-row>
        <table:table-row table:style-name="TableRow41">
          <table:table-cell table:style-name="TableCell42">
            <text:p text:style-name="body_table"><text:span text:style-name="T43">багатосимвольні роздільники</text:span><text:span text:style-name="T44"><text:s/></text:span><text:span text:style-name="T45">( := ,&lt;= ,&lt;=,<text:s/></text:span><text:span text:style-name="T46">і</text:span><text:span text:style-name="T47"><text:s/>т.д.)</text:span></text:p>
          </table:table-cell>
          <table:table-cell table:style-name="TableCell48">
            <text:p text:style-name="P49">301 - 400</text:p>
          </table:table-cell>
        </table:table-row>
        <table:table-row table:style-name="TableRow50">
          <table:table-cell table:style-name="TableCell51">
            <text:p text:style-name="P52">цілі десяткові константи</text:p>
          </table:table-cell>
          <table:table-cell table:style-name="TableCell53">
            <text:p text:style-name="P54">401 - 500</text:p>
          </table:table-cell>
        </table:table-row>
        <table:table-row table:style-name="TableRow55">
          <table:table-cell table:style-name="TableCell56">
            <text:p text:style-name="P57">символьні константи</text:p>
          </table:table-cell>
          <table:table-cell table:style-name="TableCell58">
            <text:p text:style-name="P59">501 - 600</text:p>
          </table:table-cell>
        </table:table-row>
        <table:table-row table:style-name="TableRow60">
          <table:table-cell table:style-name="TableCell61">
            <text:p text:style-name="P62">рядкові константи</text:p>
          </table:table-cell>
          <table:table-cell table:style-name="TableCell63">
            <text:p text:style-name="P64">601 - 700</text:p>
          </table:table-cell>
        </table:table-row>
        <table:table-row table:style-name="TableRow65">
          <table:table-cell table:style-name="TableCell66">
            <text:p text:style-name="body_table"><text:span text:style-name="T67">ключові слова</text:span><text:span text:style-name="T68"><text:s/>(</text:span><text:span text:style-name="T69">BEGIN</text:span><text:span text:style-name="T70">,<text:s/></text:span><text:span text:style-name="T71">END</text:span><text:span text:style-name="T72">,<text:s/></text:span><text:span text:style-name="T73">FOR</text:span><text:span text:style-name="T74">)<text:s/></text:span><text:span text:style-name="T75">та</text:span><text:span text:style-name="T76"><text:s/></text:span><text:span text:style-name="T77">ідентифікатори</text:span></text:p>
          </table:table-cell>
          <table:table-cell table:style-name="TableCell78">
            <text:p text:style-name="P79">701 – 1000</text:p>
          </table:table-cell>
        </table:table-row>
      </table:table>
      <text:p text:style-name="body"><text:span text:style-name="T80">Входом<text:s/></text:span><text:span text:style-name="T81">ЛА має бути наступне:</text:span></text:p>
      <text:list text:style-name="LFO3" text:continue-numbering="true">
        <text:list-item>
          <text:p text:style-name="Bullets"><text:span text:style-name="T82">вихідна</text:span><text:span text:style-name="T83"><text:s/>програма, написана підмножиною</text:span><text:span text:style-name="T84"><text:s/>мови<text:s/></text:span>SIGNAL<text:span text:style-name="T85"><text:s/>відповідно до варіанту;</text:span></text:p>
        </text:list-item>
        <text:list-item>
          <text:p text:style-name="Bullets"><text:span text:style-name="T86">таблиця<text:s/></text:span><text:span text:style-name="T87">категорій символів<text:s/></text:span>ASCII<text:span text:style-name="T88"><text:s/>для<text:s/></text:span><text:span text:style-name="T89">виявлення</text:span><text:span text:style-name="T90"><text:s/>токенів;</text:span></text:p>
        </text:list-item>
        <text:list-item>
          <text:p text:style-name="Bullets"><text:span text:style-name="T91">таблиця багатосимвольних роздільників;</text:span></text:p>
        </text:list-item>
        <text:list-item>
          <text:p text:style-name="Bullets"><text:span text:style-name="T92">таблиця ідентифікаторів, в яку попередньо занесені ключові слова з атрибутом ключового слова;</text:span></text:p>
        </text:list-item>
      </text:list>
      <text:p text:style-name="body"><text:span text:style-name="T93">Вихід</text:span><text:span text:style-name="T94"><text:s/>ЛА має бути наступним:</text:span></text:p>
      <text:list text:style-name="LFO3" text:continue-numbering="true">
        <text:list-item>
          <text:p text:style-name="Bullets"><text:span text:style-name="T95">закодований рядок лексем;</text:span></text:p>
        </text:list-item>
        <text:list-item>
          <text:p text:style-name="Bullets"><text:span text:style-name="T96">таблиці ідентифікаторів, числових, символьних та рядкових констант, сформовані для конкретної програми;</text:span></text:p>
        </text:list-item>
      </text:list>
      <text:p text:style-name="P97"/>
      <text:p text:style-name="section_sub"><text:span text:style-name="T98">Зміст звіту</text:span></text:p>
      <text:p text:style-name="P99">Зміст оформлюється згідно до вимог, що пред’являються до лабораторних робіт і має містити наступне:</text:p>
      <text:list text:style-name="LFO8" text:continue-numbering="true">
        <text:list-item>
          <text:p text:style-name="P100"><text:span text:style-name="T101">титульний аркуш;</text:span></text:p>
        </text:list-item>
        <text:list-item>
          <text:p text:style-name="P102"><text:span text:style-name="T103">індивідуальне завдання згідно до варіанту;</text:span></text:p>
        </text:list-item>
        <text:list-item>
          <text:p text:style-name="P104"><text:span text:style-name="T105">таблиці або граф автомату, що задає алгоритм ЛА;</text:span></text:p>
        </text:list-item>
        <text:list-item>
          <text:p text:style-name="P106"><text:span text:style-name="T107">лістинг вихідної програми ЛА;</text:span></text:p>
        </text:list-item>
        <text:list-item>
          <text:p text:style-name="P108"><text:span text:style-name="T109">контрольні приклади, необхідні для демонстрації всіх конструкцій заданої граматики, а також всіх можливих помилкових ситуацій.</text:span><text:span text:style-name="T110"><text:s/>Опис кожного контрольного прикладу має містити згенерований рядок лексем та таблиці;</text:span></text:p>
        </text:list-item>
      </text:list>
      <text:p text:style-name="P111">До звіту на якомусь носії інформації має бути додано наступне:</text:p>
      <text:list text:style-name="LFO9" text:continue-numbering="true">
        <text:list-item>
          <text:p text:style-name="P112">файл з текстом звіту;</text:p>
        </text:list-item>
        <text:list-item>
          <text:p text:style-name="P113">проект працюючої програми з вхідними кодами,<text:s/>завантажувальний модуль<text:s/>та необхідними файлами даних;</text:p>
        </text:list-item>
      </text:list>
      <text:p text:style-name="P114">Методичні вказівки до виконання роботи.</text:p>
      <text:p text:style-name="P115">Побудуємо лексичний аналізатор (ЛА) на прикладі граматики, наведеної нижче</text:p>
      <text:list text:style-name="LFO6" text:continue-numbering="true">
        <text:list-item>
          <text:p text:style-name="gram1"><text:span text:style-name="T116">&lt;statement&gt;<text:s/></text:span><text:span text:style-name="T117"></text:span><text:span text:style-name="T118"><text:s/></text:span><text:span text:style-name="T119">if</text:span><text:span text:style-name="T120"><text:s/>&lt;expr&gt;<text:s/></text:span><text:span text:style-name="T121">then</text:span><text:span text:style-name="T122"><text:s/>&lt;expr&gt; | <text:s/></text:span><text:span text:style-name="T123"><text:line-break/></text:span><text:span text:style-name="T124">if</text:span><text:span text:style-name="T125"><text:s/>&lt;expr&gt;<text:s/></text:span><text:span text:style-name="T126">then</text:span><text:span text:style-name="T127"><text:s/>&lt;expr&gt; <text:s/></text:span><text:span text:style-name="T128">else</text:span><text:span text:style-name="T129"><text:s/>&lt;expr&gt;</text:span><text:span text:style-name="T130"><text:s/></text:span><text:span text:style-name="T131">| &lt;empty&gt;</text:span></text:p>
          <text:list text:continue-numbering="true">
            <text:list-item>
              <text:p text:style-name="gramn"><text:span text:style-name="T132">&lt;expr&gt;<text:s/></text:span><text:span text:style-name="T133"></text:span><text:span text:style-name="T134"><text:s/>&lt;term&gt; &lt;operation&gt; &lt;term&gt;<text:s/></text:span></text:p>
            </text:list-item>
            <text:list-item>
              <text:p text:style-name="gramn"><text:span text:style-name="T135">&lt;operation&gt;<text:s/></text:span><text:span text:style-name="T136"></text:span><text:span text:style-name="T137"><text:s/></text:span><text:span text:style-name="T138">=</text:span><text:span text:style-name="T139"><text:s/>| &lt; |<text:s/></text:span><text:span text:style-name="T140">&gt;</text:span><text:span text:style-name="T141"><text:s/></text:span></text:p>
            </text:list-item>
            <text:list-item>
              <text:p text:style-name="gramn"><text:span text:style-name="T142">&lt;term&gt;<text:s/></text:span><text:span text:style-name="T143"></text:span><text:span text:style-name="T144"><text:s/>&lt;number&gt; | &lt;idn&gt;</text:span></text:p>
            </text:list-item>
            <text:list-item>
              <text:p text:style-name="gramn"><text:span text:style-name="T145">&lt;number&gt;<text:s/></text:span><text:span text:style-name="T146"></text:span><text:span text:style-name="T147"><text:s/>&lt;digit&gt; | &lt;digits&gt;</text:span></text:p>
            </text:list-item>
            <text:list-item>
              <text:p text:style-name="gramn"><text:span text:style-name="T148">&lt;digits&gt;<text:s/></text:span><text:span text:style-name="T149"></text:span><text:span text:style-name="T150"><text:s/>&lt;digit&gt;&lt;digits&gt;</text:span></text:p>
            </text:list-item>
            <text:list-item>
              <text:p text:style-name="gramn"><text:span text:style-name="T151">&lt;idn&gt;<text:s/></text:span><text:span text:style-name="T152"></text:span><text:span text:style-name="T153"><text:s/>&lt;let&gt;&lt;lets_or_digits&gt;</text:span></text:p>
            </text:list-item>
            <text:list-item>
              <text:p text:style-name="gramn"><text:span text:style-name="T154">&lt;lets_or_digits&gt;<text:s/></text:span><text:span text:style-name="T155"></text:span><text:span text:style-name="T156"><text:s/>&lt;let&gt;&lt;lets_or_digits&gt; |</text:span><text:span text:style-name="T157"><text:line-break/></text:span><text:span text:style-name="T158"><text:s/>&lt;digit&gt;&lt;lets_or_digits&gt; | &lt;empty&gt;</text:span></text:p>
            </text:list-item>
            <text:list-item>
              <text:p text:style-name="gramn"><text:span text:style-name="T159">&lt;let&gt;<text:s/></text:span><text:span text:style-name="T160"></text:span><text:span text:style-name="T161"><text:s/>a | b</text:span><text:span text:style-name="T162"><text:s/>|<text:s/></text:span><text:span text:style-name="T163">...<text:s/></text:span><text:span text:style-name="T164"><text:s/>|<text:s/></text:span><text:span text:style-name="T165">z</text:span></text:p>
            </text:list-item>
            <text:list-item>
              <text:p text:style-name="gramn"><text:span text:style-name="T166">&lt;digit&gt;<text:s/></text:span><text:span text:style-name="T167"></text:span><text:span text:style-name="T168"><text:s text:c="2"/>0 | 1 |<text:s/></text:span><text:span text:style-name="T169">...</text:span><text:span text:style-name="T170"><text:s/>| 9</text:span></text:p>
            </text:list-item>
          </text:list>
        </text:list-item>
      </text:list>
      <text:p text:style-name="body"><text:span text:style-name="T171">Для побудови ЛА виділимо з заданої граматики<text:s/></text:span><text:span text:style-name="T172">токени</text:span><text:span text:style-name="T173">, для яких побудуємо<text:s/></text:span><text:span text:style-name="T174">регулярні визначення:</text:span></text:p>
      <text:p text:style-name="P175"><text:span text:style-name="T176">if</text:span><text:span text:style-name="T177"><text:s/></text:span><text:span text:style-name="T178"></text:span><text:span text:style-name="T179"><text:s/></text:span><text:span text:style-name="T180">if</text:span></text:p>
      <text:p text:style-name="P181"><text:span text:style-name="T182">then</text:span><text:span text:style-name="T183"><text:s/></text:span><text:span text:style-name="T184"></text:span><text:span text:style-name="T185"><text:s/></text:span><text:span text:style-name="T186">then</text:span></text:p>
      <text:p text:style-name="P187"><text:span text:style-name="T188">else</text:span><text:span text:style-name="T189"><text:s/></text:span><text:span text:style-name="T190"></text:span><text:span text:style-name="T191"><text:s/></text:span><text:span text:style-name="T192">else</text:span></text:p>
      <text:p text:style-name="P193"><text:span text:style-name="T194">id</text:span><text:span text:style-name="T195">entifier</text:span><text:span text:style-name="T196"><text:s/></text:span><text:span text:style-name="T197"></text:span><text:span text:style-name="T198"><text:s/></text:span><text:span text:style-name="T199">let(let | digit)*</text:span></text:p>
      <text:p text:style-name="P200"><text:span text:style-name="T201">number</text:span><text:span text:style-name="T202"><text:s/></text:span><text:span text:style-name="T203"></text:span><text:span text:style-name="T204"><text:s/></text:span><text:span text:style-name="T205">digit*</text:span></text:p>
      <text:p text:style-name="P206"><text:span text:style-name="T207">delimiter</text:span><text:span text:style-name="T208"><text:s/></text:span><text:span text:style-name="T209"></text:span><text:span text:style-name="T210"><text:s text:c="2"/>=</text:span><text:span text:style-name="T211"><text:s/>| &lt; | &gt;<text:s/></text:span></text:p>
      <text:p text:style-name="P212"><text:span text:style-name="T213">whitespace<text:s/></text:span><text:span text:style-name="T214"></text:span><text:span text:style-name="T215"><text:s/></text:span><text:span text:style-name="T216">space | tab | newline</text:span></text:p>
      <text:p text:style-name="body"><text:span text:style-name="T217">Побудуємо укрупнену<text:s/></text:span><text:span text:style-name="T218">діаграму переходів</text:span><text:span text:style-name="T219"><text:s/>для даного прикладу (Рис. 1). Стани в діаграмі позначаються еліпсами. Початковий стан позначається еліпсом з товстою лінією, а кінцевий «подвійним» еліпсом. Стани поєднуються між собою дугами з мітками, що означають умову переходу (вхідний сигнал автомату). Значення міток описано нижче. Дуги, що не позначені мітками, означають безумовний перехід до стану.</text:span></text:p>
      <text:soft-page-break/>
      <text:p text:style-name="body"><text:span text:style-name="T220"><draw:g draw:name="Group 1026" draw:id="id54" draw:style-name="a62" text:anchor-type="as-char"><svg:title/><svg:desc/><draw:g draw:name="Group 1027" draw:id="id2"><svg:title/><svg:desc/><draw:custom-shape svg:x="0in" svg:y="0in" svg:width="0.59375in" svg:height="0.375in" draw:id="id0" draw:style-name="a0" draw:name="Oval 102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" draw:style-name="a1" draw:name="Text Box 1029" svg:x="0.07083in" svg:y="0.10833in" svg:width="0.44375in" svg:height="0.14167in" style:rel-width="scale" style:rel-height="scale"><draw:text-box><text:p text:style-name="P221">S</text:p></draw:text-box><svg:title/><svg:desc/></draw:frame></draw:g><draw:custom-shape svg:x="1.28333in" svg:y="0.79375in" svg:width="0.00208in" svg:height="0.36042in" draw:id="id3" draw:style-name="a3" draw:name="Freeform 1030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4" draw:style-name="a4" draw:name="Text Box 1031" svg:x="0.91042in" svg:y="0.91875in" svg:width="0.43542in" svg:height="0.12708in" style:rel-width="scale" style:rel-height="scale"><draw:text-box><text:p text:style-name="P222">lit</text:p></draw:text-box><svg:title/><svg:desc/></draw:frame><draw:custom-shape svg:x="5.14583in" svg:y="1.34236in" svg:width="0.35625in" svg:height="0.12569in" draw:id="id5" draw:style-name="a6" draw:name="Freeform 1032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6" draw:style-name="a7" draw:name="Text Box 1033" svg:x="1.58333in" svg:y="0.91875in" svg:width="0.43542in" svg:height="0.25in" style:rel-width="scale" style:rel-height="scale"><draw:text-box><text:p text:style-name="P223"><text:span text:style-name="T224">dig</text:span></text:p></draw:text-box><svg:title/><svg:desc/></draw:frame><draw:custom-shape svg:x="0.27708in" svg:y="0.79931in" svg:width="4.59167in" svg:height="0.16111in" draw:id="id7" draw:style-name="a8" draw:name="Freeform 1034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8" draw:style-name="a9" draw:name="Text Box 1035" svg:x="3.87917in" svg:y="0.91875in" svg:width="0.27708in" svg:height="0.29861in" style:rel-width="scale" style:rel-height="scale"><draw:text-box><text:p text:style-name="P225">(</text:p></draw:text-box><svg:title/><svg:desc/></draw:frame><draw:frame draw:id="id9" draw:style-name="a10" draw:name="Text Box 1036" svg:x="2.33542in" svg:y="0.91875in" svg:width="0.43542in" svg:height="0.125in" style:rel-width="scale" style:rel-height="scale"><draw:text-box><text:p text:style-name="P226">dm</text:p></draw:text-box><svg:title/><svg:desc/></draw:frame><draw:g draw:name="Group 1037" draw:id="id12"><svg:title/><svg:desc/><draw:custom-shape svg:x="4.55208in" svg:y="1.15486in" svg:width="0.59375in" svg:height="0.375in" draw:id="id10" draw:style-name="a11" draw:name="Oval 103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1" draw:style-name="a12" draw:name="Text Box 1039" svg:x="4.62292in" svg:y="1.26319in" svg:width="0.44375in" svg:height="0.14167in" style:rel-width="scale" style:rel-height="scale"><draw:text-box><text:p text:style-name="P227">ERR</text:p></draw:text-box><svg:title/><svg:desc/></draw:frame></draw:g><draw:g draw:name="Group 1040" draw:id="id15"><svg:title/><svg:desc/><draw:custom-shape svg:x="5.50208in" svg:y="1.15486in" svg:width="0.59375in" svg:height="0.375in" draw:id="id13" draw:style-name="a13" draw:name="Oval 104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4" draw:style-name="a14" draw:name="Text Box 1042" svg:x="5.57292in" svg:y="1.26319in" svg:width="0.44375in" svg:height="0.14167in" style:rel-width="scale" style:rel-height="scale"><draw:text-box><text:p text:style-name="P228">INP</text:p></draw:text-box><svg:title/><svg:desc/></draw:frame></draw:g><draw:g draw:name="Group 1043" draw:id="id18"><svg:title/><svg:desc/><draw:custom-shape svg:x="0.44931in" svg:y="2.21736in" svg:width="0.59375in" svg:height="0.375in" draw:id="id16" draw:style-name="a15" draw:name="Oval 104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7" draw:style-name="a16" draw:name="Text Box 1045" svg:x="0.52014in" svg:y="2.32569in" svg:width="0.44375in" svg:height="0.14167in" style:rel-width="scale" style:rel-height="scale"><draw:text-box><text:p text:style-name="P229">EXIT</text:p></draw:text-box><svg:title/><svg:desc/></draw:frame></draw:g><draw:custom-shape svg:x="1.99583in" svg:y="0.79375in" svg:width="0.00208in" svg:height="0.36042in" draw:id="id19" draw:style-name="a18" draw:name="Freeform 1046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2.71042in" svg:y="0.79375in" svg:width="0.00208in" svg:height="0.36042in" draw:id="id20" draw:style-name="a20" draw:name="Freeform 1047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4.1375in" svg:y="0.79375in" svg:width="0.00208in" svg:height="0.36042in" draw:id="id21" draw:style-name="a22" draw:name="Freeform 1048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22" draw:style-name="a23" draw:name="Text Box 1049" svg:x="3.0875in" svg:y="0.91875in" svg:width="0.43542in" svg:height="0.125in" style:rel-width="scale" style:rel-height="scale"><draw:text-box><text:p text:style-name="P230">ws</text:p></draw:text-box><svg:title/><svg:desc/></draw:frame><draw:custom-shape svg:x="3.42292in" svg:y="0.79375in" svg:width="0.00208in" svg:height="0.36042in" draw:id="id23" draw:style-name="a25" draw:name="Freeform 1050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24" draw:style-name="a26" draw:name="Text Box 1051" svg:x="4.39375in" svg:y="0.91875in" svg:width="0.43542in" svg:height="0.125in" style:rel-width="scale" style:rel-height="scale"><draw:text-box><text:p text:style-name="P231">other</text:p></draw:text-box><svg:title/><svg:desc/></draw:frame><draw:custom-shape svg:x="4.85972in" svg:y="0.79375in" svg:width="0.00208in" svg:height="0.36042in" draw:id="id25" draw:style-name="a28" draw:name="Freeform 1052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26" draw:style-name="a29" draw:name="Text Box 1053" svg:x="0.39583in" svg:y="0.91875in" svg:width="0.43542in" svg:height="0.125in" style:rel-width="scale" style:rel-height="scale"><draw:text-box><text:p text:style-name="P232">eof</text:p></draw:text-box><svg:title/><svg:desc/></draw:frame><draw:custom-shape svg:x="0.74861in" svg:y="0.80764in" svg:width="0.00556in" svg:height="1.40417in" draw:id="id27" draw:style-name="a31" draw:name="Freeform 1054"><svg:title/><svg:desc/><draw:enhanced-geometry draw:type="non-primitive" svg:viewBox="0 0 3 2866" draw:enhanced-path="M 0 0 L 3 2866 N" draw:text-areas="?f16 ?f18 ?f17 ?f19" draw:glue-points="?f12 ?f13 ?f14 ?f15" draw:glue-point-leaving-directions="-90, -9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2866"/><draw:equation draw:name="f8" draw:formula="0 * ?f5 / 3"/><draw:equation draw:name="f9" draw:formula="0 * ?f4 / 2866"/><draw:equation draw:name="f10" draw:formula="3 * ?f5 / 3"/><draw:equation draw:name="f11" draw:formula="2866 * ?f4 / 2866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g draw:name="Group 1055" draw:id="id30"><svg:title/><svg:desc/><draw:custom-shape svg:x="0.98958in" svg:y="1.15486in" svg:width="0.59375in" svg:height="0.375in" draw:id="id28" draw:style-name="a32" draw:name="Oval 105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9" draw:style-name="a33" draw:name="Text Box 1057" svg:x="1.06042in" svg:y="1.26319in" svg:width="0.44375in" svg:height="0.14167in" style:rel-width="scale" style:rel-height="scale"><draw:text-box><text:p text:style-name="P233">identifier</text:p></draw:text-box><svg:title/><svg:desc/></draw:frame></draw:g><draw:g draw:name="Group 1058" draw:id="id33"><svg:title/><svg:desc/><draw:custom-shape svg:x="1.70208in" svg:y="1.15486in" svg:width="0.59375in" svg:height="0.375in" draw:id="id31" draw:style-name="a34" draw:name="Oval 105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32" draw:style-name="a35" draw:name="Text Box 1060" svg:x="1.77292in" svg:y="1.26319in" svg:width="0.44375in" svg:height="0.14167in" style:rel-width="scale" style:rel-height="scale"><draw:text-box><text:p text:style-name="P234">number</text:p></draw:text-box><svg:title/><svg:desc/></draw:frame></draw:g><draw:g draw:name="Group 1061" draw:id="id36"><svg:title/><svg:desc/><draw:custom-shape svg:x="2.41458in" svg:y="1.15486in" svg:width="0.59375in" svg:height="0.375in" draw:id="id34" draw:style-name="a36" draw:name="Oval 106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35" draw:style-name="a37" draw:name="Text Box 1063" svg:x="2.48542in" svg:y="1.26319in" svg:width="0.44375in" svg:height="0.14167in" style:rel-width="scale" style:rel-height="scale"><draw:text-box><text:p text:style-name="P235">delimiter</text:p></draw:text-box><svg:title/><svg:desc/></draw:frame></draw:g><draw:g draw:name="Group 1064" draw:id="id39"><svg:title/><svg:desc/><draw:custom-shape svg:x="3.12708in" svg:y="1.15486in" svg:width="0.59375in" svg:height="0.375in" draw:id="id37" draw:style-name="a38" draw:name="Oval 106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38" draw:style-name="a39" draw:name="Text Box 1066" svg:x="3.22014in" svg:y="1.20764in" svg:width="0.44375in" svg:height="0.26667in" style:rel-width="scale" style:rel-height="scale"><draw:text-box><text:p text:style-name="P236">white-space</text:p></draw:text-box><svg:title/><svg:desc/></draw:frame></draw:g><draw:custom-shape svg:x="1.28056in" svg:y="1.5375in" svg:width="0.00208in" svg:height="0.36042in" draw:id="id40" draw:style-name="a41" draw:name="Freeform 1067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.27708in" svg:y="0.38125in" svg:width="0.00069in" svg:height="0.42569in" draw:id="id41" draw:style-name="a43" draw:name="Freeform 1068"><svg:title/><svg:desc/><draw:enhanced-geometry draw:type="non-primitive" svg:viewBox="0 0 1 613" draw:enhanced-path="M 0 0 L 0 613 N" draw:text-areas="?f14 ?f16 ?f15 ?f17" draw:glue-points="?f11 ?f12 ?f11 ?f13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 / 613"/><draw:equation draw:name="f8" draw:formula="0 * ?f5"/><draw:equation draw:name="f9" draw:formula="0 * ?f4 / 613"/><draw:equation draw:name="f10" draw:formula="613 * ?f4 / 613"/><draw:equation draw:name="f11" draw:formula="?f8 / ?f6"/><draw:equation draw:name="f12" draw:formula="?f9 / ?f7"/><draw:equation draw:name="f13" draw:formula="?f10 / ?f7"/><draw:equation draw:name="f14" draw:formula="0 / ?f6"/><draw:equation draw:name="f15" draw:formula="?f1 / ?f6"/><draw:equation draw:name="f16" draw:formula="0 / ?f7"/><draw:equation draw:name="f17" draw:formula="?f3 / ?f7"/></draw:enhanced-geometry></draw:custom-shape><draw:g draw:name="Group 1069" draw:id="id44"><svg:title/><svg:desc/><draw:custom-shape svg:x="3.83958in" svg:y="1.15486in" svg:width="0.59375in" svg:height="0.375in" draw:id="id42" draw:style-name="a44" draw:name="Oval 107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43" draw:style-name="a45" draw:name="Text Box 1071" svg:x="3.91042in" svg:y="1.26319in" svg:width="0.44375in" svg:height="0.14167in" style:rel-width="scale" style:rel-height="scale"><draw:text-box><text:p text:style-name="P237">comment</text:p></draw:text-box><svg:title/><svg:desc/></draw:frame></draw:g><draw:custom-shape svg:x="1.99306in" svg:y="1.5375in" svg:width="0.00208in" svg:height="0.36042in" draw:id="id45" draw:style-name="a47" draw:name="Freeform 1072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2.7125in" svg:y="1.5375in" svg:width="0.00208in" svg:height="0.36042in" draw:id="id46" draw:style-name="a49" draw:name="Freeform 1073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3.425in" svg:y="1.53681in" svg:width="0.00208in" svg:height="0.36042in" draw:id="id47" draw:style-name="a51" draw:name="Freeform 1074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4.1375in" svg:y="1.5375in" svg:width="0.00208in" svg:height="0.36042in" draw:id="id48" draw:style-name="a53" draw:name="Freeform 1075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5.81181in" svg:y="1.53681in" svg:width="0.00208in" svg:height="0.36042in" draw:id="id49" draw:style-name="a55" draw:name="Freeform 1076"><svg:title/><svg:desc/><draw:enhanced-geometry draw:type="non-primitive" svg:viewBox="0 0 3 519" draw:enhanced-path="M 3 0 L 0 519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519"/><draw:equation draw:name="f8" draw:formula="3 * ?f5 / 3"/><draw:equation draw:name="f9" draw:formula="0 * ?f4 / 519"/><draw:equation draw:name="f10" draw:formula="0 * ?f5 / 3"/><draw:equation draw:name="f11" draw:formula="519 * ?f4 / 519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27361in" svg:y="1.89792in" svg:width="5.02014in" svg:height="0.16111in" draw:id="id50" draw:style-name="a57" draw:name="Freeform 1077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0.27708in" svg:y="0.54653in" svg:width="6.01458in" svg:height="0.00417in" draw:id="id51" draw:style-name="a59" draw:name="Freeform 1078"><svg:title/><svg:desc/><draw:enhanced-geometry draw:type="non-primitive" svg:viewBox="0 0 8661 6" draw:enhanced-path="M 0 6 L 8661 0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6"/><draw:equation draw:name="f6" draw:formula="?f1 - ?f0"/><draw:equation draw:name="f7" draw:formula="?f6 / 8661"/><draw:equation draw:name="f8" draw:formula="0 * ?f6 / 8661"/><draw:equation draw:name="f9" draw:formula="6 * ?f4 / 6"/><draw:equation draw:name="f10" draw:formula="8661 * ?f6 / 8661"/><draw:equation draw:name="f11" draw:formula="0 * ?f4 / 6"/><draw:equation draw:name="f12" draw:formula="?f8 / ?f7"/><draw:equation draw:name="f13" draw:formula="?f9 / ?f5"/><draw:equation draw:name="f14" draw:formula="?f10 / ?f7"/><draw:equation draw:name="f15" draw:formula="?f11 / ?f5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svg:x="6.28958in" svg:y="0.54861in" svg:width="0.00208in" svg:height="1.35in" draw:id="id52" draw:style-name="a60" draw:name="Freeform 1079"><svg:title/><svg:desc/><draw:enhanced-geometry draw:type="non-primitive" svg:viewBox="0 0 3 1944" draw:enhanced-path="M 0 0 L 3 1944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1944"/><draw:equation draw:name="f8" draw:formula="0 * ?f5 / 3"/><draw:equation draw:name="f9" draw:formula="0 * ?f4 / 1944"/><draw:equation draw:name="f10" draw:formula="3 * ?f5 / 3"/><draw:equation draw:name="f11" draw:formula="1944 * ?f4 / 1944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.48889in" svg:y="2.27986in" svg:width="0.51458in" svg:height="0.25in" draw:id="id53" draw:style-name="a61" draw:name="Oval 108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8">Укрупнена діаграма переходів Л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"><text:span text:style-name="T239">В укрупненій діаграмі стани відповідають розпізнаванню токенів з такими самими іменами, а також існують два додаткових стани для обробки знайденої помилки та вводу наступного символу.<text:s/></text:span><text:span text:style-name="T240">Вважається, що на виході кожного із цих станів, окрім<text:s/></text:span><text:span text:style-name="T241">ERR</text:span><text:span text:style-name="T242">, буде новий, ще необроблений символ.</text:span></text:p>
      <text:p text:style-name="P243">Значення станів укрупненої діаграми переходів:</text:p>
      <text:list text:style-name="LFO10" text:continue-numbering="true">
        <text:list-item>
          <text:p text:style-name="P244">S –<text:s/><text:span text:style-name="T245">стартовий стан</text:span><text:s/>(<text:span text:style-name="T246">стан діаграми переходів в момент початку роботи ЛА</text:span>);</text:p>
        </text:list-item>
        <text:list-item>
          <text:p text:style-name="P247">EXIT –<text:s/><text:span text:style-name="T248">кінцевий стан</text:span><text:s/>ЛА;</text:p>
        </text:list-item>
        <text:list-item>
          <text:p text:style-name="P249">identifier –<text:s/><text:span text:style-name="T250">обробка токена</text:span><text:s/>identifier;</text:p>
        </text:list-item>
        <text:list-item>
          <text:p text:style-name="P251">number –<text:s/><text:span text:style-name="T252">обробка токена</text:span><text:s/>number;</text:p>
        </text:list-item>
        <text:list-item>
          <text:p text:style-name="P253">delimiter –<text:s/><text:span text:style-name="T254">обробка токена</text:span><text:s/>delimiter;</text:p>
        </text:list-item>
        <text:list-item>
          <text:p text:style-name="P255">whitespace –<text:s/><text:span text:style-name="T256">обробка токена</text:span><text:s/>whitespace;</text:p>
        </text:list-item>
        <text:list-item>
          <text:p text:style-name="P257">comment –<text:s/><text:span text:style-name="T258">обробка коментарів</text:span>;</text:p>
        </text:list-item>
        <text:list-item>
          <text:p text:style-name="P259">ERR –<text:s/><text:span text:style-name="T260">видача повідомлення про помилку</text:span>;</text:p>
        </text:list-item>
        <text:list-item>
          <text:p text:style-name="P261">INP –<text:s/><text:span text:style-name="T262">введення</text:span><text:s/><text:span text:style-name="T263">чергового символу</text:span>.</text:p>
        </text:list-item>
      </text:list>
      <text:p text:style-name="P264">Значення міток:</text:p>
      <text:list text:style-name="LFO3" text:continue-numbering="true">
        <text:list-item>
          <text:p text:style-name="Bullets">dig – цифра ( 0 .. 9 )<text:span text:style-name="T265">;</text:span></text:p>
        </text:list-item>
        <text:list-item>
          <text:p text:style-name="Bullets">lit –<text:s/><text:span text:style-name="T266">літера</text:span><text:s/>( a .. z )<text:span text:style-name="T267">;</text:span></text:p>
        </text:list-item>
        <text:list-item>
          <text:p text:style-name="Bullets">ws –<text:s/><text:span text:style-name="T268">пробільний символ</text:span><text:s/>(<text:span text:style-name="T269">пробіл, табуляція, перехід рядку</text:span>);</text:p>
        </text:list-item>
        <text:list-item>
          <text:p text:style-name="Bullets">dm –<text:s/><text:span text:style-name="T270">роздільник</text:span><text:s/>( =, &lt;, &gt; )<text:span text:style-name="T271">;</text:span></text:p>
        </text:list-item>
        <text:list-item>
          <text:p text:style-name="Bullets">eof – символ<text:s/><text:span text:style-name="T272">кінцю файлу</text:span><text:span text:style-name="T273">;</text:span></text:p>
        </text:list-item>
        <text:list-item>
          <text:p text:style-name="Bullets">other –<text:s/><text:span text:style-name="T274">будь-який символ, не вказаний іншими дугами, що виходять зі стану</text:span>.</text:p>
        </text:list-item>
      </text:list>
      <text:p text:style-name="body"><text:span text:style-name="T275">Будемо вести розробку ЛА методом покрокової деталізації. Деталізуємо роботу ЛА для станів<text:s/></text:span><text:span text:style-name="T276">identifier</text:span><text:span text:style-name="T277">,<text:s/></text:span><text:span text:style-name="T278">number</text:span><text:span text:style-name="T279">,<text:s/></text:span><text:span text:style-name="T280">delimiter</text:span><text:span text:style-name="T281">,<text:s/></text:span><text:span text:style-name="T282">whitespace</text:span><text:span text:style-name="T283"><text:s/>та<text:s/></text:span>comment<text:span text:style-name="T284"><text:s/>з діаграми на рис. 1. Для цього побудуємо діаграму переходів для кожного регулярного визначення і для обробки коментарів. Необхідно зауважити, що для невеликих граматик</text:span><text:span text:style-name="T285"><text:s/>можна одразу побудувати всю діаграму переходів ЛА</text:span><text:span text:style-name="T286"><text:s/>повністю,</text:span><text:span text:style-name="T287"><text:s/>без деталізації.</text:span><text:span text:style-name="T288"><text:s/></text:span></text:p>
      <text:p text:style-name="P289">Значення станів деталізованих діаграм переходів:</text:p>
      <text:list text:style-name="LFO3" text:continue-numbering="true">
        <text:list-item>
          <text:p text:style-name="P290">S –<text:s/>стартовий стан<text:s/>(стан діаграми переходів в момент початку роботи ЛА);</text:p>
        </text:list-item>
        <text:list-item>
          <text:p text:style-name="P291">EXIT<text:s/>–<text:s/>кінцевий стан<text:s/>ЛА;</text:p>
        </text:list-item>
        <text:list-item>
          <text:p text:style-name="P292">OUT –<text:s/>виведення<text:s/>лексеми;</text:p>
        </text:list-item>
        <text:list-item>
          <text:p text:style-name="P293">IDN –<text:s/>введення<text:s/>ідентифікатору;</text:p>
        </text:list-item>
        <text:list-item>
          <text:p text:style-name="P294">NUM –<text:s/>введення числа;</text:p>
        </text:list-item>
        <text:list-item>
          <text:p text:style-name="P295">BCOM – <text:s/>початок коментарю;</text:p>
        </text:list-item>
        <text:list-item>
          <text:p text:style-name="P296">COM – <text:s/>коментар;</text:p>
        </text:list-item>
        <text:list-item>
          <text:p text:style-name="P297">ECOM – <text:s/>закінчення коментарю;</text:p>
        </text:list-item>
        <text:list-item>
          <text:p text:style-name="P298">WS –<text:s/>пропуск пробільних символів;</text:p>
        </text:list-item>
        <text:list-item>
          <text:p text:style-name="P299">INP – <text:s/>введення чергового символу;</text:p>
        </text:list-item>
        <text:list-item>
          <text:p text:style-name="P300">ERR – <text:s/>видача повідомлення про помилку, що не залежить від контексту;</text:p>
        </text:list-item>
        <text:list-item>
          <text:p text:style-name="P301">ERRC – <text:s/>видача повідомлення про помилку, що залежить від контексту.</text:p>
        </text:list-item>
      </text:list>
      <text:p text:style-name="body"><text:span text:style-name="T302">У всіх станах,</text:span><text:span text:style-name="T303"><text:s/></text:span><text:span text:style-name="T304">окрім<text:s/></text:span>OUT, ERR<text:s/><text:span text:style-name="T305">та</text:span><text:s/>ERR<text:span text:style-name="T306">C</text:span><text:span text:style-name="T307">, виконується введення чергового символу. У стані<text:s/></text:span>OUT<text:span text:style-name="T308"><text:s/>виконується виведення коду<text:s/></text:span><text:span text:style-name="T309">сформованої</text:span><text:span text:style-name="T310"><text:s/>лексеми у файл результату і передавання прийнятого символу на подальший аналіз.</text:span></text:p>
      <text:p text:style-name="body"><text:span text:style-name="T311">На рис. 2 показана діаграма переходів для токену<text:s/></text:span><text:span text:style-name="T312">identifier</text:span><text:span text:style-name="T313">:</text:span></text:p>
      <text:p text:style-name="P314"><text:span text:style-name="T315"><draw:g draw:name="Group 1182" draw:id="id68" draw:style-name="a78" text:anchor-type="as-char"><svg:title/><svg:desc/><draw:g draw:name="Group 1183" draw:id="id57"><svg:title/><svg:desc/><draw:custom-shape svg:x="0.66597in" svg:y="0.42361in" svg:width="0.59375in" svg:height="0.375in" draw:id="id55" draw:style-name="a63" draw:name="Oval 118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56" draw:style-name="a64" draw:name="Text Box 1185" svg:x="0.73681in" svg:y="0.53194in" svg:width="0.44375in" svg:height="0.14167in" style:rel-width="scale" style:rel-height="scale"><draw:text-box><text:p text:style-name="P316">NUM</text:p></draw:text-box><svg:title/><svg:desc/></draw:frame></draw:g><draw:g draw:name="Group 1186" draw:id="id60"><svg:title/><svg:desc/><draw:custom-shape svg:x="1.93264in" svg:y="0.42361in" svg:width="0.59375in" svg:height="0.375in" draw:id="id58" draw:style-name="a65" draw:name="Oval 118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59" draw:style-name="a66" draw:name="Text Box 1188" svg:x="2.00347in" svg:y="0.53194in" svg:width="0.44375in" svg:height="0.14167in" style:rel-width="scale" style:rel-height="scale"><draw:text-box><text:p text:style-name="P317">OUT</text:p></draw:text-box><svg:title/><svg:desc/></draw:frame></draw:g><draw:custom-shape svg:x="0in" svg:y="0.61111in" svg:width="0.68125in" svg:height="0.00069in" draw:id="id61" draw:style-name="a68" draw:name="Freeform 1189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62" draw:style-name="a69" draw:name="Text Box 1190" svg:x="0.07222in" svg:y="0.42361in" svg:width="0.43542in" svg:height="0.29028in" style:rel-width="scale" style:rel-height="scale"><draw:text-box><text:p text:style-name="P318"><text:span text:style-name="T319">lit</text:span></text:p></draw:text-box><svg:title/><svg:desc/></draw:frame><draw:custom-shape svg:x="0.86389in" svg:y="0.17361in" svg:width="0.21111in" svg:height="0.27083in" draw:id="id63" draw:style-name="a71" draw:name="Freeform 1191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64" draw:style-name="a72" draw:name="Text Box 1192" svg:x="0.62639in" svg:y="0in" svg:width="0.7125in" svg:height="0.25in" style:rel-width="scale" style:rel-height="scale"><draw:text-box><text:p text:style-name="P320">lit,dig</text:p></draw:text-box><svg:title/><svg:desc/></draw:frame><draw:frame draw:id="id65" draw:style-name="a73" draw:name="Text Box 1193" svg:x="1.33889in" svg:y="0.42361in" svg:width="0.43542in" svg:height="0.12708in" style:rel-width="scale" style:rel-height="scale"><draw:text-box><text:p text:style-name="P321">other</text:p></draw:text-box><svg:title/><svg:desc/></draw:frame><draw:custom-shape svg:x="1.26458in" svg:y="0.61111in" svg:width="0.68125in" svg:height="0.00069in" draw:id="id66" draw:style-name="a75" draw:name="Freeform 1194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2.51806in" svg:y="0.61111in" svg:width="0.68125in" svg:height="0.00069in" draw:id="id67" draw:style-name="a77" draw:name="Freeform 1195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draw:g>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figure">Діаграма переходів для токену<text:s/><text:span text:style-name="T322">identifi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"><text:span text:style-name="T323">Одним із способів відділення ключових слів від ідентифікаторів є наступним: для ключових слів та ідентифікаторів створюють одну таблицю, в яку при ініціалізації заносять ключові слова. Для нашого прикладу граматики таблиця має бути проініціалізована ключовими словами<text:s/></text:span><text:span text:style-name="T324">if</text:span>,<text:s/><text:span text:style-name="T325">then</text:span><text:s/>,<text:s/><text:span text:style-name="T326">else</text:span>.<text:s/><text:span text:style-name="T327">Саме тому токени<text:s/></text:span><text:span text:style-name="T328">if, then , else</text:span><text:s/><text:span text:style-name="T329">будуть включені в токен</text:span><text:s/><text:span text:style-name="T330">identifier</text:span>.</text:p>
      <text:p text:style-name="body"><text:span text:style-name="T331">На рис. 3 показана діаграма переходів для токена<text:s/></text:span><text:span text:style-name="T332">number</text:span>.</text:p>
      <text:p text:style-name="P333"><text:span text:style-name="T334"><draw:g draw:name="Group 604" draw:id="id82" draw:style-name="a94" text:anchor-type="as-char"><svg:title/><svg:desc/><draw:g draw:name="Group 605" draw:id="id71"><svg:title/><svg:desc/><draw:custom-shape svg:x="0.66597in" svg:y="0.42361in" svg:width="0.59375in" svg:height="0.375in" draw:id="id69" draw:style-name="a79" draw:name="Oval 60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70" draw:style-name="a80" draw:name="Text Box 607" svg:x="0.73681in" svg:y="0.53194in" svg:width="0.44375in" svg:height="0.14167in" style:rel-width="scale" style:rel-height="scale"><draw:text-box><text:p text:style-name="P335">NUM</text:p></draw:text-box><svg:title/><svg:desc/></draw:frame></draw:g><draw:g draw:name="Group 608" draw:id="id74"><svg:title/><svg:desc/><draw:custom-shape svg:x="1.93264in" svg:y="0.42361in" svg:width="0.59375in" svg:height="0.375in" draw:id="id72" draw:style-name="a81" draw:name="Oval 60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73" draw:style-name="a82" draw:name="Text Box 610" svg:x="2.00347in" svg:y="0.53194in" svg:width="0.44375in" svg:height="0.14167in" style:rel-width="scale" style:rel-height="scale"><draw:text-box><text:p text:style-name="P336">OUT</text:p></draw:text-box><svg:title/><svg:desc/></draw:frame></draw:g><draw:custom-shape svg:x="0in" svg:y="0.61111in" svg:width="0.68125in" svg:height="0.00069in" draw:id="id75" draw:style-name="a84" draw:name="Freeform 611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76" draw:style-name="a85" draw:name="Text Box 612" svg:x="0.07222in" svg:y="0.42361in" svg:width="0.43542in" svg:height="0.29028in" style:rel-width="scale" style:rel-height="scale"><draw:text-box><text:p text:style-name="P337"><text:span text:style-name="T338">dig</text:span></text:p></draw:text-box><svg:title/><svg:desc/></draw:frame><draw:custom-shape svg:x="0.86389in" svg:y="0.17361in" svg:width="0.21111in" svg:height="0.27083in" draw:id="id77" draw:style-name="a87" draw:name="Freeform 613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78" draw:style-name="a88" draw:name="Text Box 614" svg:x="0.62639in" svg:y="0in" svg:width="0.7125in" svg:height="0.25in" style:rel-width="scale" style:rel-height="scale"><draw:text-box><text:p text:style-name="P339">dig</text:p></draw:text-box><svg:title/><svg:desc/></draw:frame><draw:frame draw:id="id79" draw:style-name="a89" draw:name="Text Box 615" svg:x="1.33889in" svg:y="0.42361in" svg:width="0.43542in" svg:height="0.12708in" style:rel-width="scale" style:rel-height="scale"><draw:text-box><text:p text:style-name="P340">other</text:p></draw:text-box><svg:title/><svg:desc/></draw:frame><draw:custom-shape svg:x="1.26458in" svg:y="0.61111in" svg:width="0.68125in" svg:height="0.00069in" draw:id="id80" draw:style-name="a91" draw:name="Freeform 616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2.51806in" svg:y="0.61111in" svg:width="0.68125in" svg:height="0.00069in" draw:id="id81" draw:style-name="a93" draw:name="Freeform 617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draw:g>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figure">Діаграма переходів для токена<text:s/><text:span text:style-name="T341">numb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">На<text:s/><text:span text:style-name="T342">рис. 4<text:s/></text:span>показана<text:s/><text:span text:style-name="T343">діаграма переходів для токена</text:span><text:s/><text:span text:style-name="T344">delimiter</text:span>:<text:s/></text:p>
      <text:p text:style-name="P345"><text:span text:style-name="T346"><draw:g draw:name="Group 1015" draw:id="id93" draw:style-name="a106" text:anchor-type="as-char"><svg:title/><svg:desc/><draw:g draw:name="Group 1016" draw:id="id85"><svg:title/><svg:desc/><draw:custom-shape svg:x="0.6875in" svg:y="0.00278in" svg:width="0.59375in" svg:height="0.375in" draw:id="id83" draw:style-name="a95" draw:name="Oval 101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84" draw:style-name="a96" draw:name="Text Box 1018" svg:x="0.75833in" svg:y="0.11111in" svg:width="0.44375in" svg:height="0.14167in" style:rel-width="scale" style:rel-height="scale"><draw:text-box><text:p text:style-name="P347">OUT</text:p></draw:text-box><svg:title/><svg:desc/></draw:frame></draw:g><draw:custom-shape svg:x="0in" svg:y="0.19444in" svg:width="0.68125in" svg:height="0.00069in" draw:id="id86" draw:style-name="a98" draw:name="Freeform 1019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87" draw:style-name="a99" draw:name="Text Box 1020" svg:x="0.07222in" svg:y="0.00694in" svg:width="0.43542in" svg:height="0.29028in" style:rel-width="scale" style:rel-height="scale"><draw:text-box><text:p text:style-name="P348">dm</text:p></draw:text-box><svg:title/><svg:desc/></draw:frame><draw:custom-shape svg:x="1.27847in" svg:y="0.19444in" svg:width="0.68125in" svg:height="0.00069in" draw:id="id88" draw:style-name="a101" draw:name="Freeform 1021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g draw:name="Group 1022" draw:id="id91"><svg:title/><svg:desc/><draw:custom-shape svg:x="1.97014in" svg:y="0in" svg:width="0.59375in" svg:height="0.375in" draw:id="id89" draw:style-name="a102" draw:name="Oval 102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90" draw:style-name="a103" draw:name="Text Box 1024" svg:x="2.04097in" svg:y="0.10833in" svg:width="0.44375in" svg:height="0.14167in" style:rel-width="scale" style:rel-height="scale"><draw:text-box><text:p text:style-name="P349">INP</text:p></draw:text-box><svg:title/><svg:desc/></draw:frame></draw:g><draw:custom-shape svg:x="2.55556in" svg:y="0.19444in" svg:width="0.68125in" svg:height="0.00069in" draw:id="id92" draw:style-name="a105" draw:name="Freeform 1025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draw:g>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figure">Діаграма переходів для токена<text:span text:style-name="T350"><text:s/></text:span><text:span text:style-name="T351">delimit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"><text:span text:style-name="T352">Зауваження:<text:s/></text:span><text:span text:style-name="T353">в даному прикладі використовуються тільки односимвольні роздільники, що призводить до простої діаграми їх обробки. У випадку багатосимвольних роздільників виникають певні проблеми виділення роздільників з рядку. Тому необхідно зчитувати в буфер певну кількість символів, рівне максимальній довжині роздільника, а потім працювати зі зчитаними символами. Дане зауваження також відноситься до обробки складних числових констант.</text:span></text:p>
      <text:p text:style-name="body"><text:span text:style-name="T354">Приклад</text:span><text:span text:style-name="T355">: Нехай задано визначення<text:s/></text:span><text:span text:style-name="T356">delimiter</text:span><text:s/><text:span text:style-name="T357"></text:span><text:s text:c="2"/><text:span text:style-name="T358">= | &lt; | &gt; | &lt;= | &gt;=.</text:span></text:p>
      <text:soft-page-break/>
      <text:p text:style-name="body"><text:span text:style-name="T359">Для його обробки ЛА не має зупинятися на першому зчитаному роздільнику, а зчитати два символи. І тільки потім визначати чи це один двосимвольний роздільник, чи два односимвольних. При цьому рядок<text:s/></text:span>“<text:span text:style-name="T360">&lt;=</text:span>”<text:span text:style-name="T361"><text:s/>означає роздільник<text:s/></text:span><text:span text:style-name="T362">&lt;=</text:span><text:span text:style-name="T363">, а рядок<text:s/></text:span>“<text:span text:style-name="T364">=&gt;</text:span>” –<text:s/><text:span text:style-name="T365">два роздільника:</text:span><text:s/><text:span text:style-name="T366">=</text:span><text:s text:c="2"/><text:span text:style-name="T367">та</text:span><text:s/><text:span text:style-name="T368">&gt;</text:span><text:span text:style-name="T369">.</text:span></text:p>
      <text:p text:style-name="body"><text:span text:style-name="T370">На рис. 5 показана діаграма <text:s/>переходів для обробки токену<text:s/></text:span><text:span text:style-name="T371">whitespace</text:span>.</text:p>
      <text:p text:style-name="P372"><text:span text:style-name="T373"><draw:g draw:name="Group 666" draw:id="id103" draw:style-name="a118" text:anchor-type="as-char"><svg:title/><svg:desc/><draw:g draw:name="Group 667" draw:id="id96"><svg:title/><svg:desc/><draw:custom-shape svg:x="0.6875in" svg:y="0.42361in" svg:width="0.59375in" svg:height="0.375in" draw:id="id94" draw:style-name="a107" draw:name="Oval 66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95" draw:style-name="a108" draw:name="Text Box 669" svg:x="0.75833in" svg:y="0.53194in" svg:width="0.44375in" svg:height="0.14167in" style:rel-width="scale" style:rel-height="scale"><draw:text-box><text:p text:style-name="P374">WS</text:p></draw:text-box><svg:title/><svg:desc/></draw:frame></draw:g><draw:custom-shape svg:x="0in" svg:y="0.61528in" svg:width="0.68125in" svg:height="0.00069in" draw:id="id97" draw:style-name="a110" draw:name="Freeform 670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98" draw:style-name="a111" draw:name="Text Box 671" svg:x="0.07222in" svg:y="0.42778in" svg:width="0.43542in" svg:height="0.29028in" style:rel-width="scale" style:rel-height="scale"><draw:text-box><text:p text:style-name="P375">ws</text:p></draw:text-box><svg:title/><svg:desc/></draw:frame><draw:frame draw:id="id99" draw:style-name="a112" draw:name="Text Box 672" svg:x="1.33889in" svg:y="0.42778in" svg:width="0.43542in" svg:height="0.12708in" style:rel-width="scale" style:rel-height="scale"><draw:text-box><text:p text:style-name="P376">other</text:p></draw:text-box><svg:title/><svg:desc/></draw:frame><draw:custom-shape svg:x="1.27847in" svg:y="0.61528in" svg:width="0.68125in" svg:height="0.00069in" draw:id="id100" draw:style-name="a114" draw:name="Freeform 673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0.89028in" svg:y="0.15278in" svg:width="0.21111in" svg:height="0.27083in" draw:id="id101" draw:style-name="a116" draw:name="Freeform 674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102" draw:style-name="a117" draw:name="Text Box 675" svg:x="0.77153in" svg:y="0in" svg:width="0.43542in" svg:height="0.29028in" style:rel-width="scale" style:rel-height="scale"><draw:text-box><text:p text:style-name="P377">ws</text:p></draw:text-box><svg:title/><svg:desc/></draw:frame></draw:g>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figure">Діаграма <text:s/>переходів для обробки токену<text:s/><text:span text:style-name="T378">whitespa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9"><text:span text:style-name="T380">Однією із задач ЛА є видалення коментарів. Хоча коментар не можна назвати токеном, його обробку все ж необхідно описати у вигляді діаграми переходів. На рис. 6 показана діаграма переходів для обробки коментарів, заданих у вигляді (*</text:span>&lt;<text:span text:style-name="T381">текст коментарю</text:span>&gt;<text:span text:style-name="T382">*).</text:span></text:p>
      <text:p text:style-name="P383"><text:span text:style-name="T384"><draw:g draw:name="Group 878" draw:id="id139" draw:style-name="a160" text:anchor-type="as-char"><svg:title/><svg:desc/><draw:g draw:name="Group 879" draw:id="id106"><svg:title/><svg:desc/><draw:custom-shape svg:x="0.66597in" svg:y="0.39722in" svg:width="0.59375in" svg:height="0.375in" draw:id="id104" draw:style-name="a119" draw:name="Oval 88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05" draw:style-name="a120" draw:name="Text Box 881" svg:x="0.73681in" svg:y="0.50556in" svg:width="0.44375in" svg:height="0.14167in" style:rel-width="scale" style:rel-height="scale"><draw:text-box><text:p text:style-name="P385">BCOM</text:p></draw:text-box><svg:title/><svg:desc/></draw:frame></draw:g><draw:g draw:name="Group 882" draw:id="id109"><svg:title/><svg:desc/><draw:custom-shape svg:x="1.93264in" svg:y="0.39722in" svg:width="0.59375in" svg:height="0.375in" draw:id="id107" draw:style-name="a121" draw:name="Oval 88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08" draw:style-name="a122" draw:name="Text Box 884" svg:x="2.00347in" svg:y="0.50556in" svg:width="0.44375in" svg:height="0.14167in" style:rel-width="scale" style:rel-height="scale"><draw:text-box><text:p text:style-name="P386">COM</text:p></draw:text-box><svg:title/><svg:desc/></draw:frame></draw:g><draw:custom-shape svg:x="0in" svg:y="0.58472in" svg:width="0.68125in" svg:height="0.00069in" draw:id="id110" draw:style-name="a124" draw:name="Freeform 885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111" draw:style-name="a125" draw:name="Text Box 886" svg:x="0.07222in" svg:y="0.39722in" svg:width="0.43542in" svg:height="0.29028in" style:rel-width="scale" style:rel-height="scale"><draw:text-box><text:p text:style-name="P387">(</text:p></draw:text-box><svg:title/><svg:desc/></draw:frame><draw:custom-shape svg:x="2.13056in" svg:y="0.13194in" svg:width="0.21111in" svg:height="0.27083in" draw:id="id112" draw:style-name="a127" draw:name="Freeform 887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113" draw:style-name="a128" draw:name="Text Box 888" svg:x="1.89306in" svg:y="0in" svg:width="0.7125in" svg:height="0.125in" style:rel-width="scale" style:rel-height="scale"><draw:text-box><text:p text:style-name="P388">other</text:p></draw:text-box><svg:title/><svg:desc/></draw:frame><draw:frame draw:id="id114" draw:style-name="a129" draw:name="Text Box 889" svg:x="1.33889in" svg:y="0.39722in" svg:width="0.43542in" svg:height="0.12708in" style:rel-width="scale" style:rel-height="scale"><draw:text-box><text:p text:style-name="P389">*</text:p></draw:text-box><svg:title/><svg:desc/></draw:frame><draw:custom-shape svg:x="1.26458in" svg:y="0.58472in" svg:width="0.68125in" svg:height="0.00069in" draw:id="id115" draw:style-name="a131" draw:name="Freeform 890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2.51806in" svg:y="0.58472in" svg:width="0.68125in" svg:height="0.00069in" draw:id="id116" draw:style-name="a133" draw:name="Freeform 891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g draw:name="Group 892" draw:id="id119"><svg:title/><svg:desc/><draw:custom-shape svg:x="3.19931in" svg:y="0.39583in" svg:width="0.59375in" svg:height="0.375in" draw:id="id117" draw:style-name="a134" draw:name="Oval 89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18" draw:style-name="a135" draw:name="Text Box 894" svg:x="3.27014in" svg:y="0.50417in" svg:width="0.44375in" svg:height="0.14167in" style:rel-width="scale" style:rel-height="scale"><draw:text-box><text:p text:style-name="P390">ECOM</text:p></draw:text-box><svg:title/><svg:desc/></draw:frame></draw:g><draw:g draw:name="Group 895" draw:id="id122"><svg:title/><svg:desc/><draw:custom-shape svg:x="3.19931in" svg:y="1.0625in" svg:width="0.59375in" svg:height="0.375in" draw:id="id120" draw:style-name="a136" draw:name="Oval 89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21" draw:style-name="a137" draw:name="Text Box 897" svg:x="3.27014in" svg:y="1.17083in" svg:width="0.44375in" svg:height="0.14167in" style:rel-width="scale" style:rel-height="scale"><draw:text-box><text:p text:style-name="P391"><text:span text:style-name="T392">ERR</text:span><text:span text:style-name="T393">L</text:span></text:p></draw:text-box><svg:title/><svg:desc/></draw:frame></draw:g><draw:custom-shape svg:x="3.51667in" svg:y="0.78194in" svg:width="0.00208in" svg:height="0.28056in" draw:id="id123" draw:style-name="a139" draw:name="Freeform 898"><svg:title/><svg:desc/><draw:enhanced-geometry draw:type="non-primitive" svg:viewBox="0 0 3 404" draw:enhanced-path="M 3 0 L 0 404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404"/><draw:equation draw:name="f8" draw:formula="3 * ?f5 / 3"/><draw:equation draw:name="f9" draw:formula="0 * ?f4 / 404"/><draw:equation draw:name="f10" draw:formula="0 * ?f5 / 3"/><draw:equation draw:name="f11" draw:formula="404 * ?f4 / 404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124" draw:style-name="a140" draw:name="Text Box 899" svg:x="2.60556in" svg:y="0.4375in" svg:width="0.43542in" svg:height="0.12708in" style:rel-width="scale" style:rel-height="scale"><draw:text-box><text:p text:style-name="P394">*</text:p></draw:text-box><svg:title/><svg:desc/></draw:frame><draw:frame draw:id="id125" draw:style-name="a141" draw:name="Text Box 900" svg:x="3.48611in" svg:y="0.8125in" svg:width="0.43542in" svg:height="0.12708in" style:rel-width="scale" style:rel-height="scale"><draw:text-box><text:p text:style-name="P395">eof</text:p></draw:text-box><svg:title/><svg:desc/></draw:frame><draw:frame draw:id="id126" draw:style-name="a142" draw:name="Text Box 901" svg:x="3.95139in" svg:y="0.375in" svg:width="0.35625in" svg:height="0.25in" style:rel-width="scale" style:rel-height="scale"><draw:text-box><text:p text:style-name="P396">)</text:p></draw:text-box><svg:title/><svg:desc/></draw:frame><draw:connector draw:type="line" svg:x1="2.48681in" svg:y1="0.6875in" svg:x2="3.23889in" svg:y2="1.1875in" draw:id="id127" draw:style-name="a144" draw:name="Line 902"><svg:title/><svg:desc/></draw:connector><draw:frame draw:id="id128" draw:style-name="a145" draw:name="Text Box 903" svg:x="2.77778in" svg:y="0.8125in" svg:width="0.43542in" svg:height="0.12708in" style:rel-width="scale" style:rel-height="scale"><draw:text-box><text:p text:style-name="P397">eof</text:p></draw:text-box><svg:title/><svg:desc/></draw:frame><draw:custom-shape svg:x="1.02153in" svg:y="0.77083in" svg:width="2.17778in" svg:height="0.54167in" draw:id="id129" draw:style-name="a147" draw:name="Freeform 904"><svg:title/><svg:desc/><draw:enhanced-geometry draw:type="non-primitive" svg:viewBox="0 0 2907 900" draw:enhanced-path="M 0 0 C 43 285 86 570 570 720 1054 870 1980 885 2907 90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07"/><draw:equation draw:name="f7" draw:formula="?f4 / 900"/><draw:equation draw:name="f8" draw:formula="0 * ?f5 / 2907"/><draw:equation draw:name="f9" draw:formula="0 * ?f4 / 900"/><draw:equation draw:name="f10" draw:formula="570 * ?f5 / 2907"/><draw:equation draw:name="f11" draw:formula="720 * ?f4 / 900"/><draw:equation draw:name="f12" draw:formula="2907 * ?f5 / 2907"/><draw:equation draw:name="f13" draw:formula="900 * ?f4 / 900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draw:frame draw:id="id130" draw:style-name="a148" draw:name="Text Box 905" svg:x="1.53681in" svg:y="1.0625in" svg:width="0.43542in" svg:height="0.12708in" style:rel-width="scale" style:rel-height="scale"><draw:text-box><text:p text:style-name="P398">other</text:p></draw:text-box><svg:title/><svg:desc/></draw:frame><draw:custom-shape svg:x="2.36806in" svg:y="0.28472in" svg:width="1.02917in" svg:height="0.125in" draw:id="id131" draw:style-name="a150" draw:name="Freeform 906"><svg:title/><svg:desc/><draw:enhanced-geometry draw:type="non-primitive" svg:viewBox="0 0 1482 180" draw:enhanced-path="M 1482 180 C 1206 90 931 0 684 0 437 0 47 150 0 180 N" draw:text-areas="?f18 ?f20 ?f19 ?f21" draw:glue-points="?f13 ?f14 ?f15 ?f16 ?f17 ?f14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2"/><draw:equation draw:name="f7" draw:formula="?f4 / 180"/><draw:equation draw:name="f8" draw:formula="1482 * ?f5 / 1482"/><draw:equation draw:name="f9" draw:formula="180 * ?f4 / 180"/><draw:equation draw:name="f10" draw:formula="684 * ?f5 / 1482"/><draw:equation draw:name="f11" draw:formula="0 * ?f4 / 180"/><draw:equation draw:name="f12" draw:formula="0 * ?f5 / 148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id="id132" draw:style-name="a151" draw:name="Text Box 907" svg:x="2.52639in" svg:y="0.15278in" svg:width="0.7125in" svg:height="0.125in" style:rel-width="scale" style:rel-height="scale"><draw:text-box><text:p text:style-name="P399">other</text:p></draw:text-box><svg:title/><svg:desc/></draw:frame><draw:g draw:name="Group 908" draw:id="id135"><svg:title/><svg:desc/><draw:custom-shape svg:x="4.46875in" svg:y="0.39583in" svg:width="0.59375in" svg:height="0.375in" draw:id="id133" draw:style-name="a152" draw:name="Oval 90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34" draw:style-name="a153" draw:name="Text Box 910" svg:x="4.53958in" svg:y="0.50417in" svg:width="0.44375in" svg:height="0.14167in" style:rel-width="scale" style:rel-height="scale"><draw:text-box><text:p text:style-name="P400"><text:span text:style-name="T401">INP</text:span></text:p></draw:text-box><svg:title/><svg:desc/></draw:frame></draw:g><draw:custom-shape svg:x="3.78403in" svg:y="0.58333in" svg:width="0.68125in" svg:height="0.00069in" draw:id="id136" draw:style-name="a155" draw:name="Freeform 911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5.05069in" svg:y="0.58333in" svg:width="0.68125in" svg:height="0.00069in" draw:id="id137" draw:style-name="a157" draw:name="Freeform 912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3.79792in" svg:y="0.59028in" svg:width="1.70208in" svg:height="0.625in" draw:id="id138" draw:style-name="a159" draw:name="Freeform 913"><svg:title/><svg:desc/><draw:enhanced-geometry draw:type="non-primitive" svg:viewBox="0 0 2451 900" draw:enhanced-path="M 0 900 C 736 795 1473 690 1881 540 2289 390 2370 195 2451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51"/><draw:equation draw:name="f7" draw:formula="?f4 / 900"/><draw:equation draw:name="f8" draw:formula="0 * ?f5 / 2451"/><draw:equation draw:name="f9" draw:formula="900 * ?f4 / 900"/><draw:equation draw:name="f10" draw:formula="1881 * ?f5 / 2451"/><draw:equation draw:name="f11" draw:formula="540 * ?f4 / 900"/><draw:equation draw:name="f12" draw:formula="2451 * ?f5 / 2451"/><draw:equation draw:name="f13" draw:formula="0 * ?f4 / 900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draw:g>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2">Діаграма переходів для обробки коментарі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"><text:span text:style-name="T403">Зауваження:</text:span><text:span text:style-name="T404"><text:s/>в даній діаграмі символ<text:s/></text:span>“<text:span text:style-name="T405">other</text:span>”<text:s/><text:span text:style-name="T406">у стані<text:s/></text:span>BCOM<text:span text:style-name="T407"><text:s/>призводить до помилки. Однак це вірно лише для для граматик, в яких символ<text:s/></text:span>“<text:span text:style-name="T408">(</text:span>”<text:span text:style-name="T409"><text:s/></text:span><text:span text:style-name="T410">не</text:span><text:span text:style-name="T411"><text:s/>є одно символьним роздільником, як у граматиці нашого прикладу.</text:span></text:p>
      <text:p text:style-name="P412">Тепер побудовані діаграми можна об’єднати в одну повну діаграму переходів ЛА. Вона надана на рис. 7.</text:p>
      <text:p text:style-name="P413">Після побудови повної діаграми переходів можна приступити до реалізації програми ЛА будь-якою мовою програмування. Варто зауважити, що при такому підході розмір програми буде пропорційним кількості виділених станів. Кожен стан дає частину коду, що описує поведінку ЛА.</text:p>
      <text:p text:style-name="body"/>
      <text:soft-page-break/>
      <text:p text:style-name="P414"><text:span text:style-name="T415"><draw:g draw:name="Group 1081" draw:id="id240" draw:style-name="a277" text:anchor-type="as-char"><svg:title/><svg:desc/><draw:custom-shape svg:x="0.00694in" svg:y="0in" svg:width="0.59375in" svg:height="0.375in" draw:id="id140" draw:style-name="a161" draw:name="Oval 108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41" draw:style-name="a162" draw:name="Text Box 1083" svg:x="0.07778in" svg:y="0.11042in" svg:width="0.44375in" svg:height="0.14167in" style:rel-width="scale" style:rel-height="scale"><draw:text-box><text:p text:style-name="P416">S</text:p></draw:text-box><svg:title/><svg:desc/></draw:frame><draw:g draw:name="Group 1084" draw:id="id144"><svg:title/><svg:desc/><draw:custom-shape svg:x="0.97569in" svg:y="1.13819in" svg:width="0.59375in" svg:height="0.375in" draw:id="id142" draw:style-name="a163" draw:name="Oval 108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43" draw:style-name="a164" draw:name="Text Box 1086" svg:x="1.04653in" svg:y="1.24653in" svg:width="0.44375in" svg:height="0.14167in" style:rel-width="scale" style:rel-height="scale"><draw:text-box><text:p text:style-name="P417">IDN</text:p></draw:text-box><svg:title/><svg:desc/></draw:frame></draw:g><draw:g draw:name="Group 1087" draw:id="id147"><svg:title/><svg:desc/><draw:custom-shape svg:x="2.24236in" svg:y="1.13819in" svg:width="0.59375in" svg:height="0.375in" draw:id="id145" draw:style-name="a165" draw:name="Oval 10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46" draw:style-name="a166" draw:name="Text Box 1089" svg:x="2.31319in" svg:y="1.24653in" svg:width="0.44375in" svg:height="0.14167in" style:rel-width="scale" style:rel-height="scale"><draw:text-box><text:p text:style-name="P418">OUT</text:p></draw:text-box><svg:title/><svg:desc/></draw:frame></draw:g><draw:custom-shape svg:x="0.30972in" svg:y="1.32569in" svg:width="0.68125in" svg:height="0.00069in" draw:id="id148" draw:style-name="a168" draw:name="Freeform 1090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149" draw:style-name="a169" draw:name="Text Box 1091" svg:x="0.38194in" svg:y="1.13819in" svg:width="0.43542in" svg:height="0.12708in" style:rel-width="scale" style:rel-height="scale"><draw:text-box><text:p text:style-name="P419">lit</text:p></draw:text-box><svg:title/><svg:desc/></draw:frame><draw:custom-shape svg:x="1.17361in" svg:y="0.88819in" svg:width="0.21111in" svg:height="0.27083in" draw:id="id150" draw:style-name="a171" draw:name="Freeform 1092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151" draw:style-name="a172" draw:name="Text Box 1093" svg:x="0.93611in" svg:y="0.71458in" svg:width="0.7125in" svg:height="0.25in" style:rel-width="scale" style:rel-height="scale"><draw:text-box><text:p text:style-name="P420">lit,dig</text:p></draw:text-box><svg:title/><svg:desc/></draw:frame><draw:frame draw:id="id152" draw:style-name="a173" draw:name="Text Box 1094" svg:x="1.64861in" svg:y="1.13819in" svg:width="0.43542in" svg:height="0.12708in" style:rel-width="scale" style:rel-height="scale"><draw:text-box><text:p text:style-name="P421">other</text:p></draw:text-box><svg:title/><svg:desc/></draw:frame><draw:custom-shape svg:x="1.57431in" svg:y="1.32569in" svg:width="0.68125in" svg:height="0.00069in" draw:id="id153" draw:style-name="a175" draw:name="Freeform 1095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g draw:name="Group 1096" draw:id="id156"><svg:title/><svg:desc/><draw:custom-shape svg:x="0.97569in" svg:y="2.13819in" svg:width="0.59375in" svg:height="0.375in" draw:id="id154" draw:style-name="a176" draw:name="Oval 109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55" draw:style-name="a177" draw:name="Text Box 1098" svg:x="1.04653in" svg:y="2.24653in" svg:width="0.44375in" svg:height="0.14167in" style:rel-width="scale" style:rel-height="scale"><draw:text-box><text:p text:style-name="P422">NUM</text:p></draw:text-box><svg:title/><svg:desc/></draw:frame></draw:g><draw:g draw:name="Group 1099" draw:id="id159"><svg:title/><svg:desc/><draw:custom-shape svg:x="2.24236in" svg:y="2.13819in" svg:width="0.59375in" svg:height="0.375in" draw:id="id157" draw:style-name="a178" draw:name="Oval 110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58" draw:style-name="a179" draw:name="Text Box 1101" svg:x="2.31319in" svg:y="2.24653in" svg:width="0.44375in" svg:height="0.14167in" style:rel-width="scale" style:rel-height="scale"><draw:text-box><text:p text:style-name="P423">OUT</text:p></draw:text-box><svg:title/><svg:desc/></draw:frame></draw:g><draw:custom-shape svg:x="0.30972in" svg:y="2.32569in" svg:width="0.68125in" svg:height="0.00069in" draw:id="id160" draw:style-name="a181" draw:name="Freeform 1102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161" draw:style-name="a182" draw:name="Text Box 1103" svg:x="0.38194in" svg:y="2.13819in" svg:width="0.43542in" svg:height="0.29028in" style:rel-width="scale" style:rel-height="scale"><draw:text-box><text:p text:style-name="P424"><text:span text:style-name="T425">dig</text:span></text:p></draw:text-box><svg:title/><svg:desc/></draw:frame><draw:custom-shape svg:x="1.17361in" svg:y="1.88819in" svg:width="0.21111in" svg:height="0.27083in" draw:id="id162" draw:style-name="a184" draw:name="Freeform 1104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163" draw:style-name="a185" draw:name="Text Box 1105" svg:x="0.93611in" svg:y="1.71458in" svg:width="0.7125in" svg:height="0.25in" style:rel-width="scale" style:rel-height="scale"><draw:text-box><text:p text:style-name="P426">dig</text:p></draw:text-box><svg:title/><svg:desc/></draw:frame><draw:frame draw:id="id164" draw:style-name="a186" draw:name="Text Box 1106" svg:x="1.64861in" svg:y="2.13819in" svg:width="0.43542in" svg:height="0.12708in" style:rel-width="scale" style:rel-height="scale"><draw:text-box><text:p text:style-name="P427">other</text:p></draw:text-box><svg:title/><svg:desc/></draw:frame><draw:custom-shape svg:x="1.57431in" svg:y="2.32569in" svg:width="0.68125in" svg:height="0.00069in" draw:id="id165" draw:style-name="a188" draw:name="Freeform 1107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g draw:name="Group 1108" draw:id="id168"><svg:title/><svg:desc/><draw:custom-shape svg:x="0in" svg:y="6.83958in" svg:width="0.59375in" svg:height="0.375in" draw:id="id166" draw:style-name="a189" draw:name="Oval 110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67" draw:style-name="a190" draw:name="Text Box 1110" svg:x="0.07083in" svg:y="6.94792in" svg:width="0.44375in" svg:height="0.14167in" style:rel-width="scale" style:rel-height="scale"><draw:text-box><text:p text:style-name="P428">EXIT</text:p></draw:text-box><svg:title/><svg:desc/></draw:frame></draw:g><draw:custom-shape svg:x="0.03958in" svg:y="6.90625in" svg:width="0.51458in" svg:height="0.25in" draw:id="id169" draw:style-name="a191" draw:name="Oval 111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g draw:name="Group 1112" draw:id="id172"><svg:title/><svg:desc/><draw:custom-shape svg:x="0.98958in" svg:y="3.74236in" svg:width="0.59375in" svg:height="0.375in" draw:id="id170" draw:style-name="a192" draw:name="Oval 111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71" draw:style-name="a193" draw:name="Text Box 1114" svg:x="1.06042in" svg:y="3.85069in" svg:width="0.44375in" svg:height="0.14167in" style:rel-width="scale" style:rel-height="scale"><draw:text-box><text:p text:style-name="P429">WS</text:p></draw:text-box><svg:title/><svg:desc/></draw:frame></draw:g><draw:custom-shape svg:x="0.30208in" svg:y="3.93403in" svg:width="0.68125in" svg:height="0.00069in" draw:id="id173" draw:style-name="a195" draw:name="Freeform 1115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174" draw:style-name="a196" draw:name="Text Box 1116" svg:x="0.37431in" svg:y="3.74653in" svg:width="0.43542in" svg:height="0.29028in" style:rel-width="scale" style:rel-height="scale"><draw:text-box><text:p text:style-name="P430">ws</text:p></draw:text-box><svg:title/><svg:desc/></draw:frame><draw:frame draw:id="id175" draw:style-name="a197" draw:name="Text Box 1117" svg:x="1.64097in" svg:y="3.74653in" svg:width="0.43542in" svg:height="0.12708in" style:rel-width="scale" style:rel-height="scale"><draw:text-box><text:p text:style-name="P431">other</text:p></draw:text-box><svg:title/><svg:desc/></draw:frame><draw:custom-shape svg:x="1.19236in" svg:y="3.47153in" svg:width="0.21111in" svg:height="0.27083in" draw:id="id176" draw:style-name="a199" draw:name="Freeform 1118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177" draw:style-name="a200" draw:name="Text Box 1119" svg:x="1.07361in" svg:y="3.31875in" svg:width="0.43542in" svg:height="0.29028in" style:rel-width="scale" style:rel-height="scale"><draw:text-box><text:p text:style-name="P432">ws</text:p></draw:text-box><svg:title/><svg:desc/></draw:frame><draw:g draw:name="Group 1120" draw:id="id180"><svg:title/><svg:desc/><draw:custom-shape svg:x="0.96875in" svg:y="2.81875in" svg:width="0.59375in" svg:height="0.375in" draw:id="id178" draw:style-name="a201" draw:name="Oval 112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79" draw:style-name="a202" draw:name="Text Box 1122" svg:x="1.03958in" svg:y="2.92708in" svg:width="0.44375in" svg:height="0.14167in" style:rel-width="scale" style:rel-height="scale"><draw:text-box><text:p text:style-name="P433">OUT</text:p></draw:text-box><svg:title/><svg:desc/></draw:frame></draw:g><draw:g draw:name="Group 1123" draw:id="id183"><svg:title/><svg:desc/><draw:custom-shape svg:x="2.23542in" svg:y="2.81875in" svg:width="0.59375in" svg:height="0.375in" draw:id="id181" draw:style-name="a203" draw:name="Oval 112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82" draw:style-name="a204" draw:name="Text Box 1125" svg:x="2.30625in" svg:y="2.92708in" svg:width="0.44375in" svg:height="0.14167in" style:rel-width="scale" style:rel-height="scale"><draw:text-box><text:p text:style-name="P434">INP</text:p></draw:text-box><svg:title/><svg:desc/></draw:frame></draw:g><draw:custom-shape svg:x="0.30278in" svg:y="3.00625in" svg:width="0.68125in" svg:height="0.00069in" draw:id="id184" draw:style-name="a206" draw:name="Freeform 1126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185" draw:style-name="a207" draw:name="Text Box 1127" svg:x="0.375in" svg:y="2.81875in" svg:width="0.43542in" svg:height="0.29028in" style:rel-width="scale" style:rel-height="scale"><draw:text-box><text:p text:style-name="P435">dm</text:p></draw:text-box><svg:title/><svg:desc/></draw:frame><draw:custom-shape svg:x="1.56736in" svg:y="3.00625in" svg:width="0.68125in" svg:height="0.00069in" draw:id="id186" draw:style-name="a209" draw:name="Freeform 1128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g draw:name="Group 1129" draw:id="id189"><svg:title/><svg:desc/><draw:custom-shape svg:x="0.99028in" svg:y="5.96458in" svg:width="0.59375in" svg:height="0.375in" draw:id="id187" draw:style-name="a210" draw:name="Oval 113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88" draw:style-name="a211" draw:name="Text Box 1131" svg:x="1.06111in" svg:y="6.07292in" svg:width="0.44375in" svg:height="0.14167in" style:rel-width="scale" style:rel-height="scale"><draw:text-box><text:p text:style-name="P436">ERR</text:p></draw:text-box><svg:title/><svg:desc/></draw:frame></draw:g><draw:custom-shape svg:x="0.30278in" svg:y="6.15625in" svg:width="0.68125in" svg:height="0.00069in" draw:id="id190" draw:style-name="a213" draw:name="Freeform 1132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191" draw:style-name="a214" draw:name="Text Box 1133" svg:x="0.375in" svg:y="5.96875in" svg:width="0.43542in" svg:height="0.29028in" style:rel-width="scale" style:rel-height="scale"><draw:text-box><text:p text:style-name="P437">other</text:p></draw:text-box><svg:title/><svg:desc/></draw:frame><draw:g draw:name="Group 1134" draw:id="id194"><svg:title/><svg:desc/><draw:custom-shape svg:x="2.25625in" svg:y="5.96458in" svg:width="0.59375in" svg:height="0.375in" draw:id="id192" draw:style-name="a215" draw:name="Oval 113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93" draw:style-name="a216" draw:name="Text Box 1136" svg:x="2.32708in" svg:y="6.07292in" svg:width="0.44375in" svg:height="0.14167in" style:rel-width="scale" style:rel-height="scale"><draw:text-box><text:p text:style-name="P438">INP</text:p></draw:text-box><svg:title/><svg:desc/></draw:frame></draw:g><draw:custom-shape svg:x="1.58819in" svg:y="6.15208in" svg:width="0.68125in" svg:height="0.00069in" draw:id="id195" draw:style-name="a218" draw:name="Freeform 1137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frame draw:id="id196" draw:style-name="a219" draw:name="Text Box 1138" svg:x="0.30278in" svg:y="6.46458in" svg:width="0.39583in" svg:height="0.125in" style:rel-width="scale" style:rel-height="scale"><draw:text-box><text:p text:style-name="P439">eof</text:p></draw:text-box><svg:title/><svg:desc/></draw:frame><draw:custom-shape svg:x="0.30486in" svg:y="0.38333in" svg:width="0.00069in" svg:height="6.45625in" draw:id="id197" draw:style-name="a221" draw:name="Freeform 1139"><svg:title/><svg:desc/><draw:enhanced-geometry draw:type="non-primitive" svg:viewBox="0 0 1 9297" draw:enhanced-path="M 0 0 L 1 9297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 / 9297"/><draw:equation draw:name="f8" draw:formula="0 * ?f5"/><draw:equation draw:name="f9" draw:formula="0 * ?f4 / 9297"/><draw:equation draw:name="f10" draw:formula="1 * ?f5"/><draw:equation draw:name="f11" draw:formula="9297 * ?f4 / 9297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5.56736in" svg:y="0.58958in" svg:width="0.00208in" svg:height="5.56042in" draw:id="id198" draw:style-name="a223" draw:name="Freeform 1140"><svg:title/><svg:desc/><draw:enhanced-geometry draw:type="non-primitive" svg:viewBox="0 0 3 8007" draw:enhanced-path="M 0 0 L 3 8007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8007"/><draw:equation draw:name="f8" draw:formula="0 * ?f5 / 3"/><draw:equation draw:name="f9" draw:formula="0 * ?f4 / 8007"/><draw:equation draw:name="f10" draw:formula="3 * ?f5 / 3"/><draw:equation draw:name="f11" draw:formula="8007 * ?f4 / 8007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2.83611in" svg:y="2.33958in" svg:width="2.73125in" svg:height="0.125in" draw:id="id199" draw:style-name="a225" draw:name="Freeform 1141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2.83611in" svg:y="1.33958in" svg:width="2.73125in" svg:height="0.125in" draw:id="id200" draw:style-name="a227" draw:name="Freeform 1142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2.83611in" svg:y="3.00625in" svg:width="2.73125in" svg:height="0.125in" draw:id="id201" draw:style-name="a229" draw:name="Freeform 1143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2.83611in" svg:y="6.15208in" svg:width="2.73125in" svg:height="0.125in" draw:id="id202" draw:style-name="a231" draw:name="Freeform 1144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1.59375in" svg:y="3.92708in" svg:width="3.97361in" svg:height="0.00972in" draw:id="id203" draw:style-name="a233" draw:name="Freeform 1145"><svg:title/><svg:desc/><draw:enhanced-geometry draw:type="non-primitive" svg:viewBox="0 0 5722 14" draw:enhanced-path="M 0 0 L 5722 14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22"/><draw:equation draw:name="f7" draw:formula="?f4 / 14"/><draw:equation draw:name="f8" draw:formula="0 * ?f5 / 5722"/><draw:equation draw:name="f9" draw:formula="0 * ?f4 / 14"/><draw:equation draw:name="f10" draw:formula="5722 * ?f5 / 5722"/><draw:equation draw:name="f11" draw:formula="14 * ?f4 / 14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onnector draw:type="line" svg:x1="0.30278in" svg:y1="0.58958in" svg:x2="5.56736in" svg:y2="0.58958in" draw:id="id204" draw:style-name="a235" draw:name="Line 1146"><svg:title/><svg:desc/></draw:connector><draw:g draw:name="Group 1147" draw:id="id207"><svg:title/><svg:desc/><draw:custom-shape svg:x="0.9875in" svg:y="4.57708in" svg:width="0.59375in" svg:height="0.375in" draw:id="id205" draw:style-name="a236" draw:name="Oval 114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06" draw:style-name="a237" draw:name="Text Box 1149" svg:x="1.05833in" svg:y="4.68542in" svg:width="0.44375in" svg:height="0.14167in" style:rel-width="scale" style:rel-height="scale"><draw:text-box><text:p text:style-name="P440">BCOM</text:p></draw:text-box><svg:title/><svg:desc/></draw:frame></draw:g><draw:g draw:name="Group 1150" draw:id="id210"><svg:title/><svg:desc/><draw:custom-shape svg:x="2.25417in" svg:y="4.57708in" svg:width="0.59375in" svg:height="0.375in" draw:id="id208" draw:style-name="a238" draw:name="Oval 115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09" draw:style-name="a239" draw:name="Text Box 1152" svg:x="2.325in" svg:y="4.68542in" svg:width="0.44375in" svg:height="0.14167in" style:rel-width="scale" style:rel-height="scale"><draw:text-box><text:p text:style-name="P441">COM</text:p></draw:text-box><svg:title/><svg:desc/></draw:frame></draw:g><draw:custom-shape svg:x="0.30347in" svg:y="4.76319in" svg:width="0.69931in" svg:height="0.00139in" draw:id="id211" draw:style-name="a241" draw:name="Freeform 1153"><svg:title/><svg:desc/><draw:enhanced-geometry draw:type="non-primitive" svg:viewBox="0 0 1007 2" draw:enhanced-path="M 0 0 L 1007 2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1 - ?f0"/><draw:equation draw:name="f7" draw:formula="?f6 / 1007"/><draw:equation draw:name="f8" draw:formula="0 * ?f6 / 1007"/><draw:equation draw:name="f9" draw:formula="0 * ?f4 / 2"/><draw:equation draw:name="f10" draw:formula="1007 * ?f6 / 1007"/><draw:equation draw:name="f11" draw:formula="2 * ?f4 / 2"/><draw:equation draw:name="f12" draw:formula="?f8 / ?f7"/><draw:equation draw:name="f13" draw:formula="?f9 / ?f5"/><draw:equation draw:name="f14" draw:formula="?f10 / ?f7"/><draw:equation draw:name="f15" draw:formula="?f11 / ?f5"/><draw:equation draw:name="f16" draw:formula="0 / ?f7"/><draw:equation draw:name="f17" draw:formula="?f1 / ?f7"/><draw:equation draw:name="f18" draw:formula="0 / ?f5"/><draw:equation draw:name="f19" draw:formula="?f3 / ?f5"/></draw:enhanced-geometry></draw:custom-shape><draw:frame draw:id="id212" draw:style-name="a242" draw:name="Text Box 1154" svg:x="0.39375in" svg:y="4.57708in" svg:width="0.43542in" svg:height="0.29028in" style:rel-width="scale" style:rel-height="scale"><draw:text-box><text:p text:style-name="P442">(</text:p></draw:text-box><svg:title/><svg:desc/></draw:frame><draw:custom-shape svg:x="2.45208in" svg:y="4.31181in" svg:width="0.21111in" svg:height="0.27083in" draw:id="id213" draw:style-name="a244" draw:name="Freeform 1155"><svg:title/><svg:desc/><draw:enhanced-geometry draw:type="non-primitive" svg:viewBox="0 0 304 390" draw:enhanced-path="M 294 390 C 299 330 304 270 294 210 284 150 275 60 237 30 199 0 104 0 66 30 28 60 18 150 9 210 0 270 4 330 9 390 N" draw:text-areas="?f22 ?f24 ?f23 ?f25" draw:glue-points="?f15 ?f16 ?f15 ?f17 ?f18 ?f19 ?f20 ?f19 ?f21 ?f17 ?f21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"/><draw:equation draw:name="f7" draw:formula="?f4 / 390"/><draw:equation draw:name="f8" draw:formula="294 * ?f5 / 304"/><draw:equation draw:name="f9" draw:formula="390 * ?f4 / 390"/><draw:equation draw:name="f10" draw:formula="210 * ?f4 / 390"/><draw:equation draw:name="f11" draw:formula="237 * ?f5 / 304"/><draw:equation draw:name="f12" draw:formula="30 * ?f4 / 390"/><draw:equation draw:name="f13" draw:formula="66 * ?f5 / 304"/><draw:equation draw:name="f14" draw:formula="9 * ?f5 / 304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6"/><draw:equation draw:name="f22" draw:formula="0 / ?f6"/><draw:equation draw:name="f23" draw:formula="?f1 / ?f6"/><draw:equation draw:name="f24" draw:formula="0 / ?f7"/><draw:equation draw:name="f25" draw:formula="?f3 / ?f7"/></draw:enhanced-geometry></draw:custom-shape><draw:frame draw:id="id214" draw:style-name="a245" draw:name="Text Box 1156" svg:x="2.21458in" svg:y="4.17986in" svg:width="0.7125in" svg:height="0.125in" style:rel-width="scale" style:rel-height="scale"><draw:text-box><text:p text:style-name="P443">other</text:p></draw:text-box><svg:title/><svg:desc/></draw:frame><draw:frame draw:id="id215" draw:style-name="a246" draw:name="Text Box 1157" svg:x="1.66042in" svg:y="4.57708in" svg:width="0.43542in" svg:height="0.12708in" style:rel-width="scale" style:rel-height="scale"><draw:text-box><text:p text:style-name="P444">*</text:p></draw:text-box><svg:title/><svg:desc/></draw:frame><draw:custom-shape svg:x="1.58611in" svg:y="4.76458in" svg:width="0.68125in" svg:height="0.00069in" draw:id="id216" draw:style-name="a248" draw:name="Freeform 1158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2.83958in" svg:y="4.76458in" svg:width="0.68125in" svg:height="0.00069in" draw:id="id217" draw:style-name="a250" draw:name="Freeform 1159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g draw:name="Group 1160" draw:id="id220"><svg:title/><svg:desc/><draw:custom-shape svg:x="3.52083in" svg:y="4.57569in" svg:width="0.59375in" svg:height="0.375in" draw:id="id218" draw:style-name="a251" draw:name="Oval 116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19" draw:style-name="a252" draw:name="Text Box 1162" svg:x="3.59167in" svg:y="4.68403in" svg:width="0.44375in" svg:height="0.14167in" style:rel-width="scale" style:rel-height="scale"><draw:text-box><text:p text:style-name="P445">ECOM</text:p></draw:text-box><svg:title/><svg:desc/></draw:frame></draw:g><draw:g draw:name="Group 1163" draw:id="id223"><svg:title/><svg:desc/><draw:custom-shape svg:x="3.52083in" svg:y="5.24236in" svg:width="0.59375in" svg:height="0.375in" draw:id="id221" draw:style-name="a253" draw:name="Oval 116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22" draw:style-name="a254" draw:name="Text Box 1165" svg:x="3.59167in" svg:y="5.35069in" svg:width="0.44375in" svg:height="0.14167in" style:rel-width="scale" style:rel-height="scale"><draw:text-box><text:p text:style-name="P446">ERRL</text:p></draw:text-box><svg:title/><svg:desc/></draw:frame></draw:g><draw:custom-shape svg:x="3.83819in" svg:y="4.96181in" svg:width="0.00208in" svg:height="0.28056in" draw:id="id224" draw:style-name="a256" draw:name="Freeform 1166"><svg:title/><svg:desc/><draw:enhanced-geometry draw:type="non-primitive" svg:viewBox="0 0 3 404" draw:enhanced-path="M 3 0 L 0 404 N" draw:text-areas="?f16 ?f18 ?f17 ?f19" draw:glue-points="?f12 ?f13 ?f14 ?f15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"/><draw:equation draw:name="f7" draw:formula="?f4 / 404"/><draw:equation draw:name="f8" draw:formula="3 * ?f5 / 3"/><draw:equation draw:name="f9" draw:formula="0 * ?f4 / 404"/><draw:equation draw:name="f10" draw:formula="0 * ?f5 / 3"/><draw:equation draw:name="f11" draw:formula="404 * ?f4 / 404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frame draw:id="id225" draw:style-name="a257" draw:name="Text Box 1167" svg:x="2.92708in" svg:y="4.61736in" svg:width="0.43542in" svg:height="0.12708in" style:rel-width="scale" style:rel-height="scale"><draw:text-box><text:p text:style-name="P447">*</text:p></draw:text-box><svg:title/><svg:desc/></draw:frame><draw:frame draw:id="id226" draw:style-name="a258" draw:name="Text Box 1168" svg:x="3.80764in" svg:y="4.99236in" svg:width="0.43542in" svg:height="0.12708in" style:rel-width="scale" style:rel-height="scale"><draw:text-box><text:p text:style-name="P448">eof</text:p></draw:text-box><svg:title/><svg:desc/></draw:frame><draw:frame draw:id="id227" draw:style-name="a259" draw:name="Text Box 1169" svg:x="4.27292in" svg:y="4.55486in" svg:width="0.35625in" svg:height="0.25in" style:rel-width="scale" style:rel-height="scale"><draw:text-box><text:p text:style-name="P449">)</text:p></draw:text-box><svg:title/><svg:desc/></draw:frame><draw:connector draw:type="line" svg:x1="2.80833in" svg:y1="4.86736in" svg:x2="3.56042in" svg:y2="5.36736in" draw:id="id228" draw:style-name="a261" draw:name="Line 1170"><svg:title/><svg:desc/></draw:connector><draw:frame draw:id="id229" draw:style-name="a262" draw:name="Text Box 1171" svg:x="3.09931in" svg:y="4.99236in" svg:width="0.43542in" svg:height="0.12708in" style:rel-width="scale" style:rel-height="scale"><draw:text-box><text:p text:style-name="P450">eof</text:p></draw:text-box><svg:title/><svg:desc/></draw:frame><draw:custom-shape svg:x="1.34306in" svg:y="4.95069in" svg:width="2.17778in" svg:height="0.54167in" draw:id="id230" draw:style-name="a264" draw:name="Freeform 1172"><svg:title/><svg:desc/><draw:enhanced-geometry draw:type="non-primitive" svg:viewBox="0 0 2907 900" draw:enhanced-path="M 0 0 C 43 285 86 570 570 720 1054 870 1980 885 2907 90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07"/><draw:equation draw:name="f7" draw:formula="?f4 / 900"/><draw:equation draw:name="f8" draw:formula="0 * ?f5 / 2907"/><draw:equation draw:name="f9" draw:formula="0 * ?f4 / 900"/><draw:equation draw:name="f10" draw:formula="570 * ?f5 / 2907"/><draw:equation draw:name="f11" draw:formula="720 * ?f4 / 900"/><draw:equation draw:name="f12" draw:formula="2907 * ?f5 / 2907"/><draw:equation draw:name="f13" draw:formula="900 * ?f4 / 900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draw:frame draw:id="id231" draw:style-name="a265" draw:name="Text Box 1173" svg:x="1.85833in" svg:y="5.24236in" svg:width="0.43542in" svg:height="0.12708in" style:rel-width="scale" style:rel-height="scale"><draw:text-box><text:p text:style-name="P451">other</text:p></draw:text-box><svg:title/><svg:desc/></draw:frame><draw:custom-shape svg:x="2.68958in" svg:y="4.46458in" svg:width="1.02917in" svg:height="0.125in" draw:id="id232" draw:style-name="a267" draw:name="Freeform 1174"><svg:title/><svg:desc/><draw:enhanced-geometry draw:type="non-primitive" svg:viewBox="0 0 1482 180" draw:enhanced-path="M 1482 180 C 1206 90 931 0 684 0 437 0 47 150 0 180 N" draw:text-areas="?f18 ?f20 ?f19 ?f21" draw:glue-points="?f13 ?f14 ?f15 ?f16 ?f17 ?f14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2"/><draw:equation draw:name="f7" draw:formula="?f4 / 180"/><draw:equation draw:name="f8" draw:formula="1482 * ?f5 / 1482"/><draw:equation draw:name="f9" draw:formula="180 * ?f4 / 180"/><draw:equation draw:name="f10" draw:formula="684 * ?f5 / 1482"/><draw:equation draw:name="f11" draw:formula="0 * ?f4 / 180"/><draw:equation draw:name="f12" draw:formula="0 * ?f5 / 1482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id="id233" draw:style-name="a268" draw:name="Text Box 1175" svg:x="2.84792in" svg:y="4.33264in" svg:width="0.7125in" svg:height="0.125in" style:rel-width="scale" style:rel-height="scale"><draw:text-box><text:p text:style-name="P452">other</text:p></draw:text-box><svg:title/><svg:desc/></draw:frame><draw:g draw:name="Group 1176" draw:id="id236"><svg:title/><svg:desc/><draw:custom-shape svg:x="4.79028in" svg:y="4.57569in" svg:width="0.59375in" svg:height="0.375in" draw:id="id234" draw:style-name="a269" draw:name="Oval 117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235" draw:style-name="a270" draw:name="Text Box 1178" svg:x="4.86111in" svg:y="4.68403in" svg:width="0.44375in" svg:height="0.14167in" style:rel-width="scale" style:rel-height="scale"><draw:text-box><text:p text:style-name="P453"><text:span text:style-name="T454">INP</text:span></text:p></draw:text-box><svg:title/><svg:desc/></draw:frame></draw:g><draw:custom-shape svg:x="4.10556in" svg:y="4.76319in" svg:width="0.68125in" svg:height="0.00069in" draw:id="id237" draw:style-name="a272" draw:name="Freeform 1179"><svg:title/><svg:desc/><draw:enhanced-geometry draw:type="non-primitive" svg:viewBox="0 0 981 1" draw:enhanced-path="M 0 0 L 981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81"/><draw:equation draw:name="f7" draw:formula="?f4"/><draw:equation draw:name="f8" draw:formula="0 * ?f5 / 981"/><draw:equation draw:name="f9" draw:formula="0 * ?f4"/><draw:equation draw:name="f10" draw:formula="981 * ?f5 / 981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5.38056in" svg:y="4.76319in" svg:width="0.1875in" svg:height="0.00069in" draw:id="id238" draw:style-name="a274" draw:name="Freeform 1180"><svg:title/><svg:desc/><draw:enhanced-geometry draw:type="non-primitive" svg:viewBox="0 0 270 1" draw:enhanced-path="M 0 0 L 270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0"/><draw:equation draw:name="f7" draw:formula="?f4"/><draw:equation draw:name="f8" draw:formula="0 * ?f5 / 270"/><draw:equation draw:name="f9" draw:formula="0 * ?f4"/><draw:equation draw:name="f10" draw:formula="270 * ?f5 / 270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draw:custom-shape svg:x="4.11181in" svg:y="4.76944in" svg:width="1.34375in" svg:height="0.65in" draw:id="id239" draw:style-name="a276" draw:name="Freeform 1181"><svg:title/><svg:desc/><draw:enhanced-geometry draw:type="non-primitive" svg:viewBox="0 0 1935 936" draw:enhanced-path="M 0 936 C 254 901 1205 879 1527 723 1849 567 1850 151 1935 0 N" draw:text-areas="?f20 ?f22 ?f21 ?f23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35"/><draw:equation draw:name="f7" draw:formula="?f4 / 936"/><draw:equation draw:name="f8" draw:formula="0 * ?f5 / 1935"/><draw:equation draw:name="f9" draw:formula="936 * ?f4 / 936"/><draw:equation draw:name="f10" draw:formula="1527 * ?f5 / 1935"/><draw:equation draw:name="f11" draw:formula="723 * ?f4 / 936"/><draw:equation draw:name="f12" draw:formula="1935 * ?f5 / 1935"/><draw:equation draw:name="f13" draw:formula="0 * ?f4 / 936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0 / ?f6"/><draw:equation draw:name="f21" draw:formula="?f1 / ?f6"/><draw:equation draw:name="f22" draw:formula="0 / ?f7"/><draw:equation draw:name="f23" draw:formula="?f3 / ?f7"/></draw:enhanced-geometry></draw:custom-shape></draw:g></text:span>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5">Повна діаграма переходів Л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6"/>
      <text:soft-page-break/>
      <text:p text:style-name="P457"><text:span text:style-name="T458">Варіанти завдань</text:span></text:p>
      <text:p text:style-name="body"><text:span text:style-name="T459">Варіанти граматик складені на основі граматики мови<text:s/></text:span>SIGNAL<text:span text:style-name="T460">. В додатку 1 приведена повна граматика мови<text:s/></text:span>SIGNAL<text:span text:style-name="T461"><text:s/>для загального <text:s/>уявлення про мову та взаємозв’язки її конструкцій.</text:span></text:p>
      <text:p text:style-name="P462">Варіант визначається відповідно порядковому номеру студента в списку журнала<text:s/>групи.</text:p>
      <text:p text:style-name="variant">Варіант<text:s/>1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, &lt;unsigned-integer&gt; &lt;labels-list&gt; |<text:line-break/>&lt;empty&gt;</text:p>
            </text:list-item>
            <text:list-item>
              <text:p text:style-name="gramn">&lt;parameters-list&gt; --&gt; ( &lt;declarations-list&gt; ) |<text:s/><text:line-break/>&lt;empty&gt;</text:p>
            </text:list-item>
            <text:list-item>
              <text:p text:style-name="gramn">&lt;declarations-list&gt; --&gt; &lt;empty&gt;</text:p>
            </text:list-item>
            <text:list-item>
              <text:p text:style-name="gramn">&lt;statements-list&gt; --&gt; &lt;empty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2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span text:style-name="T463"><text:line-break/></text:span>PROCEDURE &lt;procedure-identifier&gt;&lt;parameters-list&gt; ; &lt;block&gt; ;</text:p>
            </text:list-item>
            <text:list-item>
              <text:p text:style-name="gramn">&lt;block&gt; --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parameters-list&gt; --&gt; ( &lt;declarations-list&gt; ) |<text:span text:style-name="T464"><text:line-break/></text:span>&lt;empty&gt;</text:p>
            </text:list-item>
            <text:list-item>
              <text:p text:style-name="gramn">&lt;declarations-list&gt; --&gt; &lt;declaration&gt; &lt;declarations-list&gt; |<text:span text:style-name="T465"><text:line-break/></text:span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span text:style-name="T466"><text:line-break/></text:span>&lt;empty&gt;</text:p>
            </text:list-item>
            <text:list-item>
              <text:p text:style-name="gramn">&lt;attributes-list&gt; --&gt; &lt;attribute&gt; &lt;attributes-list&gt; |<text:span text:style-name="T467"><text:line-break/></text:span>&lt;empty&gt;</text:p>
            </text:list-item>
            <text:list-item>
              <text:p text:style-name="gramn">&lt;attribute&gt; --&gt; SIGNAL<text:span text:style-name="T468"><text:s/></text:span>|<text:span text:style-name="T469"><text:line-break/></text:span>COMPLEX<text:span text:style-name="T470"><text:s/></text:span>|<text:span text:style-name="T471"><text:line-break/></text:span>INTEGER<text:span text:style-name="T472"><text:s/></text:span>|<text:span text:style-name="T473"><text:line-break/></text:span>FLOAT<text:span text:style-name="T474"><text:s/></text:span>|<text:span text:style-name="T475"><text:line-break/></text:span>BLOCKFLOAT<text:span text:style-name="T476"><text:s/></text:span>|<text:span text:style-name="T477"><text:line-break/></text:span>EXT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478"><text:line-break/></text:span>&lt;digit&gt;&lt;string&gt; |<text:span text:style-name="T479"><text:line-break/></text:span>&lt;empty&gt;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480">3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constant-declarations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variable-identifier&gt; := &lt;constant&gt; ;</text:p>
            </text:list-item>
            <text:list-item>
              <text:p text:style-name="gramn">&lt;constant&gt; --&gt; &lt;unsigned-integer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481">4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statements-list&gt; --&gt; &lt;empty&gt;</text:p>
            </text:list-item>
            <text:list-item>
              <text:p text:style-name="gramn">&lt;parameters-list&gt; --&gt; ( &lt;declarations-list&gt; ) |<text:span text:style-name="T482"><text:line-break/></text:span>&lt;empty&gt;</text:p>
            </text:list-item>
            <text:list-item>
              <text:p text:style-name="gramn">&lt;declarations-list&gt; --&gt; &lt;declaration&gt; &lt;declarations-list&gt; |<text:span text:style-name="T483"><text:line-break/></text:span>&lt;empty&gt;</text:p>
            </text:list-item>
            <text:list-item>
              <text:p text:style-name="gramn">&lt;declaration&gt; --&gt;<text:span text:style-name="T484"><text:s/></text:span>&lt;variable-identifier&gt;<text:span text:style-name="T485"><text:s/></text:span>:<text:span text:style-name="T486"><text:s/></text:span>&lt;attribute&gt; ;</text:p>
            </text:list-item>
            <text:list-item>
              <text:p text:style-name="gramn">&lt;attribute&gt; --&gt; INTEGER |<text:line-break/>FLOAT <text:s text:c="4"/></text:p>
            </text:list-item>
            <text:list-item>
              <text:p text:style-name="gramn">&lt;declarations&gt; --&gt; &lt;constant-declarations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constant&gt; --&gt; &lt;unsigned-integer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487"><text:line-break/></text:span>&lt;digit&gt;&lt;string&gt; |<text:span text:style-name="T488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489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490">5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declarations&gt; --&gt; &lt;constant-declarations&gt;</text:p>
            </text:list-item>
            <text:list-item>
              <text:p text:style-name="gramn">&lt;constant-declarations&gt; --&gt; CONST &lt;constant-declarations-list&gt; |<text:span text:style-name="T491"><text:line-break/></text:span>&lt;empty&gt;</text:p>
            </text:list-item>
            <text:list-item>
              <text:p text:style-name="gramn">&lt;constant-declarations-list&gt; --&gt; &lt;constant-declaration&gt; &lt;constant-declarations-list&gt; |<text:span text:style-name="T492"><text:line-break/></text:span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constant&gt; --&gt; &lt;sign&gt; &lt;unsigned-constant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493"><text:line-break/></text:span>&lt;digit&gt;&lt;string&gt; |<text:span text:style-name="T494"><text:line-break/></text:span>&lt;empty&gt;</text:p>
            </text:list-item>
            <text:list-item>
              <text:p text:style-name="gramn">&lt;unsigned-constant&gt; --&gt; &lt;integer-part&gt;&lt;fractional-part&gt;</text:p>
            </text:list-item>
            <text:list-item>
              <text:p text:style-name="gramn">&lt;integer-part&gt; --&gt; &lt;unsigned-integer&gt; |<text:span text:style-name="T495"><text:line-break/></text:span>&lt;empty&gt;</text:p>
            </text:list-item>
            <text:list-item>
              <text:p text:style-name="gramn">&lt;fractional-part&gt; --&gt; #&lt;sign&gt;&lt;unsigned-integer&gt; |<text:span text:style-name="T496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497"><text:line-break/></text:span>&lt;empty&gt;</text:p>
            </text:list-item>
            <text:list-item>
              <text:p text:style-name="gramn">&lt;sign&gt; --&gt; +<text:span text:style-name="T498"><text:s/>|</text:span><text:span text:style-name="T499"><text:line-break/></text:span>- |<text:s/>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00">6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declarations&gt; --&gt; &lt;constant-declarations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constant&gt; --&gt; '&lt;complex-number&gt;'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unsigned-integer&gt; |<text:line-break/>&lt;empty&gt;</text:p>
            </text:list-item>
            <text:list-item>
              <text:p text:style-name="gramn">&lt;right-part&gt; --&gt; ,&lt;unsigned-integer&gt; |<text:line-break/>$EXP( &lt;unsigned-integer&gt; ) 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01">7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declarations&gt; --&gt; &lt;variable-declarations&gt;</text:p>
            </text:list-item>
            <text:list-item>
              <text:p text:style-name="gramn">&lt;variable-declarations&gt; --&gt; VAR &lt;declarations-list&gt; <text:s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|<text:line-break/>COMPLEX |<text:line-break/>INTEGER |<text:line-break/>FLOAT |<text:line-break/>BLOCKFLOAT |<text:line-break/>EXT 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02">8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parameters-list&gt; --&gt; ( &lt;declarations-list&gt; ) |<text:s/><text:line-break/>&lt;empty&gt;</text:p>
            </text:list-item>
            <text:list-item>
              <text:p text:style-name="gramn">&lt;declarations&gt; --&gt; &lt;variable-declarations&gt;</text:p>
            </text:list-item>
            <text:list-item>
              <text:p text:style-name="gramn">&lt;variable-declarations&gt; --&gt; VAR &lt;declarations-list&gt; <text:s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EXT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03">9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declarations&gt; --&gt; &lt;math-function-declaration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constant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constant&gt; --&gt; &lt;unsigned-integ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04">10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statements-list&gt; --&gt; &lt;empty&gt;</text:p>
            </text:list-item>
            <text:list-item>
              <text:p text:style-name="gramn">&lt;declarations&gt; --&gt; &lt;procedure-declarations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span text:style-name="T505"><text:line-break/></text:span>BLOCKFLOAT |<text:line-break/>EXT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06">11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GOTO &lt;unsigned-integer&gt; ; |<text:line-break/>LINK &lt;variable-identifier&gt; , &lt;unsigned-integer&gt; ; |<text:line-break/>IN &lt;unsigned-integer&gt;; <text:s/>|<text:line-break/>OUT &lt;unsigned-integer&gt;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07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08">12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</text:p>
            </text:list-item>
            <text:list-item>
              <text:p text:style-name="gramn">&lt;label-declarations&gt; --&gt; LABEL &lt;unsigned-integer&gt; &lt;labels-list&gt;; |<text:span text:style-name="T509"><text:line-break/></text:span>&lt;empty&gt;</text:p>
            </text:list-item>
            <text:list-item>
              <text:p text:style-name="gramn">&lt;labels-list&gt; --&gt; <text:s/>, &lt;unsigned-integer&gt; &lt;labels-list&gt; |<text:span text:style-name="T510"><text:line-break/></text:span>&lt;empty&gt;</text:p>
            </text:list-item>
            <text:list-item>
              <text:p text:style-name="gramn">&lt;parameters-list&gt; --&gt; ( &lt;variable-identifier&gt; &lt;identifiers-list&gt; ) |<text:span text:style-name="T511"><text:line-break/></text:span>&lt;empty&gt;</text:p>
            </text:list-item>
            <text:list-item>
              <text:p text:style-name="gramn">&lt;identifiers-list&gt; --&gt; , &lt;variable-identifier&gt; &lt;identifiers-list&gt; |<text:span text:style-name="T512"><text:line-break/></text:span>&lt;empty&gt;</text:p>
            </text:list-item>
            <text:list-item>
              <text:p text:style-name="gramn">&lt;statements-list&gt; --&gt; &lt;statement&gt; &lt;statements-list&gt; |<text:span text:style-name="T513"><text:line-break/></text:span>&lt;empty&gt;</text:p>
            </text:list-item>
            <text:list-item>
              <text:p text:style-name="gramn">&lt;statement&gt; --&gt; &lt;unsigned-integer&gt; : &lt;statement&gt; |<text:span text:style-name="T514"><text:line-break/></text:span>GOTO &lt;unsigned-integer&gt; ; |<text:span text:style-name="T515"><text:line-break/></text:span>RETURN ; |<text:span text:style-name="T516"><text:line-break/></text:span>; <text:s/>|<text:span text:style-name="T517"><text:line-break/></text:span>($ &lt;assembly-insert-file-identifier&gt; $)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18"><text:line-break/></text:span>&lt;digit&gt;&lt;string&gt; |<text:span text:style-name="T519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20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21">13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CEDURE &lt;procedure-identifier&gt;&lt;&lt;parameters-list&gt;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procedure-declarations&gt;</text:p>
            </text:list-item>
            <text:list-item>
              <text:p text:style-name="gramn">&lt;procedure-declarations&gt; --&gt; &lt;procedure&gt; &lt;procedure-declarations&gt; |<text:span text:style-name="T522"><text:line-break/></text:span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variable-identifier&gt; &lt;identifiers-list&gt; ) |<text:span text:style-name="T523"><text:line-break/></text:span>&lt;empty&gt;</text:p>
            </text:list-item>
            <text:list-item>
              <text:p text:style-name="gramn">&lt;identifiers-list&gt; --&gt; , &lt;variable-identifier&gt; &lt;identifiers-list&gt; |<text:span text:style-name="T524"><text:line-break/></text:span>&lt;empty&gt;</text:p>
            </text:list-item>
            <text:list-item>
              <text:p text:style-name="gramn">&lt;statements-list&gt; --&gt; &lt;statement&gt; &lt;statements-list&gt; |<text:span text:style-name="T525"><text:line-break/></text:span>&lt;empty&gt;</text:p>
            </text:list-item>
            <text:list-item>
              <text:p text:style-name="gramn">&lt;statement&gt; --&gt; &lt;procedure-identifier&gt;&lt;actual-arguments&gt; ; |<text:span text:style-name="T526"><text:line-break/></text:span>RETURN ;<text:s/></text:p>
            </text:list-item>
            <text:list-item>
              <text:p text:style-name="gramn">&lt;actual-arguments&gt; --&gt; ( &lt;unsigned-integer&gt; &lt;actual-arguments-list&gt; ) <text:s/>|<text:span text:style-name="T527"><text:line-break/></text:span>&lt;empty&gt;</text:p>
            </text:list-item>
            <text:list-item>
              <text:p text:style-name="gramn">&lt;actual-arguments-list&gt; --&gt; , &lt;unsigned-integer&gt; &lt;actual-arguments-list&gt; |<text:span text:style-name="T528"><text:line-break/></text:span>&lt;empty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29"><text:line-break/></text:span>&lt;digit&gt;&lt;string&gt; |<text:span text:style-name="T530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31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32">14</text:span></text:p>
      <text:soft-page-break/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GOTO &lt;unsigned-integer&gt; ; |<text:line-break/>&lt;condition-statement&gt; ENDIF ;|<text:line-break/>;<text:s/>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conditional-expression&gt; --&gt; &lt;variable-identifier&gt; = &lt;unsigned-integer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16 <text:s/>23.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33">15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 ;</text:p>
            </text:list-item>
            <text:list-item>
              <text:p text:style-name="gramn">&lt;block&gt; --&gt; BEGIN &lt;statements-list&gt; END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-identifier&gt; := &lt;unsigned-integer&gt; ; <text:s/>|<text:line-break/>&lt;procedure-identifier&gt;&lt;actual-arguments&gt; ; |<text:line-break/>GOTO &lt;unsigned-integer&gt; ; |<text:lin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actual-arguments&gt; --&gt; ( &lt;variable-identifier&gt; &lt;actual-arguments-list&gt; ) <text:s/>|<text:line-break/>&lt;empty&gt;</text:p>
            </text:list-item>
            <text:list-item>
              <text:p text:style-name="gramn">&lt;actual-arguments-list&gt; --&gt; ,&lt;variable-identifier&gt; &lt;actual-arguments-list&gt; |<text:line-break/>&lt;empty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34"><text:line-break/></text:span>&lt;digit&gt;&lt;string&gt; |<text:span text:style-name="T535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36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37">16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BEGIN &lt;statements-list&gt; END<text:s/></text:p>
            </text:list-item>
            <text:list-item>
              <text:p text:style-name="gramn">&lt;statements-list&gt; --&gt; &lt;statement&gt; &lt;statements-list&gt; |<text:span text:style-name="T538"><text:line-break/></text:span>&lt;empty&gt;</text:p>
            </text:list-item>
            <text:list-item>
              <text:p text:style-name="gramn">&lt;statement&gt; --&gt; &lt;condition-statement&gt; ENDIF ; <text:s/>|<text:span text:style-name="T539"><text:line-break/></text:span>WHILE &lt;conditional-expression&gt; DO &lt;statements-list&gt; ENDWHILE ;<text:s/>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span text:style-name="T540"><text:line-break/></text:span>&lt;empty&gt;</text:p>
            </text:list-item>
            <text:list-item>
              <text:p text:style-name="gramn">&lt;conditional-expression&gt; --&gt; &lt;expression&gt;&lt;comparison-operator&gt;&lt;expression&gt;</text:p>
            </text:list-item>
            <text:list-item>
              <text:p text:style-name="gramn">&lt;comparison-operator&gt; --&gt; <text:s/>&lt; <text:s text:c="2"/>|<text:span text:style-name="T541"><text:line-break/></text:span>&lt;= <text:s/>|<text:span text:style-name="T542"><text:line-break/></text:span>= <text:s text:c="2"/>|<text:span text:style-name="T543"><text:line-break/></text:span>&lt;&gt; <text:s/>|<text:span text:style-name="T544"><text:line-break/></text:span>&gt;= <text:s/>|<text:span text:style-name="T545"><text:line-break/></text:span>&gt;</text:p>
            </text:list-item>
            <text:list-item>
              <text:p text:style-name="gramn">&lt;expression&gt; --&gt; &lt;variable-identifier&gt; |<text:span text:style-name="T546"><text:line-break/></text:span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47"><text:line-break/></text:span>&lt;digit&gt;&lt;string&gt; |<text:span text:style-name="T548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49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50">17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BEGIN &lt;statements-list&gt; END</text:p>
            </text:list-item>
            <text:list-item>
              <text:p text:style-name="gramn">&lt;statements-list&gt; --&gt; &lt;statement&gt; &lt;statements-list&gt; |<text:span text:style-name="T551"><text:line-break/></text:span>&lt;empty&gt;</text:p>
            </text:list-item>
            <text:list-item>
              <text:p text:style-name="gramn">&lt;statement&gt; --&gt; LOOP &lt;statements-list&gt; ENDLOOP ; |<text:span text:style-name="T552"><text:line-break/></text:span>FOR &lt;variable-identifier&gt; := &lt;loop-declaration&gt; ENDFOR 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expression&gt; --&gt; &lt;summand&gt; &lt;summands-list&gt; <text:s text:c="2"/>|<text:span text:style-name="T553"><text:line-break/></text:span>- &lt;summand&gt; &lt;summands-list&gt;</text:p>
            </text:list-item>
            <text:list-item>
              <text:p text:style-name="gramn">&lt;summands-list&gt; --&gt; &lt;add-instruction&gt; &lt;summand&gt; &lt;summands-list&gt; |<text:span text:style-name="T554"><text:line-break/></text:span>&lt;empty&gt;</text:p>
            </text:list-item>
            <text:list-item>
              <text:p text:style-name="gramn">&lt;add-instruction&gt; --&gt; <text:s text:c="4"/>+ <text:s text:c="2"/>|<text:span text:style-name="T555"><text:line-break/></text:span>-</text:p>
            </text:list-item>
            <text:list-item>
              <text:p text:style-name="gramn">&lt;summand&gt; --&gt; &lt;variable-identifier&gt; |<text:span text:style-name="T556"><text:line-break/></text:span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57"><text:line-break/></text:span>&lt;digit&gt;&lt;string&gt; |<text:span text:style-name="T558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59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60">18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BEGIN &lt;statements-list&gt; END</text:p>
            </text:list-item>
            <text:list-item>
              <text:p text:style-name="gramn">&lt;statements-list&gt; --&gt; &lt;statement&gt; &lt;statements-list&gt; |<text:span text:style-name="T561"><text:line-break/></text:span>&lt;empty&gt;</text:p>
            </text:list-item>
            <text:list-item>
              <text:p text:style-name="gramn">&lt;statement&gt; --&gt; LOOP &lt;statements-list&gt; ENDLOOP ; |<text:span text:style-name="T562"><text:line-break/></text:span>CASE &lt;expression&gt; OF &lt;alternatives-list&gt; ENDCASE ;</text:p>
            </text:list-item>
            <text:list-item>
              <text:p text:style-name="gramn">&lt;alternatives-list&gt; --&gt; &lt;alternative&gt; &lt;alternatives-list&gt; |<text:span text:style-name="T563"><text:line-break/></text:span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expression&gt; --&gt; &lt;multiplier&gt;&lt;multipliers-list&gt;<text:s/></text:p>
            </text:list-item>
            <text:list-item>
              <text:p text:style-name="gramn">&lt;multipliers-list&gt; --&gt; &lt;multiplication-instruction&gt; &lt;multiplier&gt;&lt;multipliers-list&gt; <text:s/>|<text:span text:style-name="T564"><text:line-break/></text:span>&lt;empty&gt;</text:p>
            </text:list-item>
            <text:list-item>
              <text:p text:style-name="gramn">&lt;multiplication-instruction&gt; --&gt; <text:s text:c="4"/>* <text:s text:c="2"/>|<text:span text:style-name="T565"><text:line-break/></text:span>/ <text:s text:c="2"/>|<text:span text:style-name="T566"><text:line-break/></text:span>MOD</text:p>
            </text:list-item>
            <text:list-item>
              <text:p text:style-name="gramn">&lt;multiplier&gt; --&gt; &lt;variable-identifier&gt; |<text:span text:style-name="T567"><text:line-break/></text:span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68"><text:line-break/></text:span>&lt;digit&gt;&lt;string&gt; |<text:span text:style-name="T569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70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71">19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/text:p>
            </text:list-item>
            <text:list-item>
              <text:p text:style-name="gramn">&lt;block&gt; --&gt; &lt;variable-declarations&gt; BEGIN &lt;statements-list&gt; END</text:p>
            </text:list-item>
            <text:list-item>
              <text:p text:style-name="gramn">&lt;variable-declarations&gt; --&gt; VAR &lt;declarations-list&gt; <text:s text:c="2"/>|<text:span text:style-name="T572"><text:line-break/></text:span>&lt;empty&gt;</text:p>
            </text:list-item>
            <text:list-item>
              <text:p text:style-name="gramn">&lt;declarations-list&gt; --&gt; &lt;declaration&gt; &lt;declarations-list&gt; |<text:span text:style-name="T573"><text:line-break/></text:span>&lt;empty&gt;</text:p>
            </text:list-item>
            <text:list-item>
              <text:p text:style-name="gramn">&lt;declaration&gt; --&gt;&lt;variable-identifier&gt;:&lt;attribute&gt; ;</text:p>
            </text:list-item>
            <text:list-item>
              <text:p text:style-name="gramn">&lt;attribute&gt; --&gt; INTEGER <text:s text:c="3"/>|<text:span text:style-name="T574"><text:line-break/></text:span>FLOAT <text:s text:c="5"/></text:p>
            </text:list-item>
            <text:list-item>
              <text:p text:style-name="gramn">&lt;statements-list&gt; --&gt; &lt;statement&gt; &lt;statements-list&gt; |<text:span text:style-name="T575"><text:line-break/></text:span>&lt;empty&gt;</text:p>
            </text:list-item>
            <text:list-item>
              <text:p text:style-name="gramn">&lt;statement&gt; --&gt; &lt;condition-statement&gt; ENDIF ;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span text:style-name="T576"><text:line-break/></text:span>&lt;empty&gt;</text:p>
            </text:list-item>
            <text:list-item>
              <text:p text:style-name="gramn">&lt;conditional-expression&gt; --&gt; &lt;expression&gt; = &lt;expression&gt;</text:p>
            </text:list-item>
            <text:list-item>
              <text:p text:style-name="gramn">&lt;expression&gt; --&gt; &lt;variable-identifier&gt; |<text:span text:style-name="T577"><text:line-break/></text:span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78"><text:line-break/></text:span>&lt;digit&gt;&lt;string&gt; |<text:span text:style-name="T579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80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81">20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/text:p>
            </text:list-item>
            <text:list-item>
              <text:p text:style-name="gramn">&lt;block&gt; --&gt; &lt;variable-declarations&gt; BEGIN &lt;statements-list&gt; END</text:p>
            </text:list-item>
            <text:list-item>
              <text:p text:style-name="gramn">&lt;variable-declarations&gt; --&gt; VAR &lt;declarations-list&gt; <text:s text:c="2"/>|<text:span text:style-name="T582"><text:line-break/></text:span>&lt;empty&gt;</text:p>
            </text:list-item>
            <text:list-item>
              <text:p text:style-name="gramn">&lt;declarations-list&gt; --&gt; &lt;declaration&gt; &lt;declarations-list&gt; |<text:span text:style-name="T583"><text:line-break/></text:span>&lt;empty&gt;</text:p>
            </text:list-item>
            <text:list-item>
              <text:p text:style-name="gramn">&lt;declaration&gt; --&gt;&lt;variable-identifier&gt;:&lt;attribute&gt; ;</text:p>
            </text:list-item>
            <text:list-item>
              <text:p text:style-name="gramn">&lt;attribute&gt; --&gt; INTEGER <text:s text:c="3"/>|<text:span text:style-name="T584"><text:line-break/></text:span>FLOAT <text:s text:c="5"/></text:p>
            </text:list-item>
            <text:list-item>
              <text:p text:style-name="gramn">&lt;statements-list&gt; --&gt; &lt;statement&gt; &lt;statements-list&gt; |<text:span text:style-name="T585"><text:line-break/></text:span>&lt;empty&gt;</text:p>
            </text:list-item>
            <text:list-item>
              <text:p text:style-name="gramn">&lt;statement&gt; --&gt; WHILE &lt;conditional-expression&gt; DO &lt;statements-list&gt; ENDWHILE ;<text:s/></text:p>
            </text:list-item>
            <text:list-item>
              <text:p text:style-name="gramn">&lt;conditional-expression&gt; --&gt; &lt;expression&gt;&lt;comparison-operator&gt;&lt;expression&gt;</text:p>
            </text:list-item>
            <text:list-item>
              <text:p text:style-name="gramn">&lt;comparison-operator&gt; --&gt; <text:s/>&lt; <text:s text:c="2"/>|<text:span text:style-name="T586"><text:line-break/></text:span>&lt;= <text:s/>|<text:span text:style-name="T587"><text:line-break/></text:span>= <text:s text:c="2"/>|<text:span text:style-name="T588"><text:line-break/></text:span>&lt;&gt; <text:s/>|<text:span text:style-name="T589"><text:line-break/></text:span>&gt;= <text:s/>|<text:span text:style-name="T590"><text:line-break/></text:span>&gt;</text:p>
            </text:list-item>
            <text:list-item>
              <text:p text:style-name="gramn">&lt;expression&gt; --&gt; &lt;variable-identifier&gt; |<text:span text:style-name="T591"><text:line-break/></text:span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592"><text:line-break/></text:span>&lt;digit&gt;&lt;string&gt; |<text:span text:style-name="T593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594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595">21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/text:p>
            </text:list-item>
            <text:list-item>
              <text:p text:style-name="gramn">&lt;block&gt; --&gt; &lt;variable-declarations&gt; BEGIN &lt;statements-list&gt; END</text:p>
            </text:list-item>
            <text:list-item>
              <text:p text:style-name="gramn">&lt;variable-declarations&gt; --&gt; VAR &lt;declarations-list&gt; <text:s text:c="2"/>|<text:span text:style-name="T596"><text:line-break/></text:span>&lt;empty&gt;</text:p>
            </text:list-item>
            <text:list-item>
              <text:p text:style-name="gramn">&lt;declarations-list&gt; --&gt; &lt;declaration&gt; &lt;declarations-list&gt; |<text:span text:style-name="T597"><text:line-break/></text:span>&lt;empty&gt;</text:p>
            </text:list-item>
            <text:list-item>
              <text:p text:style-name="gramn">&lt;declaration&gt; --&gt;&lt;variable-identifier&gt;:&lt;attribute&gt;&lt;attributes-list&gt; ;</text:p>
            </text:list-item>
            <text:list-item>
              <text:p text:style-name="gramn">&lt;attributes-list&gt; --&gt; &lt;attribute&gt; &lt;attributes-list&gt; |<text:span text:style-name="T598"><text:line-break/></text:span>&lt;empty&gt;</text:p>
            </text:list-item>
            <text:list-item>
              <text:p text:style-name="gramn">&lt;attribute&gt; --&gt; INTEGER <text:s text:c="3"/>|<text:span text:style-name="T599"><text:line-break/></text:span>FLOAT <text:s text:c="5"/>|<text:span text:style-name="T600"><text:line-break/></text:span>[&lt;range&gt;]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statements-list&gt; --&gt; &lt;statement&gt; &lt;statements-list&gt; |<text:span text:style-name="T601"><text:line-break/></text:span>&lt;empty&gt;</text:p>
            </text:list-item>
            <text:list-item>
              <text:p text:style-name="gramn">&lt;statement&gt; --&gt; &lt;variable&gt; := &lt;expression&gt; ; <text:s/>|<text:span text:style-name="T602"><text:line-break/></text:span>LOOP &lt;statements-list&gt; ENDLOOP ;<text:s/></text:p>
            </text:list-item>
            <text:list-item>
              <text:p text:style-name="gramn">&lt;expression&gt; --&gt; &lt;variable&gt; |<text:span text:style-name="T603"><text:line-break/></text:span>&lt;unsigned-integer&gt;</text:p>
            </text:list-item>
            <text:list-item>
              <text:p text:style-name="gramn">&lt;variable&gt; --&gt; &lt;variable-identifier&gt;&lt;dimension&gt;</text:p>
            </text:list-item>
            <text:list-item>
              <text:p text:style-name="gramn">&lt;dimension&gt; --&gt; [ &lt;expression&gt; ] <text:s text:c="2"/>|<text:span text:style-name="T604"><text:line-break/></text:span>&lt;empty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605"><text:line-break/></text:span>&lt;digit&gt;&lt;string&gt; |<text:span text:style-name="T606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607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08">22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/text:p>
            </text:list-item>
            <text:list-item>
              <text:p text:style-name="gramn">&lt;block&gt; --&gt; &lt;variable-declarations&gt; BEGIN &lt;statements-list&gt; END</text:p>
            </text:list-item>
            <text:list-item>
              <text:p text:style-name="gramn">&lt;variable-declarations&gt; --&gt; VAR &lt;declarations-list&gt; <text:s text:c="2"/>|<text:span text:style-name="T609"><text:line-break/></text:span>&lt;empty&gt;</text:p>
            </text:list-item>
            <text:list-item>
              <text:p text:style-name="gramn">&lt;declarations-list&gt; --&gt; &lt;declaration&gt; &lt;declarations-list&gt; |<text:span text:style-name="T610"><text:line-break/></text:span>&lt;empty&gt;</text:p>
            </text:list-item>
            <text:list-item>
              <text:p text:style-name="gramn">&lt;declaration&gt; --&gt;&lt;variable-identifier&gt;:&lt;attribute&gt;&lt;attributes-list&gt; ;</text:p>
            </text:list-item>
            <text:list-item>
              <text:p text:style-name="gramn">&lt;attributes-list&gt; --&gt; &lt;attribute&gt; &lt;attributes-list&gt; |<text:span text:style-name="T611"><text:line-break/></text:span>&lt;empty&gt;</text:p>
            </text:list-item>
            <text:list-item>
              <text:p text:style-name="gramn">&lt;attribute&gt; --&gt; SIGNAL <text:s text:c="4"/>|<text:span text:style-name="T612"><text:line-break/></text:span>INTEGER <text:s text:c="3"/>|<text:span text:style-name="T613"><text:line-break/></text:span>FLOAT <text:s text:c="5"/>|<text:span text:style-name="T614"><text:line-break/></text:span>EXT</text:p>
            </text:list-item>
            <text:list-item>
              <text:p text:style-name="gramn">&lt;statements-list&gt; --&gt; &lt;statement&gt; &lt;statements-list&gt; |<text:span text:style-name="T615"><text:line-break/></text:span>&lt;empty&gt;</text:p>
            </text:list-item>
            <text:list-item>
              <text:p text:style-name="gramn">&lt;statement&gt; --&gt; FOR &lt;variable-identifier&gt; := &lt;loop-declaration&gt; ENDFOR ;<text:s/>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expression&gt; --&gt; &lt;multiplier&gt;&lt;multipliers-list&gt;</text:p>
            </text:list-item>
            <text:list-item>
              <text:p text:style-name="gramn">&lt;multipliers-list&gt; --&gt; &lt;multiplication-instruction&gt; &lt;multiplier&gt;&lt;multipliers-list&gt;<text:span text:style-name="T616"><text:s/></text:span>|<text:span text:style-name="T617"><text:line-break/></text:span>&lt;empty&gt;</text:p>
            </text:list-item>
            <text:list-item>
              <text:p text:style-name="gramn">&lt;multiplication-instruction&gt; --&gt; <text:s text:c="4"/>* <text:s text:c="2"/>|<text:span text:style-name="T618"><text:line-break/></text:span>/ <text:s text:c="2"/>|<text:span text:style-name="T619"><text:line-break/></text:span>&amp; <text:s text:c="2"/>|<text:span text:style-name="T620"><text:line-break/></text:span>MOD</text:p>
            </text:list-item>
            <text:list-item>
              <text:p text:style-name="gramn">&lt;multiplier&gt; --&gt; &lt;variable-identifier&gt; |<text:span text:style-name="T621"><text:line-break/></text:span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622"><text:line-break/></text:span>&lt;digit&gt;&lt;string&gt; |<text:span text:style-name="T623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624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25">23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constant-declarations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CASE &lt;expression&gt; OF &lt;alternatives-list&gt; ENDCASE 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</text:p>
            </text:list-item>
            <text:list-item>
              <text:p text:style-name="gramn">&lt;summand&gt; --&gt; &lt;variable-identifier&gt; |<text:line-break/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26">24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/text:p>
            </text:list-item>
            <text:list-item>
              <text:p text:style-name="gramn">&lt;block&gt; --&gt; &lt;variable-declarations&gt; BEGIN &lt;statements-list&gt; END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: INTEGER ;</text:p>
            </text:list-item>
            <text:list-item>
              <text:p text:style-name="gramn">&lt;statements-list&gt; --&gt; &lt;statement&gt; &lt;statements-list&gt; |<text:span text:style-name="T627"><text:line-break/></text:span>&lt;empty&gt;</text:p>
            </text:list-item>
            <text:list-item>
              <text:p text:style-name="gramn">&lt;statement&gt; --&gt; &lt;variable-identifier&gt; := &lt;conditional-expression&gt; ;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span text:style-name="T628"><text:line-break/></text:span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span text:style-name="T629"><text:line-break/></text:span>&lt;empty&gt;</text:p>
            </text:list-item>
            <text:list-item>
              <text:p text:style-name="gramn">&lt;logical-multiplier&gt; --&gt; &lt;expression&gt;&lt;comparison-operator&gt;&lt;expression&gt; |<text:span text:style-name="T630"><text:line-break/></text:span>[ &lt;conditional-expression&gt; ] <text:s/>|<text:span text:style-name="T631"><text:line-break/></text:span>NOT &lt;logical-multiplier&gt;</text:p>
            </text:list-item>
            <text:list-item>
              <text:p text:style-name="gramn">&lt;comparison-operator&gt; --&gt; <text:s/>&lt; <text:s text:c="2"/>|<text:span text:style-name="T632"><text:line-break/></text:span>&lt;= <text:s/>|<text:span text:style-name="T633"><text:line-break/></text:span>= <text:s text:c="2"/>|<text:span text:style-name="T634"><text:line-break/></text:span>&lt;&gt; <text:s/>|<text:span text:style-name="T635"><text:line-break/></text:span>&gt;= <text:s/>|<text:span text:style-name="T636"><text:line-break/></text:span>&gt;</text:p>
            </text:list-item>
            <text:list-item>
              <text:p text:style-name="gramn">&lt;expression&gt; --&gt; &lt;variable-identifier&gt; |<text:span text:style-name="T637"><text:line-break/></text:span>&lt;unsigned-integ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638"><text:line-break/></text:span>&lt;digit&gt;&lt;string&gt; |<text:span text:style-name="T639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640"><text:line-break/></text:span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41">25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/text:p>
            </text:list-item>
            <text:list-item>
              <text:p text:style-name="gramn">&lt;block&gt; --&gt; &lt;variable-declarations&gt; BEGIN &lt;statements-list&gt; END</text:p>
            </text:list-item>
            <text:list-item>
              <text:p text:style-name="gramn">&lt;variable-declarations&gt; --&gt; VAR &lt;declarations-list&gt; <text:s text:c="2"/>|<text:span text:style-name="T642"><text:line-break/></text:span>&lt;empty&gt;</text:p>
            </text:list-item>
            <text:list-item>
              <text:p text:style-name="gramn">&lt;declarations-list&gt; --&gt; &lt;declaration&gt; &lt;declarations-list&gt; |<text:span text:style-name="T643"><text:line-break/></text:span>&lt;empty&gt;</text:p>
            </text:list-item>
            <text:list-item>
              <text:p text:style-name="gramn">&lt;declaration&gt; --&gt;&lt;variable-identifier&gt;: INTEGER 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variable-identifier&gt; := &lt;expression&gt; 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</text:p>
            </text:list-item>
            <text:list-item>
              <text:p text:style-name="gramn">&lt;summand&gt; --&gt; &lt;multiplier&gt;&lt;multipliers-list&gt;<text:s/></text:p>
            </text:list-item>
            <text:list-item>
              <text:p text:style-name="gramn">&lt;multipliers-list&gt; --&gt; &lt;multiplication-instruction&gt; 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</text:p>
            </text:list-item>
            <text:list-item>
              <text:p text:style-name="gramn">&lt;multiplier&gt; --&gt; &lt;variable-identifier&gt; |<text:line-break/>&lt;unsigned-integer&gt; |<text:line-break/>( &lt;expression&gt; ) <text:s/>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44">26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<text:s/></text:p>
            </text:list-item>
            <text:list-item>
              <text:p text:style-name="gramn">&lt;block&gt; --&gt; BEGIN &lt;conditional-expression&gt; END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line-break/>[ &lt;conditional-expression&gt; ] <text:s/>|<text:line-break/>NOT &lt;logical-multiplier&gt;</text:p>
            </text:list-item>
            <text:list-item>
              <text:p text:style-name="gramn">&lt;comparison-operator&gt; --&gt; <text:s/>&lt; <text:s text:c="2"/>|<text:line-break/>&lt;= <text:s/>|<text:line-break/>= <text:s text:c="2"/>|<text:line-break/>&lt;&gt; <text:s/>|<text:line-break/>&gt;= <text:s/>|<text:line-break/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<text:line-break/>! <text:s text:c="2"/>|</text:p>
            </text:list-item>
            <text:list-item>
              <text:p text:style-name="gramn">&lt;summand&gt; --&gt; &lt;multiplier&gt;&lt;multipliers-list&gt;<text:s/><text:line-break/>&lt;multipliers-list&gt; --&gt; &lt;multiplication-instruction&gt; 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line-break/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line-break/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line-break/>&lt;empty&gt;</text:p>
            </text:list-item>
            <text:list-item>
              <text:p text:style-name="gramn">&lt;right-part&gt; --&gt; ,&lt;expression&gt; |<text:line-break/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line-break/>&lt;empty&gt;</text:p>
            </text:list-item>
            <text:list-item>
              <text:p text:style-name="gramn">&lt;fractional-part&gt; --&gt; #&lt;sign&gt;&lt;unsigned-integer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sign&gt; --&gt; + |<text:line-break/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45">27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<text:soft-page-break/>EXT <text:s text:c="7"/>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line-break/>[ &lt;conditional-expression&gt; ] <text:s/>|<text:line-break/>NOT &lt;logical-multiplier&gt;</text:p>
            </text:list-item>
            <text:list-item>
              <text:p text:style-name="gramn">&lt;comparison-operator&gt; --&gt; <text:s/>&lt; <text:s text:c="2"/>|<text:line-break/>&lt;= <text:s/>|<text:line-break/>= <text:s text:c="2"/>|<text:line-break/>&lt;&gt; <text:s/>|<text:line-break/>&gt;= <text:s/>|<text:line-break/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<text:line-break/>! <text:s text:c="2"/>|</text:p>
            </text:list-item>
            <text:list-item>
              <text:p text:style-name="gramn">&lt;summand&gt; --&gt; &lt;multiplier&gt;&lt;multipliers-list&gt;</text:p>
            </text:list-item>
            <text:list-item>
              <text:p text:style-name="gramn">&lt;multipliers-list&gt; --&gt; &lt;multiplication-instruction&gt;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line-break/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line-break/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line-break/>&lt;empty&gt;</text:p>
            </text:list-item>
            <text:list-item>
              <text:p text:style-name="gramn">&lt;right-part&gt; --&gt; ,&lt;expression&gt; |<text:line-break/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line-break/>&lt;empty&gt;</text:p>
            </text:list-item>
            <text:list-item>
              <text:p text:style-name="gramn">&lt;fractional-part&gt; --&gt; #&lt;sign&gt;&lt;unsigned-integer&gt; |<text:span text:style-name="T646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647"><text:line-break/></text:span>&lt;empty&gt;</text:p>
            </text:list-item>
            <text:list-item>
              <text:p text:style-name="gramn">&lt;sign&gt; --&gt; +<text:span text:style-name="T648"><text:s/>|</text:span><text:span text:style-name="T649"><text:line-break/></text:span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50">28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EXT <text:s text:c="7"/>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<text:soft-pag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line-break/>[ &lt;conditional-expression&gt; ] <text:s/>|<text:line-break/>NOT &lt;logical-multiplier&gt;</text:p>
            </text:list-item>
            <text:list-item>
              <text:p text:style-name="gramn">&lt;comparison-operator&gt; --&gt; <text:s/>&lt; <text:s text:c="2"/>|<text:line-break/>&lt;= <text:s/>|<text:line-break/>= <text:s text:c="2"/>|<text:line-break/>&lt;&gt; <text:s/>|<text:line-break/>&gt;= <text:s/>|<text:line-break/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<text:line-break/>! <text:s text:c="2"/>|</text:p>
            </text:list-item>
            <text:list-item>
              <text:p text:style-name="gramn">&lt;summand&gt; --&gt; &lt;multiplier&gt;&lt;multipliers-list&gt;</text:p>
            </text:list-item>
            <text:list-item>
              <text:p text:style-name="gramn">&lt;multipliers-list&gt; --&gt; &lt;multiplication-instruction&gt;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line-break/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line-break/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line-break/>&lt;empty&gt;</text:p>
            </text:list-item>
            <text:list-item>
              <text:p text:style-name="gramn">&lt;right-part&gt; --&gt; ,&lt;expression&gt; |<text:line-break/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line-break/>&lt;empty&gt;</text:p>
            </text:list-item>
            <text:list-item>
              <text:p text:style-name="gramn">&lt;fractional-part&gt; --&gt; #&lt;sign&gt;&lt;unsigned-integer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sign&gt; --&gt; + |<text:line-break/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51">29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EXT <text:s text:c="7"/>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line-break/>[ &lt;conditional-expression&gt; ] <text:s/>|<text:line-break/>NOT &lt;logical-multiplier&gt;</text:p>
            </text:list-item>
            <text:list-item>
              <text:p text:style-name="gramn">&lt;comparison-operator&gt; --&gt; <text:s/>&lt; <text:s text:c="2"/>|<text:line-break/>&lt;= <text:s/>|<text:line-break/>= <text:s text:c="2"/>|<text:line-break/>&lt;&gt; <text:s/>|<text:line-break/>&gt;= <text:s/>|<text:line-break/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! <text:s text:c="2"/>|</text:p>
            </text:list-item>
            <text:list-item>
              <text:p text:style-name="gramn">&lt;summand&gt; --&gt; &lt;multiplier&gt;&lt;multipliers-list&gt;</text:p>
            </text:list-item>
            <text:list-item>
              <text:p text:style-name="gramn">&lt;multipliers-list&gt; --&gt; &lt;multiplication-instruction&gt;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line-break/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line-break/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line-break/>&lt;empty&gt;</text:p>
            </text:list-item>
            <text:list-item>
              <text:p text:style-name="gramn">&lt;right-part&gt; --&gt; ,&lt;expression&gt; |<text:line-break/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line-break/>&lt;empty&gt;</text:p>
            </text:list-item>
            <text:list-item>
              <text:p text:style-name="gramn">&lt;fractional-part&gt; --&gt; #&lt;sign&gt;&lt;unsigned-integer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sign&gt; --&gt; + |<text:line-break/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52">30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span text:style-name="T653"><text:line-break/></text:span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span text:style-name="T654"><text:line-break/></text:span>&lt;empty&gt;</text:p>
            </text:list-item>
            <text:list-item>
              <text:p text:style-name="gramn">&lt;declarations-list&gt; --&gt; &lt;declaration&gt; &lt;declarations-list&gt; |<text:span text:style-name="T655"><text:line-break/></text:span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span text:style-name="T656"><text:line-break/></text:span>&lt;empty&gt;</text:p>
            </text:list-item>
            <text:list-item>
              <text:p text:style-name="gramn">&lt;attributes-list&gt; --&gt; &lt;attribute&gt; &lt;attributes-list&gt; |<text:span text:style-name="T657"><text:line-break/></text:span>&lt;empty&gt;</text:p>
            </text:list-item>
            <text:list-item>
              <text:p text:style-name="gramn">&lt;attribute&gt; --&gt; SIGNAL <text:s text:c="4"/>|<text:span text:style-name="T658"><text:line-break/></text:span>COMPLEX <text:s text:c="3"/>|<text:span text:style-name="T659"><text:line-break/></text:span>INTEGER <text:s text:c="3"/>|<text:span text:style-name="T660"><text:line-break/></text:span>FLOAT <text:s text:c="5"/>|<text:span text:style-name="T661"><text:line-break/></text:span>BLOCKFLOAT |<text:line-break/>EXT <text:s text:c="7"/>|<text:span text:style-name="T662"><text:line-break/></text:span>[&lt;range&gt;&lt;ranges-list&gt;]</text:p>
            </text:list-item>
            <text:list-item>
              <text:p text:style-name="gramn">&lt;ranges-list&gt; --&gt; <text:s/>,&lt;range&gt; &lt;ranges-list&gt; |<text:span text:style-name="T663"><text:line-break/></text:span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span text:style-name="T664"><text:line-break/></text:span>&lt;empty&gt;</text:p>
            </text:list-item>
            <text:list-item>
              <text:p text:style-name="gramn">&lt;function-list&gt; --&gt; &lt;function&gt; &lt;function-list&gt; |<text:span text:style-name="T665"><text:line-break/></text:span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span text:style-name="T666"><text:line-break/></text:span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span text:style-name="T667"><text:line-break/></text:span>&lt;empty&gt;</text:p>
            </text:list-item>
            <text:list-item>
              <text:p text:style-name="gramn">&lt;statements-list&gt; --&gt; &lt;statement&gt; &lt;statements-list&gt; |<text:span text:style-name="T668"><text:line-break/></text:span>&lt;empty&gt;</text:p>
            </text:list-item>
            <text:list-item>
              <text:p text:style-name="gramn">&lt;statement&gt; --&gt; &lt;unsigned-integer&gt; : &lt;statement&gt; |<text:span text:style-name="T669"><text:line-break/></text:span>&lt;variable&gt; := &lt;expression&gt; ; <text:s/>|<text:span text:style-name="T670"><text:line-break/></text:span>&lt;procedure-identifier&gt;&lt;actual-arguments&gt; ; |<text:span text:style-name="T671"><text:line-break/></text:span>&lt;condition-statement&gt; ENDIF ;<text:span text:style-name="T672"><text:s/>|</text:span>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span text:style-name="T673"><text:line-break/></text:span>&lt;empty&gt;</text:p>
            </text:list-item>
            <text:list-item>
              <text:p text:style-name="gramn">&lt;logical-multiplier&gt; --&gt; &lt;expression&gt;&lt;comparison-operator&gt;&lt;expression&gt; |<text:span text:style-name="T674"><text:line-break/></text:span>[ &lt;conditional-expression&gt; ] <text:s/>|<text:span text:style-name="T675"><text:line-break/></text:span>NOT &lt;logical-multiplier&gt;</text:p>
            </text:list-item>
            <text:list-item>
              <text:p text:style-name="gramn">&lt;comparison-operator&gt; --&gt; <text:s/>&lt; <text:s text:c="2"/>|<text:span text:style-name="T676"><text:line-break/></text:span>&lt;= <text:s/>|<text:span text:style-name="T677"><text:line-break/></text:span>= <text:s text:c="2"/>|<text:span text:style-name="T678"><text:line-break/></text:span>&lt;&gt; <text:s/>|<text:span text:style-name="T679"><text:line-break/></text:span>&gt;= <text:s/>|<text:span text:style-name="T680"><text:line-break/></text:span>&gt;</text:p>
            </text:list-item>
            <text:list-item>
              <text:p text:style-name="gramn">&lt;expression&gt; --&gt; &lt;summand&gt; &lt;summands-list&gt; <text:s text:c="2"/>|<text:span text:style-name="T681"><text:line-break/></text:span>- &lt;summand&gt; &lt;summands-list&gt;</text:p>
            </text:list-item>
            <text:list-item>
              <text:p text:style-name="gramn">&lt;summands-list&gt; --&gt; &lt;add-instruction&gt; &lt;summand&gt; &lt;summands-list&gt; |<text:span text:style-name="T682"><text:line-break/></text:span>&lt;empty&gt;</text:p>
            </text:list-item>
            <text:list-item>
              <text:p text:style-name="gramn">&lt;add-instruction&gt; --&gt; <text:s text:c="4"/>+ <text:s text:c="2"/>|<text:span text:style-name="T683"><text:line-break/></text:span>- <text:s text:c="2"/>|<text:span text:style-name="T684"><text:line-break/></text:span>!</text:p>
            </text:list-item>
            <text:list-item>
              <text:p text:style-name="gramn">&lt;summand&gt; --&gt; &lt;multiplier&gt;&lt;multipliers-list&gt;<text:s/></text:p>
            </text:list-item>
            <text:list-item>
              <text:p text:style-name="gramn">&lt;multipliers-list&gt; --&gt; &lt;multiplication-instruction&gt; 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<text:soft-pag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line-break/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line-break/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line-break/>&lt;empty&gt;</text:p>
            </text:list-item>
            <text:list-item>
              <text:p text:style-name="gramn">&lt;right-part&gt; --&gt; ,&lt;expression&gt; |<text:line-break/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685"><text:line-break/></text:span>&lt;digit&gt;&lt;string&gt; |<text:span text:style-name="T686"><text:line-break/></text:span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span text:style-name="T687"><text:line-break/></text:span>&lt;empty&gt;</text:p>
            </text:list-item>
            <text:list-item>
              <text:p text:style-name="gramn">&lt;fractional-part&gt; --&gt; #&lt;sign&gt;&lt;unsigned-integer&gt; |<text:span text:style-name="T688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689"><text:line-break/></text:span>&lt;empty&gt;</text:p>
            </text:list-item>
            <text:list-item>
              <text:p text:style-name="gramn">&lt;sign&gt; --&gt; +<text:span text:style-name="T690"><text:s/>|</text:span><text:span text:style-name="T691"><text:line-break/></text:span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692">31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EXT <text:s text:c="7"/>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span text:style-name="T693"><text:line-break/></text:span>[ &lt;conditional-expression&gt; ] <text:s/>|<text:span text:style-name="T694"><text:line-break/></text:span>NOT &lt;logical-multiplier&gt;</text:p>
            </text:list-item>
            <text:list-item>
              <text:p text:style-name="gramn">&lt;comparison-operator&gt; --&gt; <text:s/>&lt; <text:s text:c="2"/>|<text:span text:style-name="T695"><text:line-break/></text:span>&lt;= <text:s/>|<text:span text:style-name="T696"><text:line-break/></text:span>= <text:s text:c="2"/>|<text:span text:style-name="T697"><text:line-break/></text:span>&lt;&gt; <text:s/>|<text:span text:style-name="T698"><text:line-break/></text:span>&gt;= <text:s/>|<text:span text:style-name="T699"><text:line-break/></text:span>&gt;</text:p>
            </text:list-item>
            <text:list-item>
              <text:p text:style-name="gramn">&lt;expression&gt; --&gt; &lt;summand&gt; &lt;summands-list&gt; <text:s text:c="2"/>|<text:span text:style-name="T700"><text:line-break/></text:span>- &lt;summand&gt; &lt;summands-list&gt;</text:p>
            </text:list-item>
            <text:list-item>
              <text:p text:style-name="gramn">&lt;summands-list&gt; --&gt; &lt;add-instruction&gt; &lt;summand&gt; &lt;summands-list&gt; |<text:span text:style-name="T701"><text:line-break/></text:span>&lt;empty&gt;</text:p>
            </text:list-item>
            <text:list-item>
              <text:p text:style-name="gramn">&lt;add-instruction&gt; --&gt; <text:s text:c="4"/>+ <text:s text:c="2"/>|<text:span text:style-name="T702"><text:line-break/></text:span>- <text:s text:c="2"/>|<text:span text:style-name="T703"><text:line-break/></text:span>! <text:s text:c="2"/>|</text:p>
            </text:list-item>
            <text:list-item>
              <text:p text:style-name="gramn">&lt;summand&gt; --&gt; &lt;multiplier&gt;&lt;multipliers-list&gt;<text:s/></text:p>
            </text:list-item>
            <text:list-item>
              <text:p text:style-name="gramn">&lt;multipliers-list&gt; --&gt; &lt;multiplication-instruction&gt; &lt;multiplier&gt;&lt;multipliers-list&gt; <text:s/>|<text:span text:style-name="T704"><text:line-break/></text:span>&lt;empty&gt;</text:p>
            </text:list-item>
            <text:list-item>
              <text:p text:style-name="gramn">&lt;multiplication-instruction&gt; --&gt; <text:s text:c="4"/>* <text:s text:c="2"/>|<text:span text:style-name="T705"><text:line-break/></text:span>/ <text:s text:c="2"/>|<text:span text:style-name="T706"><text:line-break/></text:span>&amp; <text:s text:c="2"/>|<text:span text:style-name="T707"><text:line-break/></text:span>MOD</text:p>
            </text:list-item>
            <text:list-item>
              <text:p text:style-name="gramn">&lt;multiplier&gt; --&gt; &lt;unsigned-constant&gt; <text:s/>|<text:span text:style-name="T708"><text:line-break/></text:span>&lt;complex-constant&gt; |<text:span text:style-name="T709"><text:line-break/></text:span>&lt;constant-identifier&gt; <text:s/>|<text:span text:style-name="T710"><text:line-break/></text:span>&lt;variable&gt; <text:s/>|<text:span text:style-name="T711"><text:line-break/></text:span>&lt;function-identifier&gt; <text:s/>|<text:span text:style-name="T712"><text:line-break/></text:span>&lt;builtin-function-identifier&gt;&lt;actual-arguments&gt; <text:s/>|<text:span text:style-name="T713"><text:line-break/></text:span>( &lt;expression&gt; ) <text:s/>|<text:span text:style-name="T714"><text:line-break/></text:span>^ &lt;multiplier&gt;</text:p>
            </text:list-item>
            <text:list-item>
              <text:p text:style-name="gramn">&lt;variable&gt; --&gt; &lt;variable-identifier&gt;&lt;dimension&gt; |<text:span text:style-name="T715"><text:line-break/></text:span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span text:style-name="T716"><text:line-break/></text:span>&lt;empty&gt;</text:p>
            </text:list-item>
            <text:list-item>
              <text:p text:style-name="gramn">&lt;expressions-list&gt; --&gt; <text:s/>,&lt;expression&gt;&lt;expressions-list&gt; <text:s/>|<text:span text:style-name="T717"><text:line-break/></text:span>&lt;empty&gt;</text:p>
            </text:list-item>
            <text:list-item>
              <text:p text:style-name="gramn">&lt;constant&gt; --&gt; &lt;complex-constant&gt; |<text:span text:style-name="T718"><text:line-break/></text:span>&lt;unsigned-constant&gt; <text:s text:c="2"/>|<text:span text:style-name="T719"><text:line-break/></text:span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span text:style-name="T720"><text:line-break/></text:span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span text:style-name="T721"><text:line-break/></text:span>&lt;empty&gt;</text:p>
            </text:list-item>
            <text:list-item>
              <text:p text:style-name="gramn">&lt;right-part&gt; --&gt; ,&lt;expression&gt; |<text:span text:style-name="T722"><text:line-break/></text:span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line-break/>&lt;empty&gt;</text:p>
            </text:list-item>
            <text:list-item>
              <text:p text:style-name="gramn">&lt;fractional-part&gt; --&gt; #&lt;sign&gt;&lt;unsigned-integer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sign&gt; --&gt; + |<text:line-break/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723">32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EXT <text:s text:c="7"/>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line-break/>[ &lt;conditional-expression&gt; ] <text:s/>|<text:line-break/>NOT &lt;logical-multiplier&gt;</text:p>
            </text:list-item>
            <text:list-item>
              <text:p text:style-name="gramn">&lt;comparison-operator&gt; --&gt; <text:s/>&lt; <text:s text:c="2"/>|<text:line-break/>&lt;= <text:s/>|<text:line-break/>= <text:s text:c="2"/>|<text:line-break/>&lt;&gt; <text:s/>|<text:line-break/>&gt;= <text:s/>|<text:line-break/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<text:span text:style-name="T724"><text:line-break/></text:span>!<text:s/></text:p>
            </text:list-item>
            <text:list-item>
              <text:p text:style-name="gramn">&lt;summand&gt; --&gt; &lt;multiplier&gt;&lt;multipliers-list&gt;</text:p>
            </text:list-item>
            <text:list-item>
              <text:p text:style-name="gramn">&lt;multipliers-list&gt; --&gt; &lt;multiplication-instruction&gt; &lt;multiplier&gt;&lt;multipliers-list&gt; <text:s/>|<text:span text:style-name="T725"><text:line-break/></text:span>&lt;empty&gt;</text:p>
            </text:list-item>
            <text:list-item>
              <text:p text:style-name="gramn">&lt;multiplication-instruction&gt; --&gt; <text:s text:c="4"/>* <text:s text:c="2"/>|<text:span text:style-name="T726"><text:line-break/></text:span>/ <text:s text:c="2"/>|<text:span text:style-name="T727"><text:line-break/></text:span>&amp; <text:s text:c="2"/>|<text:span text:style-name="T728"><text:line-break/></text:span>MOD</text:p>
            </text:list-item>
            <text:list-item>
              <text:p text:style-name="gramn">&lt;multiplier&gt; --&gt; &lt;unsigned-constant&gt; <text:s/>|<text:span text:style-name="T729"><text:line-break/></text:span>&lt;complex-constant&gt; |<text:span text:style-name="T730"><text:line-break/></text:span>&lt;constant-identifier&gt; <text:s/>|<text:span text:style-name="T731"><text:line-break/></text:span>&lt;variable&gt; <text:s/>|<text:span text:style-name="T732"><text:line-break/></text:span>&lt;function-identifier&gt; <text:s/>|<text:span text:style-name="T733"><text:line-break/></text:span>&lt;builtin-function-identifier&gt;&lt;actual-arguments&gt; <text:s/>|<text:span text:style-name="T734"><text:line-break/></text:span>( &lt;expression&gt; ) <text:s/>|<text:span text:style-name="T735"><text:line-break/></text:span>^ &lt;multiplier&gt;</text:p>
            </text:list-item>
            <text:list-item>
              <text:p text:style-name="gramn">&lt;variable&gt; --&gt; &lt;variable-identifier&gt;&lt;dimension&gt; |<text:span text:style-name="T736"><text:line-break/></text:span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span text:style-name="T737"><text:line-break/></text:span>&lt;empty&gt;</text:p>
            </text:list-item>
            <text:list-item>
              <text:p text:style-name="gramn">&lt;expressions-list&gt; --&gt; <text:s/>,&lt;expression&gt;&lt;expressions-list&gt; <text:s/>|<text:span text:style-name="T738"><text:line-break/></text:span>&lt;empty&gt;</text:p>
            </text:list-item>
            <text:list-item>
              <text:p text:style-name="gramn">&lt;constant&gt; --&gt; &lt;complex-constant&gt; |<text:span text:style-name="T739"><text:line-break/></text:span>&lt;unsigned-constant&gt; <text:s text:c="2"/>|<text:span text:style-name="T740"><text:line-break/></text:span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span text:style-name="T741"><text:line-break/></text:span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span text:style-name="T742"><text:line-break/></text:span>&lt;empty&gt;</text:p>
            </text:list-item>
            <text:list-item>
              <text:p text:style-name="gramn">&lt;right-part&gt; --&gt; ,&lt;expression&gt; |<text:span text:style-name="T743"><text:line-break/></text:span>$EXP( &lt;expression&gt; ) <text:s text:c="2"/>|<text:span text:style-name="T744"><text:line-break/></text:span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745"><text:line-break/></text:span>&lt;digit&gt;&lt;string&gt; |<text:span text:style-name="T746"><text:line-break/></text:span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span text:style-name="T747"><text:line-break/></text:span>&lt;empty&gt;</text:p>
            </text:list-item>
            <text:list-item>
              <text:p text:style-name="gramn">&lt;fractional-part&gt; --&gt; #&lt;sign&gt;&lt;unsigned-integer&gt; |<text:span text:style-name="T748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749"><text:line-break/></text:span>&lt;empty&gt;</text:p>
            </text:list-item>
            <text:list-item>
              <text:p text:style-name="gramn">&lt;sign&gt; --&gt; +<text:span text:style-name="T750"><text:s/>|</text:span><text:span text:style-name="T751"><text:line-break/></text:span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752">33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span text:style-name="T753"><text:line-break/></text:span>EXT <text:s text:c="7"/>|<text:span text:style-name="T754"><text:line-break/></text:span>[&lt;range&gt;&lt;ranges-list&gt;]</text:p>
            </text:list-item>
            <text:list-item>
              <text:p text:style-name="gramn">&lt;ranges-list&gt; --&gt; <text:s/>,&lt;range&gt; &lt;ranges-list&gt; |<text:span text:style-name="T755"><text:line-break/></text:span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span text:style-name="T756"><text:line-break/></text:span>&lt;empty&gt;</text:p>
            </text:list-item>
            <text:list-item>
              <text:p text:style-name="gramn">&lt;function-list&gt; --&gt; &lt;function&gt; &lt;function-list&gt; |<text:span text:style-name="T757"><text:line-break/></text:span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span text:style-name="T758"><text:line-break/></text:span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span text:style-name="T759"><text:line-break/></text:span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span text:style-name="T760"><text:line-break/></text:span>LINK &lt;variable-identifier&gt; , &lt;unsigned-integer&gt; ; |<text:span text:style-name="T761"><text:line-break/></text:span>IN &lt;unsigned-integer&gt;; <text:s/>|<text:span text:style-name="T762"><text:line-break/></text:span>OUT &lt;unsigned-integer&gt;; |<text:span text:style-name="T763"><text:line-break/></text:span>RETURN ; |<text:span text:style-name="T764"><text:line-break/></text:span>; <text:s/>|<text:span text:style-name="T765"><text:line-break/></text:span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span text:style-name="T766"><text:line-break/></text:span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span text:style-name="T767"><text:line-break/></text:span>&lt;empty&gt;</text:p>
            </text:list-item>
            <text:list-item>
              <text:p text:style-name="gramn">&lt;actual-arguments-list&gt; --&gt; ,&lt;expression&gt; &lt;actual-arguments-list&gt; |<text:span text:style-name="T768"><text:line-break/></text:span>&lt;empty&gt;</text:p>
            </text:list-item>
            <text:list-item>
              <text:p text:style-name="gramn">&lt;alternatives-list&gt; --&gt; &lt;alternative&gt; &lt;alternatives-list&gt; |<text:span text:style-name="T769"><text:line-break/></text:span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span text:style-name="T770"><text:line-break/></text:span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line-break/>[ &lt;conditional-expression&gt; ] <text:s/>|<text:line-break/>NOT &lt;logical-multiplier&gt;</text:p>
            </text:list-item>
            <text:list-item>
              <text:p text:style-name="gramn">&lt;comparison-operator&gt; --&gt; <text:s/>&lt; <text:s text:c="2"/>|<text:line-break/>&lt;= <text:s/>|<text:line-break/>= <text:s text:c="2"/>|<text:line-break/>&lt;&gt; <text:s/>|<text:line-break/>&gt;= <text:s/>|<text:line-break/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<text:line-break/>! <text:s/></text:p>
            </text:list-item>
            <text:list-item>
              <text:p text:style-name="gramn">&lt;summand&gt; --&gt; &lt;multiplier&gt;&lt;multipliers-list&gt;</text:p>
            </text:list-item>
            <text:list-item>
              <text:p text:style-name="gramn">&lt;multipliers-list&gt; --&gt; &lt;multiplication-instruction&gt; 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line-break/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line-break/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line-break/>&lt;empty&gt;</text:p>
            </text:list-item>
            <text:list-item>
              <text:p text:style-name="gramn">&lt;right-part&gt; --&gt; ,&lt;expression&gt; |<text:line-break/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line-break/>&lt;empty&gt;</text:p>
            </text:list-item>
            <text:list-item>
              <text:p text:style-name="gramn">&lt;fractional-part&gt; --&gt; #&lt;sign&gt;&lt;unsigned-integer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sign&gt; --&gt; + |<text:line-break/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771">34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<text:soft-page-break/>EXT <text:s text:c="7"/>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span text:style-name="T772"><text:line-break/></text:span>[ &lt;conditional-expression&gt; ] <text:s/>|<text:span text:style-name="T773"><text:line-break/></text:span>NOT &lt;logical-multiplier&gt;</text:p>
            </text:list-item>
            <text:list-item>
              <text:p text:style-name="gramn">&lt;comparison-operator&gt; --&gt; <text:s/>&lt; <text:s text:c="2"/>|<text:span text:style-name="T774"><text:line-break/></text:span>&lt;= <text:s/>|<text:span text:style-name="T775"><text:line-break/></text:span>= <text:s text:c="2"/>|<text:span text:style-name="T776"><text:line-break/></text:span>&lt;&gt; <text:s/>|<text:span text:style-name="T777"><text:line-break/></text:span>&gt;= <text:s/>|<text:span text:style-name="T778"><text:line-break/></text:span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<text:line-break/>!<text:s/></text:p>
            </text:list-item>
            <text:list-item>
              <text:p text:style-name="gramn">&lt;summand&gt; --&gt; &lt;multiplier&gt;&lt;multipliers-list&gt;</text:p>
            </text:list-item>
            <text:list-item>
              <text:p text:style-name="gramn">&lt;multipliers-list&gt; --&gt; &lt;multiplication-instruction&gt; 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line-break/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line-break/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line-break/>&lt;empty&gt;</text:p>
            </text:list-item>
            <text:list-item>
              <text:p text:style-name="gramn">&lt;right-part&gt; --&gt; ,&lt;expression&gt; |<text:line-break/>$EXP( &lt;expression&gt; ) <text:s text:c="2"/>|<text:line-break/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line-break/>&lt;digit&gt;&lt;string&gt; |<text:line-break/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line-break/>&lt;empty&gt;</text:p>
            </text:list-item>
            <text:list-item>
              <text:p text:style-name="gramn">&lt;fractional-part&gt; --&gt; #&lt;sign&gt;&lt;unsigned-integer&gt; |<text:line-break/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line-break/>&lt;empty&gt;</text:p>
            </text:list-item>
            <text:list-item>
              <text:p text:style-name="gramn">&lt;sign&gt; --&gt; + |<text:line-break/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variant">Варіант<text:s/><text:span text:style-name="T779">35</text:span></text:p>
      <text:list text:style-name="LFO6" text:continue-numbering="true">
        <text:list-item>
          <text:p text:style-name="gram1">&lt;signal-program&gt; --&gt; &lt;program&gt;</text:p>
          <text:list text:continue-numbering="true">
            <text:list-item>
              <text:p text:style-name="gramn">&lt;program&gt; --&gt; PROGRAM &lt;procedure-identifier&gt; ; &lt;block&gt;. |<text:line-break/>PROCEDURE &lt;procedure-identifier&gt;&lt;parameters-list&gt; ; &lt;block&gt; ;</text:p>
            </text:list-item>
            <text:list-item>
              <text:p text:style-name="gramn">&lt;block&gt; --&gt; &lt;declarations&gt; BEGIN &lt;statements-list&gt; END</text:p>
            </text:list-item>
            <text:list-item>
              <text:p text:style-name="gramn">&lt;declarations&gt; --&gt; &lt;label-declarations&gt;&lt;constant-declarations&gt;&lt;variable-declarations&gt;&lt;math-function-declarations&gt;&lt;procedure-declarations&gt;</text:p>
            </text:list-item>
            <text:list-item>
              <text:p text:style-name="gramn">&lt;label-declarations&gt; --&gt; LABEL &lt;unsigned-integer&gt; &lt;labels-list&gt;; |<text:line-break/>&lt;empty&gt;</text:p>
            </text:list-item>
            <text:list-item>
              <text:p text:style-name="gramn">&lt;labels-list&gt; --&gt; <text:s/>, &lt;unsigned-integer&gt; &lt;labels-list&gt; |<text:line-break/>&lt;empty&gt;</text:p>
            </text:list-item>
            <text:list-item>
              <text:p text:style-name="gramn">&lt;constant-declarations&gt; --&gt; CONST &lt;constant-declarations-list&gt; |<text:line-break/>&lt;empty&gt;</text:p>
            </text:list-item>
            <text:list-item>
              <text:p text:style-name="gramn">&lt;constant-declarations-list&gt; --&gt; &lt;constant-declaration&gt; &lt;constant-declarations-list&gt; |<text:line-break/>&lt;empty&gt;</text:p>
            </text:list-item>
            <text:list-item>
              <text:p text:style-name="gramn">&lt;constant-declaration&gt; --&gt; &lt;constant-identifier&gt; = &lt;constant&gt;;</text:p>
            </text:list-item>
            <text:list-item>
              <text:p text:style-name="gramn">&lt;variable-declarations&gt; --&gt; VAR &lt;declarations-list&gt; <text:s text:c="2"/>|<text:line-break/>&lt;empty&gt;</text:p>
            </text:list-item>
            <text:list-item>
              <text:p text:style-name="gramn">&lt;declarations-list&gt; --&gt; &lt;declaration&gt; &lt;declarations-list&gt; |<text:line-break/>&lt;empty&gt;</text:p>
            </text:list-item>
            <text:list-item>
              <text:p text:style-name="gramn">&lt;declaration&gt; --&gt;&lt;variable-identifier&gt;&lt;identifiers-list&gt;:&lt;attribute&gt;&lt;attributes-list&gt; ;</text:p>
            </text:list-item>
            <text:list-item>
              <text:p text:style-name="gramn">&lt;identifiers-list&gt; --&gt; , &lt;variable-identifier&gt; &lt;identifiers-list&gt; |<text:line-break/>&lt;empty&gt;</text:p>
            </text:list-item>
            <text:list-item>
              <text:p text:style-name="gramn">&lt;attributes-list&gt; --&gt; &lt;attribute&gt; &lt;attributes-list&gt; |<text:line-break/>&lt;empty&gt;</text:p>
            </text:list-item>
            <text:list-item>
              <text:p text:style-name="gramn">&lt;attribute&gt; --&gt; SIGNAL <text:s text:c="4"/>|<text:line-break/>COMPLEX <text:s text:c="3"/>|<text:line-break/>INTEGER <text:s text:c="3"/>|<text:line-break/>FLOAT <text:s text:c="5"/>|<text:line-break/>BLOCKFLOAT |<text:line-break/>EXT <text:s text:c="7"/>|<text:line-break/>[&lt;range&gt;&lt;ranges-list&gt;]</text:p>
            </text:list-item>
            <text:list-item>
              <text:p text:style-name="gramn">&lt;ranges-list&gt; --&gt; <text:s/>,&lt;range&gt; &lt;ranges-list&gt; |<text:line-break/>&lt;empty&gt;</text:p>
            </text:list-item>
            <text:list-item>
              <text:p text:style-name="gramn">&lt;range&gt; --&gt; &lt;unsigned-integer&gt; .. &lt;unsigned-integer&gt;</text:p>
            </text:list-item>
            <text:list-item>
              <text:p text:style-name="gramn">&lt;math-function-declaration&gt; --&gt; DEFFUNC &lt;function-list&gt; |<text:line-break/>&lt;empty&gt;</text:p>
            </text:list-item>
            <text:list-item>
              <text:p text:style-name="gramn">&lt;function-list&gt; --&gt; &lt;function&gt; &lt;function-list&gt; |<text:line-break/>&lt;empty&gt;</text:p>
            </text:list-item>
            <text:list-item>
              <text:p text:style-name="gramn">&lt;function&gt; --&gt; &lt;function-identifier&gt; = &lt;expression&gt;&lt;function-characteristic&gt; ;</text:p>
            </text:list-item>
            <text:list-item>
              <text:p text:style-name="gramn">&lt;function-characteristic&gt; --&gt; \ &lt;unsigned-integer&gt; , &lt;unsigned-integer&gt;</text:p>
            </text:list-item>
            <text:list-item>
              <text:p text:style-name="gramn">&lt;procedure-declarations&gt; --&gt; &lt;procedure&gt; &lt;procedure-declarations&gt; |<text:line-break/>&lt;empty&gt;</text:p>
            </text:list-item>
            <text:list-item>
              <text:p text:style-name="gramn">&lt;procedure&gt; --&gt; PROCEDURE &lt;procedure-identifier&gt;&lt;parameters-list&gt; ;</text:p>
            </text:list-item>
            <text:list-item>
              <text:p text:style-name="gramn">&lt;parameters-list&gt; --&gt; ( &lt;declarations-list&gt; ) |<text:line-break/>&lt;empty&gt;</text:p>
            </text:list-item>
            <text:list-item>
              <text:p text:style-name="gramn">&lt;statements-list&gt; --&gt; &lt;statement&gt; &lt;statements-list&gt; |<text:line-break/>&lt;empty&gt;</text:p>
            </text:list-item>
            <text:list-item>
              <text:p text:style-name="gramn">&lt;statement&gt; --&gt; &lt;unsigned-integer&gt; : &lt;statement&gt; |<text:line-break/>&lt;variable&gt; := &lt;expression&gt; ; <text:s/>|<text:line-break/>&lt;procedure-identifier&gt;&lt;actual-arguments&gt; ; |<text:line-break/>&lt;condition-statement&gt; ENDIF ; |<text:line-break/>WHILE &lt;conditional-expression&gt; DO &lt;statements-list&gt; ENDWHILE ; |<text:line-break/>LOOP &lt;statements-list&gt; ENDLOOP ; |<text:line-break/>FOR &lt;variable-identifier&gt; := &lt;loop-declaration&gt; ENDFOR ; |<text:line-break/>CASE &lt;expression&gt; OF &lt;alternatives-list&gt; ENDCASE ; |<text:line-break/>GOTO &lt;unsigned-integer&gt; ; |<text:line-break/><text:soft-page-break/>LINK &lt;variable-identifier&gt; , &lt;unsigned-integer&gt; ; |<text:line-break/>IN &lt;unsigned-integer&gt;; <text:s/>|<text:line-break/>OUT &lt;unsigned-integer&gt;; |<text:line-break/>RETURN ; |<text:line-break/>; <text:s/>|<text:line-break/>($ &lt;assembly-insert-file-identifier&gt; $)</text:p>
            </text:list-item>
            <text:list-item>
              <text:p text:style-name="gramn">&lt;condition-statement&gt; --&gt; &lt;incomplete-condition-statement&gt;&lt;alternative-part&gt;</text:p>
            </text:list-item>
            <text:list-item>
              <text:p text:style-name="gramn">&lt;incomplete-condition-statement&gt; --&gt; IF &lt;conditional-expression&gt; THEN &lt;statements-list&gt;</text:p>
            </text:list-item>
            <text:list-item>
              <text:p text:style-name="gramn">&lt;alternative-part&gt; --&gt; ELSE &lt;statements-list&gt; <text:s/>|<text:line-break/>&lt;empty&gt;</text:p>
            </text:list-item>
            <text:list-item>
              <text:p text:style-name="gramn">&lt;loop-declaration&gt; --&gt; &lt;expression&gt; TO &lt;expression&gt; DO &lt;statements-list&gt;</text:p>
            </text:list-item>
            <text:list-item>
              <text:p text:style-name="gramn">&lt;actual-arguments&gt; --&gt; ( &lt;expression&gt; &lt;actual-arguments-list&gt; ) <text:s/>|<text:line-break/>&lt;empty&gt;</text:p>
            </text:list-item>
            <text:list-item>
              <text:p text:style-name="gramn">&lt;actual-arguments-list&gt; --&gt; ,&lt;expression&gt; &lt;actual-arguments-list&gt; |<text:line-break/>&lt;empty&gt;</text:p>
            </text:list-item>
            <text:list-item>
              <text:p text:style-name="gramn">&lt;alternatives-list&gt; --&gt; &lt;alternative&gt; &lt;alternatives-list&gt; |<text:line-break/>&lt;empty&gt;</text:p>
            </text:list-item>
            <text:list-item>
              <text:p text:style-name="gramn">&lt;alternative&gt; --&gt; &lt;expression&gt; : / &lt;statements-list&gt; \</text:p>
            </text:list-item>
            <text:list-item>
              <text:p text:style-name="gramn">&lt;conditional-expression&gt; --&gt; &lt;logical-summand&gt; &lt;logical&gt;</text:p>
            </text:list-item>
            <text:list-item>
              <text:p text:style-name="gramn">&lt;logical&gt; --&gt; OR &lt;logical-summand&gt; &lt;logical&gt; <text:s/>|<text:line-break/>&lt;empty&gt;</text:p>
            </text:list-item>
            <text:list-item>
              <text:p text:style-name="gramn">&lt;logical-summand&gt; --&gt; &lt;logical-multiplier&gt; &lt;logical-multipliers-list&gt;</text:p>
            </text:list-item>
            <text:list-item>
              <text:p text:style-name="gramn">&lt;logical-multipliers-list&gt; --&gt; AND &lt;logical-multiplier&gt; &lt;logical-multipliers-list&gt; |<text:line-break/>&lt;empty&gt;</text:p>
            </text:list-item>
            <text:list-item>
              <text:p text:style-name="gramn">&lt;logical-multiplier&gt; --&gt; &lt;expression&gt;&lt;comparison-operator&gt;&lt;expression&gt; |<text:line-break/>[ &lt;conditional-expression&gt; ] <text:s/>|<text:line-break/>NOT &lt;logical-multiplier&gt;</text:p>
            </text:list-item>
            <text:list-item>
              <text:p text:style-name="gramn">&lt;comparison-operator&gt; --&gt; <text:s/>&lt; <text:s text:c="2"/>|<text:line-break/>&lt;= <text:s/>|<text:line-break/>= <text:s text:c="2"/>|<text:line-break/>&lt;&gt; <text:s/>|<text:line-break/>&gt;= <text:s/>|<text:line-break/>&gt;</text:p>
            </text:list-item>
            <text:list-item>
              <text:p text:style-name="gramn">&lt;expression&gt; --&gt; &lt;summand&gt; &lt;summands-list&gt; <text:s text:c="2"/>|<text:line-break/>- &lt;summand&gt; &lt;summands-list&gt;</text:p>
            </text:list-item>
            <text:list-item>
              <text:p text:style-name="gramn">&lt;summands-list&gt; --&gt; &lt;add-instruction&gt; &lt;summand&gt; &lt;summands-list&gt; |<text:line-break/>&lt;empty&gt;</text:p>
            </text:list-item>
            <text:list-item>
              <text:p text:style-name="gramn">&lt;add-instruction&gt; --&gt; <text:s text:c="4"/>+ <text:s text:c="2"/>|<text:line-break/>- <text:s text:c="2"/>|<text:line-break/>!</text:p>
            </text:list-item>
            <text:list-item>
              <text:p text:style-name="gramn">&lt;summand&gt; --&gt; &lt;multiplier&gt;&lt;multipliers-list&gt;</text:p>
            </text:list-item>
            <text:list-item>
              <text:p text:style-name="gramn">&lt;multipliers-list&gt; --&gt; &lt;multiplication-instruction&gt; &lt;multiplier&gt;&lt;multipliers-list&gt; <text:s/>|<text:line-break/>&lt;empty&gt;</text:p>
            </text:list-item>
            <text:list-item>
              <text:p text:style-name="gramn">&lt;multiplication-instruction&gt; --&gt; <text:s text:c="4"/>* <text:s text:c="2"/>|<text:line-break/>/ <text:s text:c="2"/>|<text:line-break/>&amp; <text:s text:c="2"/>|<text:line-break/>MOD</text:p>
            </text:list-item>
            <text:list-item>
              <text:p text:style-name="gramn">&lt;multiplier&gt; --&gt; &lt;unsigned-constant&gt; <text:s/>|<text:line-break/>&lt;complex-constant&gt; |<text:line-break/>&lt;constant-identifier&gt; <text:s/>|<text:line-break/>&lt;variable&gt; <text:s/>|<text:line-break/>&lt;function-identifier&gt; <text:s/>|<text:line-break/>&lt;builtin-function-identifier&gt;&lt;actual-arguments&gt; <text:s/>|<text:line-break/>( &lt;expression&gt; ) <text:s/>|<text:line-break/>^ &lt;multiplier&gt;</text:p>
            </text:list-item>
            <text:list-item>
              <text:p text:style-name="gramn">&lt;variable&gt; --&gt; &lt;variable-identifier&gt;&lt;dimension&gt; |<text:line-break/>&lt;complex-variable&gt;</text:p>
            </text:list-item>
            <text:list-item>
              <text:p text:style-name="gramn">&lt;complex-variable&gt; --&gt; "&lt;complex-number&gt;"</text:p>
            </text:list-item>
            <text:list-item>
              <text:p text:style-name="gramn">&lt;dimension&gt; --&gt; [ &lt;expression&gt; &lt;expressions-list&gt; ] <text:s text:c="2"/>|<text:line-break/>&lt;empty&gt;</text:p>
            </text:list-item>
            <text:list-item>
              <text:p text:style-name="gramn">&lt;expressions-list&gt; --&gt; <text:s/>,&lt;expression&gt;&lt;expressions-list&gt; <text:s/>|<text:line-break/>&lt;empty&gt;</text:p>
            </text:list-item>
            <text:list-item>
              <text:p text:style-name="gramn">&lt;constant&gt; --&gt; &lt;complex-constant&gt; |<text:line-break/>&lt;unsigned-constant&gt; <text:s text:c="2"/>|<text:span text:style-name="T780"><text:line-break/></text:span>- &lt;unsigned-constant&gt;</text:p>
            </text:list-item>
            <text:list-item>
              <text:p text:style-name="gramn">&lt;complex-constant&gt; --&gt; '&lt;complex-number&gt;'</text:p>
            </text:list-item>
            <text:list-item>
              <text:p text:style-name="gramn">&lt;unsigned-constant&gt; --&gt; &lt;unsigned-number&gt; |<text:span text:style-name="T781"><text:line-break/></text:span>&lt;unsigned-integer&gt;</text:p>
            </text:list-item>
            <text:list-item>
              <text:p text:style-name="gramn">&lt;complex-number&gt; --&gt; &lt;left-part&gt; &lt;right-part&gt;</text:p>
            </text:list-item>
            <text:list-item>
              <text:p text:style-name="gramn">&lt;left-part&gt; --&gt; &lt;expression&gt; |<text:span text:style-name="T782"><text:line-break/></text:span>&lt;empty&gt;</text:p>
            </text:list-item>
            <text:list-item>
              <text:p text:style-name="gramn">&lt;right-part&gt; --&gt; ,&lt;expression&gt; |<text:span text:style-name="T783"><text:line-break/></text:span>$EXP( &lt;expression&gt; ) <text:s text:c="2"/>|<text:span text:style-name="T784"><text:line-break/></text:span>&lt;empty&gt;</text:p>
            </text:list-item>
            <text:list-item>
              <text:p text:style-name="gramn">&lt;constant-identifier&gt; --&gt; &lt;identifier&gt;</text:p>
            </text:list-item>
            <text:list-item>
              <text:p text:style-name="gramn">&lt;variable-identifier&gt; --&gt; &lt;identifier&gt;</text:p>
            </text:list-item>
            <text:list-item>
              <text:p text:style-name="gramn">&lt;procedure-identifier&gt; --&gt; &lt;identifier&gt;</text:p>
            </text:list-item>
            <text:list-item>
              <text:p text:style-name="gramn">&lt;function-identifier&gt; <text:s/>--&gt; &lt;identifier&gt;</text:p>
            </text:list-item>
            <text:list-item>
              <text:p text:style-name="gramn">&lt;builtin-function-identifier&gt; --&gt; &lt;identifier&gt;</text:p>
            </text:list-item>
            <text:list-item>
              <text:p text:style-name="gramn">&lt;assembly-insert-file-identifier&gt; --&gt; &lt;identifier&gt;</text:p>
            </text:list-item>
            <text:list-item>
              <text:p text:style-name="gramn">&lt;identifier&gt; --&gt; &lt;letter&gt;&lt;string&gt;</text:p>
            </text:list-item>
            <text:list-item>
              <text:p text:style-name="gramn">&lt;string&gt; --&gt; &lt;letter&gt;&lt;string&gt; |<text:span text:style-name="T785"><text:line-break/></text:span>&lt;digit&gt;&lt;string&gt; |<text:span text:style-name="T786"><text:line-break/></text:span>&lt;empty&gt;</text:p>
            </text:list-item>
            <text:list-item>
              <text:p text:style-name="gramn">&lt;unsigned-number&gt; --&gt; &lt;integer-part&gt;&lt;fractional-part&gt;</text:p>
            </text:list-item>
            <text:list-item>
              <text:p text:style-name="gramn">&lt;integer-part&gt; --&gt; &lt;unsigned-integer&gt; |<text:span text:style-name="T787"><text:line-break/></text:span>&lt;empty&gt;</text:p>
            </text:list-item>
            <text:list-item>
              <text:p text:style-name="gramn">&lt;fractional-part&gt; --&gt; #&lt;sign&gt;&lt;unsigned-integer&gt; |<text:span text:style-name="T788"><text:line-break/></text:span>&lt;empty&gt;</text:p>
            </text:list-item>
            <text:list-item>
              <text:p text:style-name="gramn">&lt;unsigned-integer&gt; --&gt; &lt;digit&gt;&lt;digits-string&gt;</text:p>
            </text:list-item>
            <text:list-item>
              <text:p text:style-name="gramn">&lt;digits-string&gt; --&gt; &lt;digit&gt;&lt;digits-string&gt; |<text:span text:style-name="T789"><text:line-break/></text:span>&lt;empty&gt;</text:p>
            </text:list-item>
            <text:list-item>
              <text:p text:style-name="gramn">&lt;sign&gt; --&gt; +<text:span text:style-name="T790"><text:s/>|</text:span><text:span text:style-name="T791"><text:line-break/></text:span>- |<text:line-break/>&lt;empty&gt;</text:p>
            </text:list-item>
            <text:list-item>
              <text:p text:style-name="gramn">&lt;digit&gt; --&gt; 0 | 1 | 2 | 3 | 4 | 5 | 6 | 7 | 8 | 9</text:p>
            </text:list-item>
            <text:list-item>
              <text:p text:style-name="gramn">&lt;letter&gt; --&gt; A | B | C | D | ... | Z</text:p>
            </text:list-item>
          </text:list>
        </text:list-item>
      </text:list>
      <text:p text:style-name="P792"/>
      <text:p text:style-name="body"><text:span text:style-name="T793"><draw:frame draw:z-index="251658240" draw:id="id241" draw:style-name="a278" draw:name="Text Box 1196" text:anchor-type="paragraph" svg:x="-0.98472in" svg:y="-6.80069in" svg:width="1in" svg:height="1in" style:rel-width="scale" style:rel-height="scale"><draw:text-box><text:p text:style-name="P794">dm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ectionx" style:display-name="sectionx" style:family="paragraph" style:parent-style-name="Normal" style:next-style-name="Normal" style:default-outline-level="1">
      <style:paragraph-properties fo:break-before="page" style:punctuation-wrap="simple" style:text-autospace="none" style:vertical-align="baseline" fo:margin-bottom="0.1666in" fo:line-height="150%"/>
      <style:text-properties fo:font-weight="bold" style:font-weight-asian="bold" style:font-weight-complex="bold" fo:color="#000000" fo:font-size="16pt" style:font-size-asian="16pt" style:font-size-complex="10pt" fo:language="uk" fo:country="UA" fo:hyphenate="false"/>
    </style:style>
    <style:style style:name="sectionx.x" style:display-name="sectionx.x" style:family="paragraph" style:parent-style-name="Normal" style:next-style-name="Normal" style:default-outline-level="2">
      <style:paragraph-properties fo:keep-with-next="always" style:punctuation-wrap="simple" style:text-autospace="none" style:vertical-align="baseline" fo:margin-top="0.4305in" fo:margin-bottom="0.1527in" fo:line-height="150%" fo:margin-left="0.8861in">
        <style:tab-stops>
          <style:tab-stop style:type="left" style:position="0in"/>
        </style:tab-stops>
      </style:paragraph-properties>
      <style:text-properties fo:font-weight="bold" style:font-weight-asian="bold" fo:color="#000000" fo:font-size="14pt" style:font-size-asian="14pt" style:font-size-complex="10pt" fo:language="uk" fo:country="UA" fo:hyphenate="false"/>
    </style:style>
    <style:style style:name="sectionx.x.x" style:display-name="sectionx.x.x" style:family="paragraph" style:parent-style-name="Normal" style:next-style-name="Normal" style:default-outline-level="3">
      <style:paragraph-properties fo:keep-with-next="always" style:punctuation-wrap="simple" style:text-autospace="none" style:vertical-align="baseline" fo:margin-top="0.3888in" fo:margin-bottom="0.0833in" fo:line-height="150%" fo:margin-left="0.9847in">
        <style:tab-stops>
          <style:tab-stop style:type="left" style:position="0in"/>
        </style:tab-stops>
      </style:paragraph-properties>
      <style:text-properties fo:color="#000000" fo:font-size="14pt" style:font-size-asian="14pt" fo:language="uk" fo:country="UA" fo:hyphenate="false"/>
    </style:style>
    <style:style style:name="Normal" style:display-name="Normal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body" style:display-name="body" style:family="paragraph" style:parent-style-name="Normal">
      <style:paragraph-properties fo:text-align="justify" fo:margin-top="0.0833in" fo:margin-bottom="0.0833in"/>
      <style:text-properties fo:letter-spacing="-0.0027in" fo:hyphenate="false"/>
    </style:style>
    <style:style style:name="bullet" style:display-name="bullet" style:family="paragraph" style:parent-style-name="Normal" style:list-style-name="LFO1">
      <style:paragraph-properties fo:widows="0" fo:orphans="0" style:punctuation-wrap="simple" style:text-autospace="none" fo:text-align="justify" style:vertical-align="baseline" fo:margin-top="0.0833in" fo:margin-left="0.8548in" fo:text-indent="-0.3in">
        <style:tab-stops>
          <style:tab-stop style:type="left" style:position="-0.2638in"/>
          <style:tab-stop style:type="left" style:position="0in"/>
        </style:tab-stops>
      </style:paragraph-properties>
      <style:text-properties fo:color="#000000" style:font-size-complex="10pt" fo:language="uk" fo:country="UA" fo:hyphenate="false"/>
    </style:style>
    <style:style style:name="bulletsub" style:display-name="bulletsub" style:family="paragraph" style:parent-style-name="Normal" style:list-style-name="LFO2">
      <style:paragraph-properties style:punctuation-wrap="simple" style:text-autospace="none" style:vertical-align="baseline" fo:margin-top="0.0833in" fo:margin-left="0.8548in" fo:text-indent="-0.3in">
        <style:tab-stops>
          <style:tab-stop style:type="left" style:position="-0.1569in"/>
          <style:tab-stop style:type="left" style:position="0in"/>
        </style:tab-stops>
      </style:paragraph-properties>
      <style:text-properties style:font-name="Arial" fo:color="#000000" fo:font-size="10pt" style:font-size-asian="10pt" style:font-size-complex="10pt" fo:language="uk" fo:country="UA" fo:hyphenate="false"/>
    </style:style>
    <style:style style:name="Bullets" style:display-name="Bullets" style:family="paragraph" style:parent-style-name="Normal" style:list-style-name="LFO3">
      <style:paragraph-properties fo:text-align="justify"/>
      <style:text-properties style:font-size-complex="6pt" style:language-asian="en" style:country-asian="US" fo:hyphenate="false"/>
    </style:style>
    <style:style style:name="figure" style:display-name="figure" style:family="paragraph" style:parent-style-name="Normal" style:next-style-name="Normal" style:auto-update="true" style:list-style-name="LFO4">
      <style:paragraph-properties fo:widows="0" fo:orphans="0" style:text-autospace="none" fo:text-align="center" fo:margin-bottom="0.1666in" fo:line-height="150%" fo:margin-left="0in" fo:text-indent="0.3937in">
        <style:tab-stops/>
      </style:paragraph-properties>
      <style:text-properties style:font-weight-complex="bold" fo:language="uk" fo:country="UA" fo:hyphenate="false"/>
    </style:style>
    <style:style style:name="list" style:display-name="list" style:family="paragraph" style:parent-style-name="Normal">
      <style:paragraph-properties fo:widows="0" fo:orphans="0" style:punctuation-wrap="simple" style:text-autospace="none" fo:text-align="justify" style:vertical-align="baseline" fo:margin-bottom="0.0416in" fo:margin-left="0.7881in" fo:text-indent="-0.5909in">
        <style:tab-stops/>
      </style:paragraph-properties>
      <style:text-properties style:font-name="Arial" style:font-name-complex="Arial" fo:color="#000000" fo:font-size="10pt" style:font-size-asian="10pt" style:font-size-complex="13.5pt" fo:language="uk" fo:country="UA" fo:hyphenate="false"/>
    </style:style>
    <style:style style:name="gram1" style:display-name="gram(1)" style:family="paragraph" style:parent-style-name="list1" style:next-style-name="gramn" style:list-style-name="LFO6">
      <style:paragraph-properties fo:margin-left="1.1875in" fo:text-indent="-1.1875in">
        <style:tab-stops>
          <style:tab-stop style:type="left" style:position="-0.7125in"/>
        </style:tab-stops>
      </style:paragraph-properties>
      <style:text-properties style:font-name="Courier New" fo:font-size="10pt" style:font-size-asian="10pt" fo:hyphenate="false"/>
    </style:style>
    <style:style style:name="gramn" style:display-name="gram(n)" style:family="paragraph" style:parent-style-name="listn" style:list-style-name="LFO6">
      <style:paragraph-properties fo:margin-left="1.1875in" fo:text-indent="-1.1875in">
        <style:tab-stops>
          <style:tab-stop style:type="left" style:position="-0.7125in"/>
        </style:tab-stops>
      </style:paragraph-properties>
      <style:text-properties style:font-name="Courier New" fo:font-size="10pt" style:font-size-asian="10pt" fo:hyphenate="false"/>
    </style:style>
    <style:style style:name="section_dop" style:display-name="section_dop" style:family="paragraph" style:parent-style-name="Normal">
      <style:paragraph-properties style:punctuation-wrap="simple" style:text-autospace="none" fo:text-align="justify" style:vertical-align="baseline" fo:line-height="150%" fo:margin-right="0.5902in" fo:text-indent="0.5in"/>
      <style:text-properties fo:font-weight="bold" style:font-weight-asian="bold" fo:font-size="10pt" style:font-size-asian="10pt" style:font-size-complex="10pt" fo:hyphenate="false"/>
    </style:style>
    <style:style style:name="section" style:display-name="section" style:family="paragraph" style:parent-style-name="body">
      <style:paragraph-properties fo:keep-with-next="always" fo:text-align="center" fo:margin-top="0.25in" fo:line-height="150%"/>
      <style:text-properties fo:font-weight="bold" style:font-weight-asian="bold" style:font-weight-complex="bold" fo:font-size="14pt" style:font-size-asian="14pt" fo:hyphenate="false"/>
    </style:style>
    <style:style style:name="table" style:display-name="table" style:family="paragraph" style:parent-style-name="Normal" style:next-style-name="Normal" style:list-style-name="LFO5">
      <style:paragraph-properties fo:keep-with-next="always" fo:widows="0" fo:orphans="0" style:text-autospace="none" fo:text-align="end" fo:margin-top="0.0833in"/>
      <style:text-properties style:font-name-asian="Arial Unicode MS" fo:font-weight="bold" style:font-weight-asian="bold" fo:font-style="italic" style:font-style-asian="italic" fo:language="uk" fo:country="UA" fo:hyphenate="false"/>
    </style:style>
    <style:style style:name="sec_name" style:display-name="sec_name" style:family="paragraph" style:parent-style-name="body" style:next-style-name="body">
      <style:paragraph-properties fo:text-align="center" fo:margin-bottom="0.1666in"/>
      <style:text-properties fo:font-weight="bold" style:font-weight-asian="bold" fo:font-style="italic" style:font-style-asian="italic" fo:hyphenate="false"/>
    </style:style>
    <style:style style:name="section_sub" style:display-name="section_sub" style:family="paragraph" style:parent-style-name="section_dop" style:next-style-name="body">
      <style:paragraph-properties fo:keep-with-next="always" fo:margin-top="0.3333in" fo:margin-bottom="0.0833in" fo:line-height="100%" fo:margin-right="0.5909in"/>
      <style:text-properties fo:font-size="12pt" style:font-size-asian="12pt" style:font-size-complex="12pt" fo:hyphenate="false"/>
    </style:style>
    <style:style style:name="list1" style:display-name="list(1)" style:family="paragraph" style:parent-style-name="Normal" style:next-style-name="Normal" style:list-style-name="LFO6">
      <style:paragraph-properties style:punctuation-wrap="simple" style:text-autospace="none" style:vertical-align="baseline" fo:margin-left="0.3958in" fo:text-indent="-0.3958in">
        <style:tab-stops>
          <style:tab-stop style:type="left" style:position="0in"/>
        </style:tab-stops>
      </style:paragraph-properties>
      <style:text-properties fo:color="#000000" style:font-size-complex="10pt" fo:language="en" fo:country="US" fo:hyphenate="false"/>
    </style:style>
    <style:style style:name="listn" style:display-name="list(n)" style:family="paragraph" style:parent-style-name="Normal" style:list-style-name="LFO6">
      <style:paragraph-properties style:punctuation-wrap="simple" style:text-autospace="none" style:vertical-align="baseline" fo:margin-left="0.3958in" fo:text-indent="-0.3958in">
        <style:tab-stops>
          <style:tab-stop style:type="left" style:position="0in"/>
        </style:tab-stops>
      </style:paragraph-properties>
      <style:text-properties style:font-name-asian="Arial Unicode MS" fo:color="#000000" style:font-size-complex="10pt" fo:language="en" fo:country="US" fo:hyphenate="false"/>
    </style:style>
    <style:style style:name="body_table" style:display-name="body_table" style:family="paragraph" style:parent-style-name="body">
      <style:paragraph-properties fo:keep-with-next="always" fo:margin-top="0in" fo:margin-bottom="0in"/>
      <style:text-properties fo:font-weight="bold" style:font-weight-asian="bold" fo:hyphenate="false"/>
    </style:style>
    <style:style style:name="variant" style:display-name="variant" style:family="paragraph" style:parent-style-name="body">
      <style:paragraph-properties fo:margin-top="0.3333in"/>
      <style:text-properties fo:font-weight="bold" style:font-weight-asian="bold" fo:font-style="italic" style:font-style-asian="italic" fo:hyphenate="false"/>
    </style:style>
    <style:style style:name="listing" style:display-name="listing" style:family="paragraph" style:parent-style-name="Normal">
      <style:text-properties style:font-name="Courier New" style:font-name-complex="Courier New" fo:hyphenate="false"/>
    </style:style>
    <style:style style:name="grammar" style:display-name="grammar" style:family="paragraph" style:parent-style-name="listing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1" text:display-levels="2">
        <style:list-level-properties text:space-before="0.0006in" text:min-label-width="0.4923in"/>
      </text:outline-level-style>
      <text:outline-level-style text:level="3" style:num-format="1" text:display-levels="3">
        <style:list-level-properties text:space-before="0.0006in" text:min-label-width="0.5909in"/>
      </text:outline-level-style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text:list-style style:name="LFO1">
      <text:list-level-style-bullet text:level="1" text:style-name="WW_CharLFO1LVL1" text:bullet-char="•">
        <style:list-level-properties text:min-label-width="0in"/>
        <style:text-properties style:font-name="Arial"/>
      </text:list-level-style-bullet>
      <text:list-level-style-number text:level="2" text:style-name="WW_CharLFO1LVL2" style:num-format="1">
        <style:list-level-properties text:min-label-width="0in"/>
      </text:list-level-style-number>
      <text:list-level-style-number text:level="3" text:style-name="WW_CharLFO1LVL3" style:num-format="1">
        <style:list-level-properties text:min-label-width="0in"/>
      </text:list-level-style-number>
      <text:list-level-style-number text:level="4" text:style-name="WW_CharLFO1LVL4" style:num-format="1">
        <style:list-level-properties text:min-label-width="0in"/>
      </text:list-level-style-number>
      <text:list-level-style-number text:level="5" text:style-name="WW_CharLFO1LVL5" style:num-format="1">
        <style:list-level-properties text:min-label-width="0in"/>
      </text:list-level-style-number>
      <text:list-level-style-number text:level="6" text:style-name="WW_CharLFO1LVL6" style:num-format="1">
        <style:list-level-properties text:min-label-width="0in"/>
      </text:list-level-style-number>
      <text:list-level-style-number text:level="7" text:style-name="WW_CharLFO1LVL7" style:num-format="1">
        <style:list-level-properties text:min-label-width="0in"/>
      </text:list-level-style-number>
      <text:list-level-style-number text:level="8" text:style-name="WW_CharLFO1LVL8" style:num-format="1">
        <style:list-level-properties text:min-label-width="0in"/>
      </text:list-level-style-number>
      <text:list-level-style-number text:level="9" text:style-name="WW_CharLFO1LVL9" style:num-format="1">
        <style:list-level-properties text:min-label-width="0in"/>
      </text:list-level-style-number>
    </text:list-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2">
      <text:list-level-style-bullet text:level="1" text:bullet-char="-">
        <style:list-level-properties text:space-before="0.6986in" text:min-label-width="0.25in"/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Times New Roman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LVL3" text:bullet-char="-">
        <style:list-level-properties text:space-before="1in" text:min-label-width="0.25in"/>
        <style:text-properties style:font-name="Times New Roman"/>
      </text:list-level-style-bullet>
      <text:list-level-style-bullet text:level="4" text:style-name="WW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4">
      <text:list-level-style-number text:level="1" style:num-format="1">
        <style:list-level-properties text:space-before="0.0006in" text:min-label-width="0.4923in"/>
      </text:list-level-style-number>
      <text:list-level-style-number text:level="2" style:num-format="1" text:display-levels="2">
        <style:list-level-properties text:space-before="0.0006in" text:min-label-width="0.4923in"/>
      </text:list-level-style-number>
      <text:list-level-style-number text:level="3" style:num-format="1" text:display-levels="3">
        <style:list-level-properties text:space-before="0.0006in" text:min-label-width="0.5909in"/>
      </text:list-level-style-number>
      <text:list-level-style-number text:level="4" style:num-format="1" text:display-levels="4">
        <style:list-level-properties text:space-before="0.0006in" text:min-label-width="0.7875in"/>
      </text:list-level-style-number>
      <text:list-level-style-number text:level="5" style:num-prefix="Рис." style:num-format="1">
        <style:list-level-properties fo:text-align="center" text:space-before="0.2006in" text:min-label-width="0in"/>
      </text:list-level-style-number>
      <text:list-level-style-number text:level="6" style:num-prefix="(Eq " style:num-suffix=")" style:num-format="1" text:display-levels="6">
        <style:list-level-properties fo:text-align="end" text:space-before="1.1819in" text:min-label-width="0.3937in"/>
      </text:list-level-style-number>
      <text:list-level-style-number text:level="7" style:num-prefix="Таблица " style:num-format="1" text:display-levels="7">
        <style:list-level-properties text:space-before="0.0006in" text:min-label-width="0in"/>
      </text:list-level-style-number>
      <text:list-level-style-number text:level="8" style:num-prefix="Appendix " style:num-suffix="." style:num-format="A" style:num-letter-sync="true" text:display-levels="8">
        <style:list-level-properties text:space-before="1.5756in" text:min-label-width="1.2798in"/>
      </text:list-level-style-number>
      <text:list-level-style-number text:level="9" style:num-suffix=": " style:num-format="1">
        <style:list-level-properties text:space-before="-4.3305in" text:min-label-width="1.0236in"/>
      </text:list-level-style-number>
    </text:list-style>
    <text:list-style style:name="LFO5">
      <text:list-level-style-number text:level="1" style:num-format="1">
        <style:list-level-properties text:space-before="0.3937in" text:min-label-width="0.4923in"/>
      </text:list-level-style-number>
      <text:list-level-style-number text:level="2" style:num-format="1" text:display-levels="2">
        <style:list-level-properties text:space-before="0.3937in" text:min-label-width="0.4923in"/>
      </text:list-level-style-number>
      <text:list-level-style-number text:level="3" style:num-format="1" text:display-levels="3">
        <style:list-level-properties text:space-before="0.3937in" text:min-label-width="0.5909in"/>
      </text:list-level-style-number>
      <text:list-level-style-number text:level="4" style:num-format="1" text:display-levels="4">
        <style:list-level-properties text:space-before="0.3937in" text:min-label-width="0.7875in"/>
      </text:list-level-style-number>
      <text:list-level-style-number text:level="5" style:num-prefix="Рис. " style:num-format="1" text:display-levels="5">
        <style:list-level-properties text:space-before="0.3937in" text:min-label-width="0in"/>
      </text:list-level-style-number>
      <text:list-level-style-number text:level="6" style:num-prefix="(Eq " style:num-suffix=")" style:num-format="1" text:display-levels="6">
        <style:list-level-properties fo:text-align="end" text:space-before="1.575in" text:min-label-width="0.3937in"/>
      </text:list-level-style-number>
      <text:list-level-style-number text:level="7" style:num-prefix="Таблиця " style:num-suffix="." style:num-format="1">
        <style:list-level-properties text:space-before="0.3937in" text:min-label-width="0in"/>
      </text:list-level-style-number>
      <text:list-level-style-number text:level="8" style:num-prefix="Appendix " style:num-suffix="." style:num-format="A" style:num-letter-sync="true" text:display-levels="8">
        <style:list-level-properties text:space-before="1.9687in" text:min-label-width="1.2798in"/>
      </text:list-level-style-number>
      <text:list-level-style-number text:level="9" style:num-suffix=": " style:num-format="1">
        <style:list-level-properties text:space-before="-3.9375in" text:min-label-width="1.0236in"/>
      </text:list-level-style-number>
    </text:list-style>
    <text:list-style style:name="LFO6">
      <text:list-level-style-number text:level="1" style:num-prefix="1." style:num-format="">
        <style:list-level-properties text:space-before="0.5548in" text:min-label-width="0.3in"/>
      </text:list-level-style-number>
      <text:list-level-style-number text:level="2" style:num-suffix="." style:num-format="1" text:display-levels="2" text:start-value="2">
        <style:list-level-properties text:space-before="0.5548in" text:min-label-width="0.4in"/>
      </text:list-level-style-number>
      <text:list-level-style-number text:level="3" style:num-prefix="a)" style:num-format="">
        <style:list-level-properties text:space-before="0.5548in" text:min-label-width="0.5in"/>
      </text:list-level-style-number>
      <text:list-level-style-number text:level="4" style:num-suffix=")" style:num-format="a" style:num-letter-sync="true" text:display-levels="4" text:start-value="2">
        <style:list-level-properties text:space-before="0.5548in" text:min-label-width="0.6in"/>
      </text:list-level-style-number>
      <text:list-level-style-number text:level="5" style:num-format="1" text:display-levels="5">
        <style:list-level-properties text:space-before="0.5548in" text:min-label-width="0.7in"/>
      </text:list-level-style-number>
      <text:list-level-style-number text:level="6" style:num-format="1" text:display-levels="6">
        <style:list-level-properties text:space-before="0.5548in" text:min-label-width="0.8in"/>
      </text:list-level-style-number>
      <text:list-level-style-number text:level="7" style:num-format="1" text:display-levels="7">
        <style:list-level-properties text:space-before="0.5548in" text:min-label-width="0.9in"/>
      </text:list-level-style-number>
      <text:list-level-style-number text:level="8" style:num-format="1" text:display-levels="8">
        <style:list-level-properties text:space-before="0.5548in" text:min-label-width="1in"/>
      </text:list-level-style-number>
      <text:list-level-style-number text:level="9" style:num-format="1" text:display-levels="9">
        <style:list-level-properties text:space-before="0.5548in" text:min-label-width="1.1in"/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43" svg:viewBox="0 0 20 30" svg:d="m10 0-10 30h20z"/>
    <draw:marker draw:name="a228" svg:viewBox="0 0 20 30" svg:d="m10 0-10 30h20z"/>
    <draw:marker draw:name="a271" svg:viewBox="0 0 20 30" svg:d="m10 0-10 30h20z"/>
    <draw:marker draw:name="a146" svg:viewBox="0 0 20 30" svg:d="m10 0-10 30h20z"/>
    <draw:marker draw:name="a273" svg:viewBox="0 0 20 30" svg:d="m10 0-10 30h20z"/>
    <draw:marker draw:name="a30" svg:viewBox="0 0 20 30" svg:d="m10 0-10 30h20z"/>
    <draw:marker draw:name="a275" svg:viewBox="0 0 20 30" svg:d="m10 0-10 30h20z"/>
    <draw:marker draw:name="a149" svg:viewBox="0 0 20 30" svg:d="m10 0-10 30h20z"/>
    <draw:marker draw:name="a194" svg:viewBox="0 0 20 30" svg:d="m10 0-10 30h20z"/>
    <draw:marker draw:name="a205" svg:viewBox="0 0 20 30" svg:d="m10 0-10 30h20z"/>
    <draw:marker draw:name="a2" svg:viewBox="0 0 20 30" svg:d="m10 0-10 30h20z"/>
    <draw:marker draw:name="a198" svg:viewBox="0 0 20 30" svg:d="m10 0-10 30h20z"/>
    <draw:marker draw:name="a123" svg:viewBox="0 0 20 30" svg:d="m10 0-10 30h20z"/>
    <draw:marker draw:name="a83" svg:viewBox="0 0 20 30" svg:d="m10 0-10 30h20z"/>
    <draw:marker draw:name="a208" svg:viewBox="0 0 20 30" svg:d="m10 0-10 30h20z"/>
    <draw:marker draw:name="a5" svg:viewBox="0 0 20 30" svg:d="m10 0-10 30h20z"/>
    <draw:marker draw:name="a126" svg:viewBox="0 0 20 30" svg:d="m10 0-10 30h20z"/>
    <draw:marker draw:name="a86" svg:viewBox="0 0 20 30" svg:d="m10 0-10 30h20z"/>
    <draw:marker draw:name="a170" svg:viewBox="0 0 20 30" svg:d="m10 0-10 30h20z"/>
    <draw:marker draw:name="a255" svg:viewBox="0 0 20 30" svg:d="m10 0-10 30h20z"/>
    <draw:marker draw:name="a174" svg:viewBox="0 0 20 30" svg:d="m10 0-10 30h20z"/>
    <draw:marker draw:name="a100" svg:viewBox="0 0 20 30" svg:d="m10 0-10 30h20z"/>
    <draw:marker draw:name="a17" svg:viewBox="0 0 20 30" svg:d="m10 0-10 30h20z"/>
    <draw:marker draw:name="a19" svg:viewBox="0 0 20 30" svg:d="m10 0-10 30h20z"/>
    <draw:marker draw:name="a230" svg:viewBox="0 0 20 30" svg:d="m10 0-10 30h20z"/>
    <draw:marker draw:name="a104" svg:viewBox="0 0 20 30" svg:d="m10 0-10 30h20z"/>
    <draw:marker draw:name="a232" svg:viewBox="0 0 20 30" svg:d="m10 0-10 30h20z"/>
    <draw:marker draw:name="a67" svg:viewBox="0 0 20 30" svg:d="m10 0-10 30h20z"/>
    <draw:marker draw:name="a234" svg:viewBox="0 0 20 30" svg:d="m10 0-10 30h20z"/>
    <draw:marker draw:name="a109" svg:viewBox="0 0 20 30" svg:d="m10 0-10 30h20z"/>
    <draw:marker draw:name="a154" svg:viewBox="0 0 20 30" svg:d="m10 0-10 30h20z"/>
    <draw:marker draw:name="a156" svg:viewBox="0 0 20 30" svg:d="m10 0-10 30h20z"/>
    <draw:marker draw:name="a40" svg:viewBox="0 0 20 30" svg:d="m10 0-10 30h20z"/>
    <draw:marker draw:name="a158" svg:viewBox="0 0 20 30" svg:d="m10 0-10 30h20z"/>
    <draw:marker draw:name="a42" svg:viewBox="0 0 20 30" svg:d="m10 0-10 30h20z"/>
    <draw:marker draw:name="a212" svg:viewBox="0 0 20 30" svg:d="m10 0-10 30h20z"/>
    <draw:marker draw:name="a46" svg:viewBox="0 0 20 30" svg:d="m10 0-10 30h20z"/>
    <draw:marker draw:name="a90" svg:viewBox="0 0 20 30" svg:d="m10 0-10 30h20z"/>
    <draw:marker draw:name="a130" svg:viewBox="0 0 20 30" svg:d="m10 0-10 30h20z"/>
    <draw:marker draw:name="a48" svg:viewBox="0 0 20 30" svg:d="m10 0-10 30h20z"/>
    <draw:marker draw:name="a132" svg:viewBox="0 0 20 30" svg:d="m10 0-10 30h20z"/>
    <draw:marker draw:name="a92" svg:viewBox="0 0 20 30" svg:d="m10 0-10 30h20z"/>
    <draw:marker draw:name="a217" svg:viewBox="0 0 20 30" svg:d="m10 0-10 30h20z"/>
    <draw:marker draw:name="a260" svg:viewBox="0 0 20 30" svg:d="m10 0-10 30h20z"/>
    <draw:marker draw:name="a263" svg:viewBox="0 0 20 30" svg:d="m10 0-10 30h20z"/>
    <draw:marker draw:name="a21" svg:viewBox="0 0 20 30" svg:d="m10 0-10 30h20z"/>
    <draw:marker draw:name="a180" svg:viewBox="0 0 20 30" svg:d="m10 0-10 30h20z"/>
    <draw:marker draw:name="a97" svg:viewBox="0 0 20 30" svg:d="m10 0-10 30h20z"/>
    <draw:marker draw:name="a138" svg:viewBox="0 0 20 30" svg:d="m10 0-10 30h20z"/>
    <draw:marker draw:name="a266" svg:viewBox="0 0 20 30" svg:d="m10 0-10 30h20z"/>
    <draw:marker draw:name="a24" svg:viewBox="0 0 20 30" svg:d="m10 0-10 30h20z"/>
    <draw:marker draw:name="a183" svg:viewBox="0 0 20 30" svg:d="m10 0-10 30h20z"/>
    <draw:marker draw:name="a70" svg:viewBox="0 0 20 30" svg:d="m10 0-10 30h20z"/>
    <draw:marker draw:name="a27" svg:viewBox="0 0 20 30" svg:d="m10 0-10 30h20z"/>
    <draw:marker draw:name="a187" svg:viewBox="0 0 20 30" svg:d="m10 0-10 30h20z"/>
    <draw:marker draw:name="a113" svg:viewBox="0 0 20 30" svg:d="m10 0-10 30h20z"/>
    <draw:marker draw:name="a240" svg:viewBox="0 0 20 30" svg:d="m10 0-10 30h20z"/>
    <draw:marker draw:name="a74" svg:viewBox="0 0 20 30" svg:d="m10 0-10 30h20z"/>
    <draw:marker draw:name="a115" svg:viewBox="0 0 20 30" svg:d="m10 0-10 30h20z"/>
    <draw:marker draw:name="a76" svg:viewBox="0 0 20 30" svg:d="m10 0-10 30h20z"/>
    <draw:marker draw:name="a243" svg:viewBox="0 0 20 30" svg:d="m10 0-10 30h20z"/>
    <draw:marker draw:name="a247" svg:viewBox="0 0 20 30" svg:d="m10 0-10 30h20z"/>
    <draw:marker draw:name="a249" svg:viewBox="0 0 20 30" svg:d="m10 0-10 30h20z"/>
    <draw:marker draw:name="a50" svg:viewBox="0 0 20 30" svg:d="m10 0-10 30h20z"/>
    <draw:marker draw:name="a167" svg:viewBox="0 0 20 30" svg:d="m10 0-10 30h20z"/>
    <draw:marker draw:name="a52" svg:viewBox="0 0 20 30" svg:d="m10 0-10 30h20z"/>
    <draw:marker draw:name="a220" svg:viewBox="0 0 20 30" svg:d="m10 0-10 30h20z"/>
    <draw:marker draw:name="a54" svg:viewBox="0 0 20 30" svg:d="m10 0-10 30h20z"/>
    <draw:marker draw:name="a222" svg:viewBox="0 0 20 30" svg:d="m10 0-10 30h20z"/>
    <draw:marker draw:name="a56" svg:viewBox="0 0 20 30" svg:d="m10 0-10 30h20z"/>
    <draw:marker draw:name="a224" svg:viewBox="0 0 20 30" svg:d="m10 0-10 30h20z"/>
    <draw:marker draw:name="a58" svg:viewBox="0 0 20 30" svg:d="m10 0-10 30h20z"/>
    <draw:marker draw:name="a226" svg:viewBox="0 0 20 30" svg:d="m10 0-10 30h20z"/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5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skh</meta:initial-creator>
    <dc:creator>Mykola Shaforostov</dc:creator>
    <meta:creation-date>2011-08-31T11:04:00Z</meta:creation-date>
    <dc:date>2011-08-31T11:05:00Z</dc:date>
    <meta:print-date>2007-08-29T14:02:00Z</meta:print-date>
    <meta:template xlink:href="Normal.dotm" xlink:type="simple"/>
    <meta:editing-cycles>3</meta:editing-cycles>
    <meta:editing-duration>PT60S</meta:editing-duration>
    <meta:document-statistic meta:page-count="45" meta:paragraph-count="171" meta:word-count="12799" meta:character-count="85585" meta:row-count="607" meta:non-whitespace-character-count="72957"/>
  </office:meta>
</office:document-meta>
</file>